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style:font-name="Faruma" style:font-name-complex="Faruma" fo:language="en" fo:country="US" style:language-complex="dv" style:country-complex="MV"/>
    </style:style>
    <style:style style:name="T3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0" style:parent-style-name="DefaultParagraphFont" style:family="text">
      <style:text-properties fo:font-size="10pt" style:font-size-asian="10pt" style:font-size-complex="10pt" fo:language="en" fo:country="US" style:language-complex="dv" style:country-complex="MV"/>
    </style:style>
    <style:style style:name="P41" style:parent-style-name="Heading2" style:family="paragraph">
      <style:paragraph-properties style:writing-mode="rl-tb" fo:margin-left="0.3812in" fo:margin-right="0.0833in" fo:text-indent="-0.3937in">
        <style:tab-stops/>
      </style:paragraph-properties>
    </style:style>
    <style:style style:name="T4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43" style:parent-style-name="Standard" style:family="paragraph">
      <style:paragraph-properties fo:text-align="justify" style:writing-mode="rl-tb" fo:margin-left="0in">
        <style:tab-stops/>
      </style:paragraph-properties>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T47" style:parent-style-name="DefaultParagraphFont" style:family="text">
      <style:text-properties style:font-name="Faruma" style:font-name-complex="Faruma" fo:language="en" fo:country="US" style:language-complex="dv" style:country-complex="MV"/>
    </style:style>
    <style:style style:name="T48" style:parent-style-name="DefaultParagraphFont" style:family="text">
      <style:text-properties style:font-name="Faruma" style:font-name-complex="Faruma" fo:language="en" fo:country="US" style:language-complex="dv" style:country-complex="MV"/>
    </style:style>
    <style:style style:name="T49" style:parent-style-name="DefaultParagraphFont" style:family="text">
      <style:text-properties style:font-name="Faruma" style:font-name-complex="Faruma" fo:language="en" fo:country="US" style:language-complex="dv" style:country-complex="MV"/>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T54" style:parent-style-name="DefaultParagraphFont" style:family="text">
      <style:text-properties style:font-name="Faruma" style:font-name-complex="Faruma" fo:language="en" fo:country="US" style:language-complex="dv" style:country-complex="MV"/>
    </style:style>
    <style:style style:name="T55" style:parent-style-name="DefaultParagraphFont" style:family="text">
      <style:text-properties style:font-name="Faruma" style:font-name-complex="Faruma" fo:language="en" fo:country="US" style:language-complex="dv" style:country-complex="MV"/>
    </style:style>
    <style:style style:name="T56" style:parent-style-name="DefaultParagraphFont" style:family="text">
      <style:text-properties style:font-name="Faruma" style:font-name-complex="Faruma" fo:language="en" fo:country="US" style:language-complex="dv" style:country-complex="MV"/>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T60" style:parent-style-name="DefaultParagraphFont" style:family="text">
      <style:text-properties style:font-name="Faruma" style:font-name-complex="Faruma" fo:language="en" fo:country="US" style:language-complex="dv" style:country-complex="MV"/>
    </style:style>
    <style:style style:name="T61" style:parent-style-name="DefaultParagraphFont" style:family="text">
      <style:text-properties style:font-name="Faruma" style:font-name-complex="Faruma" fo:language="en" fo:country="US" style:language-complex="dv" style:country-complex="MV"/>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T66" style:parent-style-name="DefaultParagraphFont" style:family="text">
      <style:text-properties style:font-name="Faruma" style:font-name-complex="Faruma" fo:language="en" fo:country="US" style:language-complex="dv" style:country-complex="MV"/>
    </style:style>
    <style:style style:name="T67" style:parent-style-name="DefaultParagraphFont" style:family="text">
      <style:text-properties style:font-name="Faruma" style:font-name-complex="Faruma" fo:language="en" fo:country="US" style:language-complex="dv" style:country-complex="MV"/>
    </style:style>
    <style:style style:name="P68" style:parent-style-name="Standard" style:family="paragraph">
      <style:paragraph-properties fo:text-align="justify" style:writing-mode="rl-tb" fo:margin-left="0in">
        <style:tab-stops/>
      </style:paragraph-properties>
    </style:style>
    <style:style style:name="P69" style:parent-style-name="Standard" style:family="paragraph">
      <style:paragraph-properties fo:text-align="justify" style:writing-mode="rl-tb" fo:margin-left="0in">
        <style:tab-stops/>
      </style:paragraph-properties>
    </style:style>
    <style:style style:name="T70" style:parent-style-name="DefaultParagraphFont" style:family="text">
      <style:text-properties fo:font-size="10pt" style:font-size-asian="10pt" style:font-size-complex="10pt" fo:language="en" fo:country="US" style:language-complex="ar" style:country-complex="SA"/>
    </style:style>
    <style:style style:name="T71" style:parent-style-name="DefaultParagraphFont" style:family="text">
      <style:text-properties style:font-name="Faruma" style:font-name-complex="Faruma" fo:language="en" fo:country="US" style:language-complex="dv" style:country-complex="MV"/>
    </style:style>
    <style:style style:name="T72" style:parent-style-name="DefaultParagraphFont" style:family="text">
      <style:text-properties style:font-name="Faruma" style:font-name-complex="Faruma" fo:language="en" fo:country="US" style:language-complex="dv" style:country-complex="MV"/>
    </style:style>
    <style:style style:name="T73" style:parent-style-name="DefaultParagraphFont" style:family="text">
      <style:text-properties style:font-name="Faruma" style:font-name-complex="Faruma" fo:language="en" fo:country="US" style:language-complex="dv" style:country-complex="MV"/>
    </style:style>
    <style:style style:name="T74" style:parent-style-name="DefaultParagraphFont" style:family="text">
      <style:text-properties style:font-name="Faruma" style:font-name-complex="Faruma" fo:language="en" fo:country="US" style:language-complex="dv" style:country-complex="MV"/>
    </style:style>
    <style:style style:name="P75" style:parent-style-name="Heading2" style:family="paragraph">
      <style:paragraph-properties style:writing-mode="rl-tb" fo:margin-left="0.3812in" fo:margin-right="0.0833in" fo:text-indent="-0.3937in">
        <style:tab-stops/>
      </style:paragraph-properties>
    </style:style>
    <style:style style:name="T76"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7" style:parent-style-name="Standard" style:family="paragraph">
      <style:paragraph-properties fo:text-align="justify" style:writing-mode="rl-tb" fo:margin-left="0in">
        <style:tab-stops/>
      </style:paragraph-properties>
    </style:style>
    <style:style style:name="T78" style:parent-style-name="DefaultParagraphFont" style:family="text">
      <style:text-properties style:font-name="Faruma" style:font-name-complex="Faruma" fo:language="en" fo:country="US" style:language-complex="dv" style:country-complex="MV"/>
    </style:style>
    <style:style style:name="T79" style:parent-style-name="DefaultParagraphFont" style:family="text">
      <style:text-properties style:font-name="Faruma" style:font-name-complex="Faruma" fo:language="en" fo:country="US" style:language-complex="dv" style:country-complex="MV"/>
    </style:style>
    <style:style style:name="T80" style:parent-style-name="DefaultParagraphFont" style:family="text">
      <style:text-properties style:font-name="Faruma" style:font-name-complex="Faruma" fo:language="en" fo:country="US" style:language-complex="dv" style:country-complex="MV"/>
    </style:style>
    <style:style style:name="T81" style:parent-style-name="DefaultParagraphFont" style:family="text">
      <style:text-properties style:font-name="Faruma" style:font-name-complex="Faruma" fo:language="en" fo:country="US" style:language-complex="dv" style:country-complex="MV"/>
    </style:style>
    <style:style style:name="T82" style:parent-style-name="DefaultParagraphFont" style:family="text">
      <style:text-properties style:font-name="Faruma" style:font-name-complex="Faruma" fo:language="en" fo:country="US" style:language-complex="dv" style:country-complex="MV"/>
    </style:style>
    <style:style style:name="T83" style:parent-style-name="DefaultParagraphFont" style:family="text">
      <style:text-properties style:font-name="Faruma" style:font-name-complex="Faruma" fo:language="en" fo:country="US" style:language-complex="dv" style:country-complex="MV"/>
    </style:style>
    <style:style style:name="T84" style:parent-style-name="DefaultParagraphFont" style:family="text">
      <style:text-properties style:font-name="Faruma" style:font-name-complex="Faruma" fo:language="en" fo:country="US" style:language-complex="dv" style:country-complex="MV"/>
    </style:style>
    <style:style style:name="T85" style:parent-style-name="DefaultParagraphFont" style:family="text">
      <style:text-properties style:font-name="Faruma" style:font-name-complex="Faruma" fo:language="en" fo:country="US" style:language-complex="dv" style:country-complex="MV"/>
    </style:style>
    <style:style style:name="T86" style:parent-style-name="DefaultParagraphFont" style:family="text">
      <style:text-properties style:font-name="Faruma" style:font-name-complex="Faruma" fo:language="en" fo:country="US" style:language-complex="dv" style:country-complex="MV"/>
    </style:style>
    <style:style style:name="T87" style:parent-style-name="DefaultParagraphFont" style:family="text">
      <style:text-properties style:font-name="Faruma" style:font-name-complex="Faruma" fo:language="en" fo:country="US" style:language-complex="dv" style:country-complex="MV"/>
    </style:style>
    <style:style style:name="T88" style:parent-style-name="DefaultParagraphFont" style:family="text">
      <style:text-properties style:font-name="Faruma" style:font-name-complex="Faruma" fo:language="en" fo:country="US" style:language-complex="dv" style:country-complex="MV"/>
    </style:style>
    <style:style style:name="T89" style:parent-style-name="DefaultParagraphFont" style:family="text">
      <style:text-properties style:font-name="Faruma" style:font-name-complex="Faruma" fo:language="en" fo:country="US" style:language-complex="dv" style:country-complex="MV"/>
    </style:style>
    <style:style style:name="T90" style:parent-style-name="DefaultParagraphFont" style:family="text">
      <style:text-properties style:font-name="Faruma" style:font-name-complex="Faruma" fo:language="en" fo:country="US" style:language-complex="dv" style:country-complex="MV"/>
    </style:style>
    <style:style style:name="T91" style:parent-style-name="DefaultParagraphFont" style:family="text">
      <style:text-properties style:font-name="Faruma" style:font-name-complex="Faruma" fo:language="en" fo:country="US" style:language-complex="dv" style:country-complex="MV"/>
    </style:style>
    <style:style style:name="T92" style:parent-style-name="DefaultParagraphFont" style:family="text">
      <style:text-properties style:font-name="Faruma" style:font-name-complex="Faruma" fo:language="en" fo:country="US" style:language-complex="dv" style:country-complex="MV"/>
    </style:style>
    <style:style style:name="T93" style:parent-style-name="DefaultParagraphFont" style:family="text">
      <style:text-properties style:font-name="Faruma" style:font-name-complex="Faruma" fo:language="en" fo:country="US" style:language-complex="dv" style:country-complex="MV"/>
    </style:style>
    <style:style style:name="T94" style:parent-style-name="DefaultParagraphFont" style:family="text">
      <style:text-properties style:font-name="Faruma" style:font-name-complex="Faruma" fo:language="en" fo:country="US" style:language-complex="dv" style:country-complex="MV"/>
    </style:style>
    <style:style style:name="T95" style:parent-style-name="DefaultParagraphFont" style:family="text">
      <style:text-properties style:font-name="Faruma" style:font-name-complex="Faruma" fo:language="en" fo:country="US" style:language-complex="dv" style:country-complex="MV"/>
    </style:style>
    <style:style style:name="T96" style:parent-style-name="DefaultParagraphFont" style:family="text">
      <style:text-properties style:font-name="Faruma" style:font-name-complex="Faruma" fo:language="en" fo:country="US" style:language-complex="dv" style:country-complex="MV"/>
    </style:style>
    <style:style style:name="T97" style:parent-style-name="DefaultParagraphFont" style:family="text">
      <style:text-properties style:font-name="Faruma" style:font-name-complex="Faruma" fo:language="en" fo:country="US" style:language-complex="dv" style:country-complex="MV"/>
    </style:style>
    <style:style style:name="T98" style:parent-style-name="DefaultParagraphFont" style:family="text">
      <style:text-properties style:font-name="Faruma" style:font-name-complex="Faruma" fo:language="en" fo:country="US" style:language-complex="dv" style:country-complex="MV"/>
    </style:style>
    <style:style style:name="T99" style:parent-style-name="DefaultParagraphFont" style:family="text">
      <style:text-properties style:font-name="Faruma" style:font-name-complex="Faruma" fo:language="en" fo:country="US" style:language-complex="dv" style:country-complex="MV"/>
    </style:style>
    <style:style style:name="T100" style:parent-style-name="DefaultParagraphFont" style:family="text">
      <style:text-properties style:font-name="Faruma" style:font-name-complex="Faruma" fo:language="en" fo:country="US" style:language-complex="dv" style:country-complex="MV"/>
    </style:style>
    <style:style style:name="T101" style:parent-style-name="DefaultParagraphFont" style:family="text">
      <style:text-properties style:font-name="Faruma" style:font-name-complex="Faruma" fo:language="en" fo:country="US" style:language-complex="dv" style:country-complex="MV"/>
    </style:style>
    <style:style style:name="P102"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103" style:parent-style-name="Standard" style:family="paragraph">
      <style:paragraph-properties fo:text-align="justify" style:writing-mode="rl-tb" fo:margin-left="0in">
        <style:tab-stops/>
      </style:paragraph-properties>
    </style:style>
    <style:style style:name="T104" style:parent-style-name="DefaultParagraphFont" style:family="text">
      <style:text-properties style:font-name="Faruma" style:font-name-complex="Faruma" fo:language="en" fo:country="US" style:language-complex="dv" style:country-complex="MV"/>
    </style:style>
    <style:style style:name="T105" style:parent-style-name="DefaultParagraphFont" style:family="text">
      <style:text-properties style:font-name="Faruma" style:font-name-complex="Faruma" fo:language="en" fo:country="US" style:language-complex="dv" style:country-complex="MV"/>
    </style:style>
    <style:style style:name="T106" style:parent-style-name="DefaultParagraphFont" style:family="text">
      <style:text-properties style:font-name="Faruma" style:font-name-complex="Faruma" fo:language="en" fo:country="US" style:language-complex="dv" style:country-complex="MV"/>
    </style:style>
    <style:style style:name="T107" style:parent-style-name="DefaultParagraphFont" style:family="text">
      <style:text-properties style:font-name="Faruma" style:font-name-complex="Faruma" fo:language="en" fo:country="US" style:language-complex="dv" style:country-complex="MV"/>
    </style:style>
    <style:style style:name="T108" style:parent-style-name="DefaultParagraphFont" style:family="text">
      <style:text-properties style:font-name="Faruma" style:font-name-complex="Faruma" fo:language="en" fo:country="US" style:language-complex="dv" style:country-complex="MV"/>
    </style:style>
    <style:style style:name="T109" style:parent-style-name="DefaultParagraphFont" style:family="text">
      <style:text-properties style:font-name="Faruma" style:font-name-complex="Faruma" fo:language="en" fo:country="US" style:language-complex="dv" style:country-complex="MV"/>
    </style:style>
    <style:style style:name="T110" style:parent-style-name="DefaultParagraphFont" style:family="text">
      <style:text-properties style:font-name="Faruma" style:font-name-complex="Faruma" fo:language="en" fo:country="US" style:language-complex="dv" style:country-complex="MV"/>
    </style:style>
    <style:style style:name="T111" style:parent-style-name="DefaultParagraphFont" style:family="text">
      <style:text-properties style:font-name="Faruma" style:font-name-complex="Faruma" fo:language="en" fo:country="US" style:language-complex="dv" style:country-complex="MV"/>
    </style:style>
    <style:style style:name="T112" style:parent-style-name="DefaultParagraphFont" style:family="text">
      <style:text-properties style:font-name="Faruma" style:font-name-complex="Faruma" fo:language="en" fo:country="US" style:language-complex="dv" style:country-complex="MV"/>
    </style:style>
    <style:style style:name="T113" style:parent-style-name="DefaultParagraphFont" style:family="text">
      <style:text-properties style:font-name="Faruma" style:font-name-complex="Faruma" fo:language="en" fo:country="US" style:language-complex="dv" style:country-complex="MV"/>
    </style:style>
    <style:style style:name="P114" style:parent-style-name="Standard" style:family="paragraph">
      <style:paragraph-properties fo:text-align="justify" style:writing-mode="rl-tb" fo:margin-left="0in">
        <style:tab-stops/>
      </style:paragraph-properties>
    </style:style>
    <style:style style:name="T115" style:parent-style-name="DefaultParagraphFont" style:family="text">
      <style:text-properties style:font-name="Faruma" style:font-name-complex="Faruma" fo:language="en" fo:country="US" style:language-complex="dv" style:country-complex="MV"/>
    </style:style>
    <style:style style:name="T116" style:parent-style-name="DefaultParagraphFont" style:family="text">
      <style:text-properties style:font-name="Faruma" style:font-name-complex="Faruma" fo:language="en" fo:country="US" style:language-complex="dv" style:country-complex="MV"/>
    </style:style>
    <style:style style:name="T117" style:parent-style-name="DefaultParagraphFont" style:family="text">
      <style:text-properties style:font-name="Faruma" style:font-name-complex="Faruma" fo:language="en" fo:country="US" style:language-complex="dv" style:country-complex="MV"/>
    </style:style>
    <style:style style:name="T118" style:parent-style-name="DefaultParagraphFont" style:family="text">
      <style:text-properties style:font-name="Faruma" style:font-name-complex="Faruma" fo:language="en" fo:country="US" style:language-complex="dv" style:country-complex="MV"/>
    </style:style>
    <style:style style:name="T119" style:parent-style-name="DefaultParagraphFont" style:family="text">
      <style:text-properties style:font-name="Faruma" style:font-name-complex="Faruma" fo:language="en" fo:country="US" style:language-complex="dv" style:country-complex="MV"/>
    </style:style>
    <style:style style:name="T120" style:parent-style-name="DefaultParagraphFont" style:family="text">
      <style:text-properties style:font-name="Faruma" style:font-name-complex="Faruma" fo:language="en" fo:country="US" style:language-complex="dv" style:country-complex="MV"/>
    </style:style>
    <style:style style:name="T121" style:parent-style-name="DefaultParagraphFont" style:family="text">
      <style:text-properties style:font-name="Faruma" style:font-name-complex="Faruma" fo:language="en" fo:country="US" style:language-complex="dv" style:country-complex="MV"/>
    </style:style>
    <style:style style:name="T122" style:parent-style-name="DefaultParagraphFont" style:family="text">
      <style:text-properties style:font-name="Faruma" style:font-name-complex="Faruma" fo:language="en" fo:country="US" style:language-complex="dv" style:country-complex="MV"/>
    </style:style>
    <style:style style:name="T123" style:parent-style-name="DefaultParagraphFont" style:family="text">
      <style:text-properties style:font-name="Faruma" style:font-name-complex="Faruma" fo:language="en" fo:country="US" style:language-complex="dv" style:country-complex="MV"/>
    </style:style>
    <style:style style:name="T124" style:parent-style-name="DefaultParagraphFont" style:family="text">
      <style:text-properties style:font-name="Faruma" style:font-name-complex="Faruma" fo:language="en" fo:country="US" style:language-complex="dv" style:country-complex="MV"/>
    </style:style>
    <style:style style:name="T125" style:parent-style-name="DefaultParagraphFont" style:family="text">
      <style:text-properties style:font-name="Faruma" style:font-name-complex="Faruma" fo:language="en" fo:country="US" style:language-complex="dv" style:country-complex="MV"/>
    </style:style>
    <style:style style:name="T126" style:parent-style-name="DefaultParagraphFont" style:family="text">
      <style:text-properties style:font-name="Faruma" style:font-name-complex="Faruma" fo:language="en" fo:country="US" style:language-complex="dv" style:country-complex="MV"/>
    </style:style>
    <style:style style:name="T127" style:parent-style-name="DefaultParagraphFont" style:family="text">
      <style:text-properties style:font-name="Faruma" style:font-name-complex="Faruma" fo:language="en" fo:country="US" style:language-complex="dv" style:country-complex="MV"/>
    </style:style>
    <style:style style:name="T128" style:parent-style-name="DefaultParagraphFont" style:family="text">
      <style:text-properties style:font-name="Faruma" style:font-name-complex="Faruma" fo:language="en" fo:country="US" style:language-complex="dv" style:country-complex="MV"/>
    </style:style>
    <style:style style:name="T129" style:parent-style-name="DefaultParagraphFont" style:family="text">
      <style:text-properties style:font-name="Faruma" style:font-name-complex="Faruma" fo:language="en" fo:country="US" style:language-complex="dv" style:country-complex="MV"/>
    </style:style>
    <style:style style:name="T130" style:parent-style-name="DefaultParagraphFont" style:family="text">
      <style:text-properties style:font-name="Faruma" style:font-name-complex="Faruma" fo:language="en" fo:country="US" style:language-complex="dv" style:country-complex="MV"/>
    </style:style>
    <style:style style:name="T131" style:parent-style-name="DefaultParagraphFont" style:family="text">
      <style:text-properties style:font-name="Faruma" style:font-name-complex="Faruma" fo:language="en" fo:country="US" style:language-complex="dv" style:country-complex="MV"/>
    </style:style>
    <style:style style:name="T132" style:parent-style-name="DefaultParagraphFont" style:family="text">
      <style:text-properties style:font-name="Faruma" style:font-name-complex="Faruma" fo:language="en" fo:country="US" style:language-complex="dv" style:country-complex="MV"/>
    </style:style>
    <style:style style:name="T133" style:parent-style-name="DefaultParagraphFont" style:family="text">
      <style:text-properties style:font-name="Faruma" style:font-name-complex="Faruma" fo:language="en" fo:country="US" style:language-complex="dv" style:country-complex="MV"/>
    </style:style>
    <style:style style:name="T134" style:parent-style-name="DefaultParagraphFont" style:family="text">
      <style:text-properties style:font-name="Faruma" style:font-name-complex="Faruma" fo:language="en" fo:country="US" style:language-complex="dv" style:country-complex="MV"/>
    </style:style>
    <style:style style:name="P135"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36"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137"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138" style:parent-style-name="Heading2" style:family="paragraph">
      <style:paragraph-properties style:writing-mode="rl-tb" fo:margin-left="0.3812in" fo:margin-right="0.0833in" fo:text-indent="-0.3937in">
        <style:tab-stops/>
      </style:paragraph-properties>
    </style:style>
    <style:style style:name="T139"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40" style:parent-style-name="NormalWeb" style:family="paragraph">
      <style:paragraph-properties fo:text-align="justify" style:writing-mode="rl-tb" fo:margin-top="0in" fo:margin-bottom="0in"/>
    </style:style>
    <style:style style:name="T141" style:parent-style-name="DefaultParagraphFont" style:family="text">
      <style:text-properties style:font-name-complex="A_Reethi" fo:color="#000000" style:language-complex="dv" style:country-complex="MV"/>
    </style:style>
    <style:style style:name="T142" style:parent-style-name="DefaultParagraphFont" style:family="text">
      <style:text-properties fo:color="#000000"/>
    </style:style>
    <style:style style:name="T143" style:parent-style-name="DefaultParagraphFont" style:family="text">
      <style:text-properties style:font-name-complex="A_Reethi" fo:color="#000000" style:language-complex="dv" style:country-complex="MV"/>
    </style:style>
    <style:style style:name="T144" style:parent-style-name="DefaultParagraphFont" style:family="text">
      <style:text-properties style:font-name-complex="A_Reethi" fo:color="#000000" fo:language="en" fo:country="US" style:language-complex="dv" style:country-complex="MV"/>
    </style:style>
    <style:style style:name="T145" style:parent-style-name="DefaultParagraphFont" style:family="text">
      <style:text-properties style:font-name-complex="A_Reethi" fo:color="#000000" style:language-complex="dv" style:country-complex="MV"/>
    </style:style>
    <style:style style:name="T146" style:parent-style-name="DefaultParagraphFont" style:family="text">
      <style:text-properties style:font-name-complex="A_Reethi" fo:color="#000000" fo:language="en" fo:country="US" style:language-complex="dv" style:country-complex="MV"/>
    </style:style>
    <style:style style:name="T147" style:parent-style-name="DefaultParagraphFont" style:family="text">
      <style:text-properties style:font-name-complex="A_Reethi" fo:color="#000000" style:language-complex="dv" style:country-complex="MV"/>
    </style:style>
    <style:style style:name="P148" style:parent-style-name="Normal" style:family="paragraph">
      <style:paragraph-properties fo:widows="2" fo:orphans="2" fo:text-align="justify" style:writing-mode="rl-tb" style:vertical-align="auto"/>
      <style:text-properties fo:hyphenate="true"/>
    </style:style>
    <style:style style:name="T14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50"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5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52" style:parent-style-name="Normal" style:family="paragraph">
      <style:paragraph-properties fo:widows="2" fo:orphans="2" fo:text-align="justify" style:writing-mode="rl-tb" style:vertical-align="auto"/>
      <style:text-properties fo:hyphenate="true"/>
    </style:style>
    <style:style style:name="T15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5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5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5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57" style:parent-style-name="DefaultParagraphFont" style:family="text">
      <style:text-properties style:font-name="Cambria" style:font-name-asian="Times New Roman" style:font-name-complex="Cambria" fo:color="#000000" style:letter-kerning="false" fo:language="en" fo:country="MV" style:language-complex="ar" style:country-complex="SA"/>
    </style:style>
    <style:style style:name="T158" style:parent-style-name="DefaultParagraphFont" style:family="text">
      <style:text-properties style:font-name-asian="Times New Roman" style:font-name-complex="A_Reethi" fo:color="#000000" style:letter-kerning="false" fo:language="en" fo:country="MV" style:language-complex="ar" style:country-complex="SA"/>
    </style:style>
    <style:style style:name="T15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60"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61" style:parent-style-name="Normal" style:family="paragraph">
      <style:paragraph-properties fo:widows="2" fo:orphans="2" fo:text-align="justify" style:writing-mode="rl-tb" style:vertical-align="auto"/>
      <style:text-properties fo:hyphenate="true"/>
    </style:style>
    <style:style style:name="T16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63" style:parent-style-name="DefaultParagraphFont" style:family="text">
      <style:text-properties style:font-name="Cambria" style:font-name-asian="Times New Roman" style:font-name-complex="Cambria" fo:color="#000000" style:letter-kerning="false" fo:language="en" fo:country="MV" style:language-complex="ar" style:country-complex="SA"/>
    </style:style>
    <style:style style:name="T164" style:parent-style-name="DefaultParagraphFont" style:family="text">
      <style:text-properties style:font-name-asian="Times New Roman" style:font-name-complex="A_Reethi" fo:color="#000000" style:letter-kerning="false" fo:language="en" fo:country="MV" style:language-complex="ar" style:country-complex="SA"/>
    </style:style>
    <style:style style:name="T16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66" style:parent-style-name="DefaultParagraphFont" style:family="text">
      <style:text-properties style:font-name="Cambria" style:font-name-asian="Times New Roman" style:font-name-complex="Cambria" fo:color="#000000" style:letter-kerning="false" fo:language="en" fo:country="MV" style:language-complex="ar" style:country-complex="SA"/>
    </style:style>
    <style:style style:name="T167" style:parent-style-name="DefaultParagraphFont" style:family="text">
      <style:text-properties style:font-name-asian="Times New Roman" style:font-name-complex="A_Reethi" fo:color="#000000" style:letter-kerning="false" fo:language="en" fo:country="MV" style:language-complex="ar" style:country-complex="SA"/>
    </style:style>
    <style:style style:name="T16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6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70" style:parent-style-name="Normal" style:family="paragraph">
      <style:paragraph-properties fo:widows="2" fo:orphans="2" fo:text-align="justify" style:vertical-align="auto"/>
      <style:text-properties style:font-name-asian="Times New Roman" style:font-name-complex="A_Reethi" fo:color="#000000" style:letter-kerning="false" fo:language="en" fo:country="US" style:language-complex="dv" style:country-complex="MV" fo:hyphenate="true"/>
    </style:style>
    <style:style style:name="P171"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72"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73" style:parent-style-name="Normal" style:family="paragraph">
      <style:paragraph-properties fo:widows="2" fo:orphans="2" fo:text-align="justify" style:writing-mode="rl-tb" style:vertical-align="auto"/>
      <style:text-properties style:font-name="MV Boli" style:font-name-asian="Times New Roman" style:font-name-complex="MV Boli" style:letter-kerning="false" fo:language="en" fo:country="MV" style:language-complex="ar" style:country-complex="SA" fo:hyphenate="true"/>
    </style:style>
    <style:style style:name="P174" style:parent-style-name="Normal" style:family="paragraph">
      <style:paragraph-properties fo:widows="2" fo:orphans="2" style:vertical-align="auto"/>
      <style:text-properties style:font-name-asian="Times New Roman" style:font-name-complex="Times New Roman" style:letter-kerning="false" fo:language="en" fo:country="MV" style:language-complex="ar" style:country-complex="SA" fo:hyphenate="true"/>
    </style:style>
    <style:style style:name="P175" style:parent-style-name="Standard" style:family="paragraph">
      <style:paragraph-properties fo:text-align="justify" fo:margin-left="0in">
        <style:tab-stops/>
      </style:paragraph-properties>
      <style:text-properties style:font-name="Faruma" style:font-name-complex="Faruma" fo:font-size="12pt" style:font-size-asian="12pt" fo:language="en" fo:country="US" style:language-complex="dv" style:country-complex="MV"/>
    </style:style>
    <style:style style:name="P176" style:parent-style-name="Standard" style:family="paragraph">
      <style:paragraph-properties fo:text-align="justify" style:writing-mode="rl-tb" fo:margin-left="0in">
        <style:tab-stops/>
      </style:paragraph-properties>
    </style:style>
    <style:style style:name="T177" style:parent-style-name="DefaultParagraphFont" style:family="text">
      <style:text-properties style:font-name="Faruma" style:font-name-complex="Faruma" fo:language="en" fo:country="US" style:language-complex="dv" style:country-complex="MV"/>
    </style:style>
    <style:style style:name="P178"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79"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80" style:parent-style-name="Standard" style:family="paragraph">
      <style:paragraph-properties fo:text-align="justify" fo:margin-left="0in" fo:text-indent="0.2173in">
        <style:tab-stops/>
      </style:paragraph-properties>
    </style:style>
    <style:style style:name="T181" style:parent-style-name="DefaultParagraphFont" style:family="text">
      <style:text-properties fo:font-size="10pt" style:font-size-asian="10pt" style:font-size-complex="10pt" fo:language="en" fo:country="US"/>
    </style:style>
    <style:style style:name="P18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83" style:parent-style-name="Standard" style:family="paragraph">
      <style:paragraph-properties fo:text-align="justify" fo:margin-left="0in">
        <style:tab-stops/>
      </style:paragraph-properties>
    </style:style>
    <style:style style:name="T184" style:parent-style-name="DefaultParagraphFont" style:family="text">
      <style:text-properties fo:font-size="10pt" style:font-size-asian="10pt" style:font-size-complex="10pt" fo:language="en" fo:country="US"/>
    </style:style>
    <style:style style:name="T185" style:parent-style-name="DefaultParagraphFont" style:family="text">
      <style:text-properties fo:font-style="italic" style:font-style-asian="italic" style:font-style-complex="italic" fo:font-size="10pt" style:font-size-asian="10pt" style:font-size-complex="10pt" fo:language="en" fo:country="US"/>
    </style:style>
    <style:style style:name="T186" style:parent-style-name="DefaultParagraphFont" style:family="text">
      <style:text-properties fo:font-size="10pt" style:font-size-asian="10pt" style:font-size-complex="10pt" fo:language="en" fo:country="US"/>
    </style:style>
    <style:style style:name="T187" style:parent-style-name="DefaultParagraphFont" style:family="text">
      <style:text-properties fo:font-style="italic" style:font-style-asian="italic" style:font-style-complex="italic" fo:font-size="10pt" style:font-size-asian="10pt" style:font-size-complex="10pt" fo:language="en" fo:country="US"/>
    </style:style>
    <style:style style:name="T188" style:parent-style-name="DefaultParagraphFont" style:family="text">
      <style:text-properties fo:font-size="10pt" style:font-size-asian="10pt" style:font-size-complex="10pt" fo:language="en" fo:country="US"/>
    </style:style>
    <style:style style:name="T189" style:parent-style-name="DefaultParagraphFont" style:family="text">
      <style:text-properties fo:font-style="italic" style:font-style-asian="italic" style:font-style-complex="italic" fo:font-size="10pt" style:font-size-asian="10pt" style:font-size-complex="10pt" fo:language="en" fo:country="US"/>
    </style:style>
    <style:style style:name="T190" style:parent-style-name="DefaultParagraphFont" style:family="text">
      <style:text-properties fo:font-size="10pt" style:font-size-asian="10pt" style:font-size-complex="10pt" fo:language="en" fo:country="US"/>
    </style:style>
    <style:style style:name="T191" style:parent-style-name="DefaultParagraphFont" style:family="text">
      <style:text-properties fo:font-style="italic" style:font-style-asian="italic" style:font-style-complex="italic" fo:font-size="10pt" style:font-size-asian="10pt" style:font-size-complex="10pt" fo:language="en" fo:country="US"/>
    </style:style>
    <style:style style:name="T192" style:parent-style-name="DefaultParagraphFont" style:family="text">
      <style:text-properties fo:font-size="10pt" style:font-size-asian="10pt" style:font-size-complex="10pt" fo:language="en" fo:country="US"/>
    </style:style>
    <style:style style:name="T193" style:parent-style-name="DefaultParagraphFont" style:family="text">
      <style:text-properties fo:font-style="italic" style:font-style-asian="italic" style:font-style-complex="italic" fo:font-size="10pt" style:font-size-asian="10pt" style:font-size-complex="10pt" fo:language="en" fo:country="US"/>
    </style:style>
    <style:style style:name="T194" style:parent-style-name="DefaultParagraphFont" style:family="text">
      <style:text-properties fo:font-size="10pt" style:font-size-asian="10pt" style:font-size-complex="10pt" fo:language="en" fo:country="US"/>
    </style:style>
    <style:style style:name="T195" style:parent-style-name="DefaultParagraphFont" style:family="text">
      <style:text-properties fo:font-style="italic" style:font-style-asian="italic" style:font-style-complex="italic" fo:font-size="10pt" style:font-size-asian="10pt" style:font-size-complex="10pt" fo:language="en" fo:country="US"/>
    </style:style>
    <style:style style:name="T196" style:parent-style-name="DefaultParagraphFont" style:family="text">
      <style:text-properties fo:font-size="10pt" style:font-size-asian="10pt" style:font-size-complex="10pt" fo:language="en" fo:country="US"/>
    </style:style>
    <style:style style:name="T197" style:parent-style-name="DefaultParagraphFont" style:family="text">
      <style:text-properties fo:font-style="italic" style:font-style-asian="italic" style:font-style-complex="italic" fo:font-size="10pt" style:font-size-asian="10pt" style:font-size-complex="10pt" fo:language="en" fo:country="US"/>
    </style:style>
    <style:style style:name="T198" style:parent-style-name="DefaultParagraphFont" style:family="text">
      <style:text-properties fo:font-size="10pt" style:font-size-asian="10pt" style:font-size-complex="10pt" fo:language="en" fo:country="US"/>
    </style:style>
    <style:style style:name="T199" style:parent-style-name="DefaultParagraphFont" style:family="text">
      <style:text-properties fo:font-size="10pt" style:font-size-asian="10pt" style:font-size-complex="10pt" fo:language="en" fo:country="US"/>
    </style:style>
    <style:style style:name="T200" style:parent-style-name="DefaultParagraphFont" style:family="text">
      <style:text-properties fo:font-style="italic" style:font-style-asian="italic" style:font-style-complex="italic" fo:font-size="10pt" style:font-size-asian="10pt" style:font-size-complex="10pt" fo:language="en" fo:country="US"/>
    </style:style>
    <style:style style:name="T201" style:parent-style-name="DefaultParagraphFont" style:family="text">
      <style:text-properties fo:font-size="10pt" style:font-size-asian="10pt" style:font-size-complex="10pt" fo:language="en" fo:country="US"/>
    </style:style>
    <style:style style:name="T202" style:parent-style-name="DefaultParagraphFont" style:family="text">
      <style:text-properties fo:font-style="italic" style:font-style-asian="italic"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T204" style:parent-style-name="DefaultParagraphFont" style:family="text">
      <style:text-properties fo:font-style="italic" style:font-style-asian="italic" style:font-style-complex="italic" fo:font-size="10pt" style:font-size-asian="10pt" style:font-size-complex="10pt" fo:language="en" fo:country="US"/>
    </style:style>
    <style:style style:name="T205" style:parent-style-name="DefaultParagraphFont" style:family="text">
      <style:text-properties fo:font-size="10pt" style:font-size-asian="10pt" style:font-size-complex="10pt" fo:language="en" fo:country="US"/>
    </style:style>
    <style:style style:name="T206" style:parent-style-name="DefaultParagraphFont" style:family="text">
      <style:text-properties fo:font-style="italic" style:font-style-asian="italic" style:font-style-complex="italic" fo:font-size="10pt" style:font-size-asian="10pt" style:font-size-complex="10pt" fo:language="en" fo:country="US"/>
    </style:style>
    <style:style style:name="T207" style:parent-style-name="DefaultParagraphFont" style:family="text">
      <style:text-properties fo:font-size="10pt" style:font-size-asian="10pt" style:font-size-complex="10pt" fo:language="en" fo:country="US"/>
    </style:style>
    <style:style style:name="T208" style:parent-style-name="DefaultParagraphFont" style:family="text">
      <style:text-properties fo:font-style="italic" style:font-style-asian="italic" fo:font-size="10pt" style:font-size-asian="10pt" style:font-size-complex="10pt" fo:language="en" fo:country="US"/>
    </style:style>
    <style:style style:name="T209" style:parent-style-name="DefaultParagraphFont" style:family="text">
      <style:text-properties fo:font-size="10pt" style:font-size-asian="10pt" style:font-size-complex="10pt" fo:language="en" fo:country="US"/>
    </style:style>
    <style:style style:name="T210" style:parent-style-name="DefaultParagraphFont" style:family="text">
      <style:text-properties fo:font-style="italic" style:font-style-asian="italic" style:font-style-complex="italic"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tyle="italic" style:font-style-asian="italic" style:font-style-complex="italic" fo:font-size="10pt" style:font-size-asian="10pt" style:font-size-complex="10pt" fo:language="en" fo:country="US"/>
    </style:style>
    <style:style style:name="T213" style:parent-style-name="DefaultParagraphFont" style:family="text">
      <style:text-properties fo:font-style="italic" style:font-style-asian="italic" style:font-style-complex="italic" fo:font-size="10pt" style:font-size-asian="10pt" style:font-size-complex="10pt" fo:language="en" fo:country="US"/>
    </style:style>
    <style:style style:name="T214" style:parent-style-name="DefaultParagraphFont" style:family="text">
      <style:text-properties fo:font-size="10pt" style:font-size-asian="10pt" style:font-size-complex="10pt" fo:language="en" fo:country="US"/>
    </style:style>
    <style:style style:name="P21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1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7"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8"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20" style:parent-style-name="Heading2" style:family="paragraph">
      <style:paragraph-properties fo:text-align="justify" fo:margin-left="0in">
        <style:tab-stops/>
      </style:paragraph-properties>
    </style:style>
    <style:style style:name="T221"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222" style:parent-style-name="Standard" style:family="paragraph">
      <style:paragraph-properties fo:text-align="justify" fo:margin-left="0in">
        <style:tab-stops/>
      </style:paragraph-properties>
    </style:style>
    <style:style style:name="T223" style:parent-style-name="DefaultParagraphFont" style:family="text">
      <style:text-properties fo:font-size="10pt" style:font-size-asian="10pt" style:font-size-complex="10pt" fo:language="en" fo:country="US"/>
    </style:style>
    <style:style style:name="T224" style:parent-style-name="DefaultParagraphFont" style:family="text">
      <style:text-properties fo:font-style="italic" style:font-style-asian="italic" style:font-style-complex="italic" fo:font-size="10pt" style:font-size-asian="10pt" style:font-size-complex="10pt" fo:language="en" fo:country="US"/>
    </style:style>
    <style:style style:name="T225" style:parent-style-name="DefaultParagraphFont" style:family="text">
      <style:text-properties fo:font-size="10pt" style:font-size-asian="10pt" style:font-size-complex="10pt" fo:language="en" fo:country="US"/>
    </style:style>
    <style:style style:name="T226" style:parent-style-name="DefaultParagraphFont" style:family="text">
      <style:text-properties fo:font-style="italic" style:font-style-asian="italic" style:font-style-complex="italic" fo:font-size="10pt" style:font-size-asian="10pt" style:font-size-complex="10pt" fo:language="en" fo:country="US"/>
    </style:style>
    <style:style style:name="T227" style:parent-style-name="DefaultParagraphFont" style:family="text">
      <style:text-properties fo:font-size="10pt" style:font-size-asian="10pt" style:font-size-complex="10pt" fo:language="en" fo:country="US"/>
    </style:style>
    <style:style style:name="T228" style:parent-style-name="DefaultParagraphFont" style:family="text">
      <style:text-properties fo:font-style="italic" style:font-style-asian="italic" style:font-style-complex="italic" fo:font-size="10pt" style:font-size-asian="10pt" style:font-size-complex="10pt" fo:language="en" fo:country="US"/>
    </style:style>
    <style:style style:name="T229" style:parent-style-name="DefaultParagraphFont" style:family="text">
      <style:text-properties fo:font-size="10pt" style:font-size-asian="10pt" style:font-size-complex="10pt" fo:language="en" fo:country="US"/>
    </style:style>
    <style:style style:name="T230" style:parent-style-name="DefaultParagraphFont" style:family="text">
      <style:text-properties fo:font-style="italic" style:font-style-asian="italic" style:font-style-complex="italic" fo:font-size="10pt" style:font-size-asian="10pt" style:font-size-complex="10pt" fo:language="en" fo:country="US"/>
    </style:style>
    <style:style style:name="T231" style:parent-style-name="DefaultParagraphFont" style:family="text">
      <style:text-properties fo:font-size="10pt" style:font-size-asian="10pt" style:font-size-complex="10pt" fo:language="en" fo:country="US"/>
    </style:style>
    <style:style style:name="T232" style:parent-style-name="DefaultParagraphFont" style:family="text">
      <style:text-properties fo:font-style="italic" style:font-style-asian="italic" style:font-style-complex="italic" fo:font-size="10pt" style:font-size-asian="10pt" style:font-size-complex="10pt" fo:language="en" fo:country="US"/>
    </style:style>
    <style:style style:name="T233" style:parent-style-name="DefaultParagraphFont" style:family="text">
      <style:text-properties fo:font-size="10pt" style:font-size-asian="10pt" style:font-size-complex="10pt" fo:language="en" fo:country="US"/>
    </style:style>
    <style:style style:name="T234" style:parent-style-name="DefaultParagraphFont" style:family="text">
      <style:text-properties fo:font-size="10pt" style:font-size-asian="10pt" style:font-size-complex="10pt" fo:language="en" fo:country="US"/>
    </style:style>
    <style:style style:name="T235" style:parent-style-name="DefaultParagraphFont" style:family="text">
      <style:text-properties fo:font-style="italic" style:font-style-asian="italic" style:font-style-complex="italic" fo:font-size="10pt" style:font-size-asian="10pt" style:font-size-complex="10pt" fo:language="en" fo:country="US"/>
    </style:style>
    <style:style style:name="T236" style:parent-style-name="DefaultParagraphFont" style:family="text">
      <style:text-properties fo:font-size="10pt" style:font-size-asian="10pt" style:font-size-complex="10pt" fo:language="en" fo:country="US"/>
    </style:style>
    <style:style style:name="T237" style:parent-style-name="DefaultParagraphFont" style:family="text">
      <style:text-properties fo:font-style="italic" style:font-style-asian="italic" style:font-style-complex="italic" fo:font-size="10pt" style:font-size-asian="10pt" style:font-size-complex="10pt" fo:language="en" fo:country="US"/>
    </style:style>
    <style:style style:name="T238" style:parent-style-name="DefaultParagraphFont" style:family="text">
      <style:text-properties fo:font-size="10pt" style:font-size-asian="10pt" style:font-size-complex="10pt" fo:language="en" fo:country="US"/>
    </style:style>
    <style:style style:name="T239" style:parent-style-name="DefaultParagraphFont" style:family="text">
      <style:text-properties fo:font-style="italic" style:font-style-asian="italic" style:font-style-complex="italic" fo:font-size="10pt" style:font-size-asian="10pt" style:font-size-complex="10pt" fo:language="en" fo:country="US"/>
    </style:style>
    <style:style style:name="T240" style:parent-style-name="DefaultParagraphFont" style:family="text">
      <style:text-properties fo:font-size="10pt" style:font-size-asian="10pt" style:font-size-complex="10pt" fo:language="en" fo:country="US"/>
    </style:style>
    <style:style style:name="T241" style:parent-style-name="DefaultParagraphFont" style:family="text">
      <style:text-properties fo:font-size="10pt" style:font-size-asian="10pt" style:font-size-complex="10pt" fo:language="en" fo:country="US"/>
    </style:style>
    <style:style style:name="T242" style:parent-style-name="DefaultParagraphFont" style:family="text">
      <style:text-properties fo:font-style="italic" style:font-style-asian="italic" fo:font-size="10pt" style:font-size-asian="10pt" style:font-size-complex="10pt" fo:language="en" fo:country="US"/>
    </style:style>
    <style:style style:name="T243" style:parent-style-name="DefaultParagraphFont" style:family="text">
      <style:text-properties fo:font-size="10pt" style:font-size-asian="10pt" style:font-size-complex="10pt" fo:language="en" fo:country="US"/>
    </style:style>
    <style:style style:name="P244" style:parent-style-name="Standard" style:family="paragraph">
      <style:paragraph-properties fo:text-align="justify" fo:margin-left="0in" fo:text-indent="0.1965in">
        <style:tab-stops/>
      </style:paragraph-properties>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fo:font-style="italic" style:font-style-asian="italic" style:font-style-complex="italic" fo:font-size="10pt" style:font-size-asian="10pt" style:font-size-complex="10pt" fo:language="en" fo:country="US"/>
    </style:style>
    <style:style style:name="T247" style:parent-style-name="DefaultParagraphFont" style:family="text">
      <style:text-properties fo:font-size="10pt" style:font-size-asian="10pt" style:font-size-complex="10pt" fo:language="en" fo:country="US"/>
    </style:style>
    <style:style style:name="T248" style:parent-style-name="DefaultParagraphFont" style:family="text">
      <style:text-properties fo:font-style="italic" style:font-style-asian="italic" style:font-style-complex="italic" fo:font-size="10pt" style:font-size-asian="10pt" style:font-size-complex="10pt" fo:language="en" fo:country="US"/>
    </style:style>
    <style:style style:name="T249" style:parent-style-name="DefaultParagraphFont" style:family="text">
      <style:text-properties fo:font-size="10pt" style:font-size-asian="10pt" style:font-size-complex="10pt" fo:language="en" fo:country="US"/>
    </style:style>
    <style:style style:name="T250" style:parent-style-name="DefaultParagraphFont" style:family="text">
      <style:text-properties fo:font-style="italic" style:font-style-asian="italic" style:font-style-complex="italic" fo:font-size="10pt" style:font-size-asian="10pt" style:font-size-complex="10pt" fo:language="en" fo:country="US"/>
    </style:style>
    <style:style style:name="T251" style:parent-style-name="DefaultParagraphFont" style:family="text">
      <style:text-properties fo:font-size="10pt" style:font-size-asian="10pt" style:font-size-complex="10pt" fo:language="en" fo:country="US"/>
    </style:style>
    <style:style style:name="T252" style:parent-style-name="DefaultParagraphFont" style:family="text">
      <style:text-properties fo:font-style="italic" style:font-style-asian="italic" style:font-style-complex="italic" fo:font-size="10pt" style:font-size-asian="10pt" style:font-size-complex="10pt" fo:language="en" fo:country="US"/>
    </style:style>
    <style:style style:name="T253" style:parent-style-name="DefaultParagraphFont" style:family="text">
      <style:text-properties fo:font-size="10pt" style:font-size-asian="10pt" style:font-size-complex="10pt" fo:language="en" fo:country="US"/>
    </style:style>
    <style:style style:name="T254" style:parent-style-name="DefaultParagraphFont" style:family="text">
      <style:text-properties fo:font-size="10pt" style:font-size-asian="10pt" style:font-size-complex="10pt" fo:language="en" fo:country="US"/>
    </style:style>
    <style:style style:name="T255" style:parent-style-name="DefaultParagraphFont" style:family="text">
      <style:text-properties fo:font-style="italic" style:font-style-asian="italic" style:font-style-complex="italic" fo:font-size="10pt" style:font-size-asian="10pt" style:font-size-complex="10pt" fo:language="en" fo:country="US"/>
    </style:style>
    <style:style style:name="T256" style:parent-style-name="DefaultParagraphFont" style:family="text">
      <style:text-properties fo:font-size="10pt" style:font-size-asian="10pt" style:font-size-complex="10pt" fo:language="en" fo:country="US"/>
    </style:style>
    <style:style style:name="T257" style:parent-style-name="DefaultParagraphFont" style:family="text">
      <style:text-properties fo:font-size="10pt" style:font-size-asian="10pt" style:font-size-complex="10pt" fo:language="en" fo:country="US"/>
    </style:style>
    <style:style style:name="P258" style:parent-style-name="Standard" style:family="paragraph">
      <style:paragraph-properties fo:text-align="justify" fo:margin-left="0in" fo:text-indent="0.1576in">
        <style:tab-stops/>
      </style:paragraph-properties>
      <style:text-properties fo:font-size="10pt" style:font-size-asian="10pt" style:font-size-complex="10pt" fo:language="en" fo:country="US"/>
    </style:style>
    <style:style style:name="P25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6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1" style:parent-style-name="Standard" style:family="paragraph">
      <style:paragraph-properties fo:text-align="justify" fo:margin-left="0in">
        <style:tab-stops/>
      </style:paragraph-properties>
    </style:style>
    <style:style style:name="T262" style:parent-style-name="DefaultParagraphFont" style:family="text">
      <style:text-properties fo:font-style="italic" style:font-style-asian="italic" style:font-style-complex="italic" fo:font-size="10pt" style:font-size-asian="10pt" style:font-size-complex="10pt" fo:language="en" fo:country="US"/>
    </style:style>
    <style:style style:name="T263" style:parent-style-name="DefaultParagraphFont" style:family="text">
      <style:text-properties fo:font-size="10pt" style:font-size-asian="10pt" style:font-size-complex="10pt" fo:language="en" fo:country="US"/>
    </style:style>
    <style:style style:name="T264" style:parent-style-name="DefaultParagraphFont" style:family="text">
      <style:text-properties fo:font-style="italic" style:font-style-asian="italic" style:font-style-complex="italic" fo:font-size="10pt" style:font-size-asian="10pt" style:font-size-complex="10pt" fo:language="en" fo:country="US"/>
    </style:style>
    <style:style style:name="T265" style:parent-style-name="DefaultParagraphFont" style:family="text">
      <style:text-properties fo:font-style="italic" style:font-style-asian="italic" style:font-style-complex="italic" fo:font-size="10pt" style:font-size-asian="10pt" style:font-size-complex="10pt" fo:language="en" fo:country="US"/>
    </style:style>
    <style:style style:name="T266" style:parent-style-name="DefaultParagraphFont" style:family="text">
      <style:text-properties fo:font-size="10pt" style:font-size-asian="10pt" style:font-size-complex="10pt" fo:language="en" fo:country="US"/>
    </style:style>
    <style:style style:name="T267" style:parent-style-name="DefaultParagraphFont" style:family="text">
      <style:text-properties fo:font-style="italic" style:font-style-asian="italic" style:font-style-complex="italic" fo:font-size="10pt" style:font-size-asian="10pt" style:font-size-complex="10pt" fo:language="en" fo:country="US"/>
    </style:style>
    <style:style style:name="T268" style:parent-style-name="DefaultParagraphFont" style:family="text">
      <style:text-properties fo:font-size="10pt" style:font-size-asian="10pt" style:font-size-complex="10pt" fo:language="en" fo:country="US"/>
    </style:style>
    <style:style style:name="T269" style:parent-style-name="DefaultParagraphFont" style:family="text">
      <style:text-properties fo:font-style="italic" style:font-style-asian="italic" style:font-style-complex="italic" fo:font-size="10pt" style:font-size-asian="10pt" style:font-size-complex="10pt" fo:language="en" fo:country="US"/>
    </style:style>
    <style:style style:name="T270" style:parent-style-name="DefaultParagraphFont" style:family="text">
      <style:text-properties fo:font-size="10pt" style:font-size-asian="10pt" style:font-size-complex="10pt" fo:language="en" fo:country="US"/>
    </style:style>
    <style:style style:name="T271" style:parent-style-name="DefaultParagraphFont" style:family="text">
      <style:text-properties fo:font-style="italic" style:font-style-asian="italic" style:font-style-complex="italic" fo:font-size="10pt" style:font-size-asian="10pt" style:font-size-complex="10pt" fo:language="en" fo:country="US"/>
    </style:style>
    <style:style style:name="T272" style:parent-style-name="DefaultParagraphFont" style:family="text">
      <style:text-properties fo:font-size="10pt" style:font-size-asian="10pt" style:font-size-complex="10pt" fo:language="en" fo:country="US"/>
    </style:style>
    <style:style style:name="T273" style:parent-style-name="DefaultParagraphFont" style:family="text">
      <style:text-properties fo:font-size="10pt" style:font-size-asian="10pt" style:font-size-complex="10pt" fo:language="en" fo:country="US"/>
    </style:style>
    <style:style style:name="T274" style:parent-style-name="DefaultParagraphFont" style:family="text">
      <style:text-properties fo:font-style="italic" style:font-style-asian="italic" style:font-style-complex="italic" fo:font-size="10pt" style:font-size-asian="10pt" style:font-size-complex="10pt" fo:language="en" fo:country="US"/>
    </style:style>
    <style:style style:name="T275" style:parent-style-name="DefaultParagraphFont" style:family="text">
      <style:text-properties fo:font-size="10pt" style:font-size-asian="10pt" style:font-size-complex="10pt" fo:language="en" fo:country="US"/>
    </style:style>
    <style:style style:name="T276" style:parent-style-name="DefaultParagraphFont" style:family="text">
      <style:text-properties fo:font-size="10pt" style:font-size-asian="10pt" style:font-size-complex="10pt" fo:language="en" fo:country="US"/>
    </style:style>
    <style:style style:name="T277" style:parent-style-name="DefaultParagraphFont" style:family="text">
      <style:text-properties fo:font-size="10pt" style:font-size-asian="10pt" style:font-size-complex="10pt" fo:language="en" fo:country="US"/>
    </style:style>
    <style:style style:name="P278" style:parent-style-name="Standard" style:family="paragraph">
      <style:paragraph-properties fo:text-align="justify" fo:margin-left="0in" fo:text-indent="0.1965in">
        <style:tab-stops/>
      </style:paragraph-properties>
    </style:style>
    <style:style style:name="T279" style:parent-style-name="DefaultParagraphFont" style:family="text">
      <style:text-properties fo:font-size="10pt" style:font-size-asian="10pt" style:font-size-complex="10pt" fo:language="en" fo:country="US"/>
    </style:style>
    <style:style style:name="T280" style:parent-style-name="DefaultParagraphFont" style:family="text">
      <style:text-properties fo:font-style="italic" style:font-style-asian="italic" style:font-style-complex="italic" fo:font-size="10pt" style:font-size-asian="10pt" style:font-size-complex="10pt" fo:language="en" fo:country="US"/>
    </style:style>
    <style:style style:name="T281" style:parent-style-name="DefaultParagraphFont" style:family="text">
      <style:text-properties fo:font-size="10pt" style:font-size-asian="10pt" style:font-size-complex="10pt" fo:language="en" fo:country="US"/>
    </style:style>
    <style:style style:name="T282" style:parent-style-name="DefaultParagraphFont" style:family="text">
      <style:text-properties fo:font-size="10pt" style:font-size-asian="10pt" style:font-size-complex="10pt" fo:language="en" fo:country="US"/>
    </style:style>
    <style:style style:name="P28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8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6"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87"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88" style:parent-style-name="Standard" style:family="paragraph">
      <style:paragraph-properties fo:text-align="justify" fo:margin-left="0.3937in">
        <style:tab-stops/>
      </style:paragraph-properties>
    </style:style>
    <style:style style:name="T289" style:parent-style-name="DefaultParagraphFont" style:family="text">
      <style:text-properties fo:font-size="10pt" style:font-size-asian="10pt" style:font-size-complex="10pt" fo:language="en" fo:country="US"/>
    </style:style>
    <style:style style:name="T290" style:parent-style-name="DefaultParagraphFont" style:family="text">
      <style:text-properties fo:font-style="italic" style:font-style-asian="italic" style:font-style-complex="italic" fo:font-size="10pt" style:font-size-asian="10pt" style:font-size-complex="10pt" fo:language="en" fo:country="US"/>
    </style:style>
    <style:style style:name="T291" style:parent-style-name="DefaultParagraphFont" style:family="text">
      <style:text-properties fo:font-size="10pt" style:font-size-asian="10pt" style:font-size-complex="10pt" fo:language="en" fo:country="US"/>
    </style:style>
    <style:style style:name="P292" style:parent-style-name="Standard" style:family="paragraph">
      <style:paragraph-properties fo:text-align="justify" fo:margin-left="0.3937in">
        <style:tab-stops/>
      </style:paragraph-properties>
    </style:style>
    <style:style style:name="T293" style:parent-style-name="DefaultParagraphFont" style:family="text">
      <style:text-properties fo:font-size="10pt" style:font-size-asian="10pt" style:font-size-complex="10pt" fo:language="en" fo:country="US"/>
    </style:style>
    <style:style style:name="T294" style:parent-style-name="DefaultParagraphFont" style:family="text">
      <style:text-properties fo:font-style="italic" style:font-style-asian="italic" style:font-style-complex="italic" fo:font-size="10pt" style:font-size-asian="10pt" style:font-size-complex="10pt" fo:language="en" fo:country="US"/>
    </style:style>
    <style:style style:name="T295" style:parent-style-name="DefaultParagraphFont" style:family="text">
      <style:text-properties fo:font-size="10pt" style:font-size-asian="10pt" style:font-size-complex="10pt" fo:language="en" fo:country="US"/>
    </style:style>
    <style:style style:name="T296" style:parent-style-name="DefaultParagraphFont" style:family="text">
      <style:text-properties fo:font-size="10pt" style:font-size-asian="10pt" style:font-size-complex="10pt" fo:language="en" fo:country="US"/>
    </style:style>
    <style:style style:name="P297"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98" style:parent-style-name="Standard" style:family="paragraph">
      <style:paragraph-properties fo:text-align="justify" fo:margin-left="0.3937in">
        <style:tab-stops/>
      </style:paragraph-properties>
    </style:style>
    <style:style style:name="T299" style:parent-style-name="DefaultParagraphFont" style:family="text">
      <style:text-properties fo:font-size="10pt" style:font-size-asian="10pt" style:font-size-complex="10pt" fo:language="en" fo:country="US"/>
    </style:style>
    <style:style style:name="T300" style:parent-style-name="DefaultParagraphFont" style:family="text">
      <style:text-properties fo:font-style="italic" style:font-style-asian="italic" fo:font-size="10pt" style:font-size-asian="10pt" style:font-size-complex="10pt" fo:language="en" fo:country="US"/>
    </style:style>
    <style:style style:name="T301" style:parent-style-name="DefaultParagraphFont" style:family="text">
      <style:text-properties fo:font-size="10pt" style:font-size-asian="10pt" style:font-size-complex="10pt" fo:language="en" fo:country="US"/>
    </style:style>
    <style:style style:name="T302" style:parent-style-name="DefaultParagraphFont" style:family="text">
      <style:text-properties fo:font-size="10pt" style:font-size-asian="10pt" style:font-size-complex="10pt" fo:language="en" fo:country="US"/>
    </style:style>
    <style:style style:name="T303" style:parent-style-name="DefaultParagraphFont" style:family="text">
      <style:text-properties fo:font-style="italic" style:font-style-asian="italic" fo:font-size="10pt" style:font-size-asian="10pt" style:font-size-complex="10pt" fo:language="en" fo:country="US"/>
    </style:style>
    <style:style style:name="T304" style:parent-style-name="DefaultParagraphFont" style:family="text">
      <style:text-properties fo:font-size="10pt" style:font-size-asian="10pt" style:font-size-complex="10pt" fo:language="en" fo:country="US"/>
    </style:style>
    <style:style style:name="P30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6" style:parent-style-name="Standard" style:family="paragraph">
      <style:paragraph-properties fo:text-align="justify" fo:margin-left="0in" fo:text-indent="0.1965in">
        <style:tab-stops/>
      </style:paragraph-properties>
    </style:style>
    <style:style style:name="T307" style:parent-style-name="DefaultParagraphFont" style:family="text">
      <style:text-properties fo:font-size="10pt" style:font-size-asian="10pt" style:font-size-complex="10pt" fo:language="en" fo:country="US"/>
    </style:style>
    <style:style style:name="T308" style:parent-style-name="DefaultParagraphFont" style:family="text">
      <style:text-properties fo:font-size="10pt" style:font-size-asian="10pt" style:font-size-complex="10pt" fo:language="en" fo:country="US"/>
    </style:style>
    <style:style style:name="T309" style:parent-style-name="DefaultParagraphFont" style:family="text">
      <style:text-properties fo:font-size="10pt" style:font-size-asian="10pt" style:font-size-complex="10pt" fo:language="en" fo:country="US"/>
    </style:style>
    <style:style style:name="T310" style:parent-style-name="DefaultParagraphFont" style:family="text">
      <style:text-properties fo:font-style="italic" style:font-style-asian="italic" style:font-style-complex="italic" fo:font-size="10pt" style:font-size-asian="10pt" style:font-size-complex="10pt" fo:language="en" fo:country="US"/>
    </style:style>
    <style:style style:name="T311" style:parent-style-name="DefaultParagraphFont" style:family="text">
      <style:text-properties fo:font-size="10pt" style:font-size-asian="10pt" style:font-size-complex="10pt" fo:language="en" fo:country="US"/>
    </style:style>
    <style:style style:name="P312" style:parent-style-name="Standard" style:family="paragraph">
      <style:paragraph-properties fo:text-align="justify" fo:margin-left="0in" fo:text-indent="0.1965in">
        <style:tab-stops/>
      </style:paragraph-properties>
    </style:style>
    <style:style style:name="T313" style:parent-style-name="DefaultParagraphFont" style:family="text">
      <style:text-properties fo:font-size="10pt" style:font-size-asian="10pt" style:font-size-complex="10pt" fo:language="en" fo:country="US"/>
    </style:style>
    <style:style style:name="T314" style:parent-style-name="DefaultParagraphFont" style:family="text">
      <style:text-properties fo:font-size="10pt" style:font-size-asian="10pt" style:font-size-complex="10pt" fo:language="en" fo:country="US"/>
    </style:style>
    <style:style style:name="T315" style:parent-style-name="DefaultParagraphFont" style:family="text">
      <style:text-properties fo:font-style="italic" style:font-style-asian="italic" style:font-style-complex="italic" fo:font-size="10pt" style:font-size-asian="10pt" style:font-size-complex="10pt" fo:language="en" fo:country="US"/>
    </style:style>
    <style:style style:name="T316" style:parent-style-name="DefaultParagraphFont" style:family="text">
      <style:text-properties fo:font-size="10pt" style:font-size-asian="10pt" style:font-size-complex="10pt" fo:language="en" fo:country="US"/>
    </style:style>
    <style:style style:name="T317" style:parent-style-name="DefaultParagraphFont" style:family="text">
      <style:text-properties fo:font-size="10pt" style:font-size-asian="10pt" style:font-size-complex="10pt" fo:language="en" fo:country="US"/>
    </style:style>
    <style:style style:name="P31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1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2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2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23" style:parent-style-name="Standard" style:family="paragraph">
      <style:paragraph-properties fo:text-align="justify" fo:margin-left="0in">
        <style:tab-stops/>
      </style:paragraph-properties>
    </style:style>
    <style:style style:name="T324" style:parent-style-name="DefaultParagraphFont" style:family="text">
      <style:text-properties fo:font-size="10pt" style:font-size-asian="10pt" style:font-size-complex="10pt" fo:language="en" fo:country="US"/>
    </style:style>
    <style:style style:name="T325" style:parent-style-name="DefaultParagraphFont" style:family="text">
      <style:text-properties fo:font-size="10pt" style:font-size-asian="10pt" style:font-size-complex="10pt" fo:language="en" fo:country="US"/>
    </style:style>
    <style:style style:name="T326" style:parent-style-name="DefaultParagraphFont" style:family="text">
      <style:text-properties fo:font-style="italic" style:font-style-asian="italic" fo:font-size="10pt" style:font-size-asian="10pt" style:font-size-complex="10pt" fo:language="en" fo:country="US"/>
    </style:style>
    <style:style style:name="T327" style:parent-style-name="DefaultParagraphFont" style:family="text">
      <style:text-properties fo:font-size="10pt" style:font-size-asian="10pt" style:font-size-complex="10pt" fo:language="en" fo:country="US"/>
    </style:style>
    <style:style style:name="T328" style:parent-style-name="DefaultParagraphFont" style:family="text">
      <style:text-properties fo:font-style="italic" style:font-style-asian="italic" fo:font-size="10pt" style:font-size-asian="10pt" style:font-size-complex="10pt" fo:language="en" fo:country="US"/>
    </style:style>
    <style:style style:name="T329" style:parent-style-name="DefaultParagraphFont" style:family="text">
      <style:text-properties fo:font-size="10pt" style:font-size-asian="10pt" style:font-size-complex="10pt" fo:language="en" fo:country="US"/>
    </style:style>
    <style:style style:name="T330" style:parent-style-name="DefaultParagraphFont" style:family="text">
      <style:text-properties fo:font-style="italic" style:font-style-asian="italic" style:font-style-complex="italic" fo:font-size="10pt" style:font-size-asian="10pt" style:font-size-complex="10pt" fo:language="en" fo:country="US"/>
    </style:style>
    <style:style style:name="T331" style:parent-style-name="DefaultParagraphFont" style:family="text">
      <style:text-properties fo:font-size="10pt" style:font-size-asian="10pt" style:font-size-complex="10pt" fo:language="en" fo:country="US"/>
    </style:style>
    <style:style style:name="T332" style:parent-style-name="DefaultParagraphFont" style:family="text">
      <style:text-properties fo:font-style="italic" style:font-style-asian="italic" fo:font-size="10pt" style:font-size-asian="10pt" style:font-size-complex="10pt" fo:language="en" fo:country="US"/>
    </style:style>
    <style:style style:name="T333" style:parent-style-name="DefaultParagraphFont" style:family="text">
      <style:text-properties fo:font-size="10pt" style:font-size-asian="10pt" style:font-size-complex="10pt" fo:language="en" fo:country="US"/>
    </style:style>
    <style:style style:name="T334" style:parent-style-name="DefaultParagraphFont" style:family="text">
      <style:text-properties fo:font-size="10pt" style:font-size-asian="10pt" style:font-size-complex="10pt" fo:language="en" fo:country="US"/>
    </style:style>
    <style:style style:name="T335" style:parent-style-name="DefaultParagraphFont" style:family="text">
      <style:text-properties fo:font-style="italic" style:font-style-asian="italic" style:font-style-complex="italic" fo:font-size="10pt" style:font-size-asian="10pt" style:font-size-complex="10pt" fo:language="en" fo:country="US"/>
    </style:style>
    <style:style style:name="T336" style:parent-style-name="DefaultParagraphFont" style:family="text">
      <style:text-properties fo:font-size="10pt" style:font-size-asian="10pt" style:font-size-complex="10pt" fo:language="en" fo:country="US"/>
    </style:style>
    <style:style style:name="T337" style:parent-style-name="DefaultParagraphFont" style:family="text">
      <style:text-properties fo:font-style="italic" style:font-style-asian="italic" fo:font-size="10pt" style:font-size-asian="10pt" style:font-size-complex="10pt" fo:language="en" fo:country="US"/>
    </style:style>
    <style:style style:name="T338" style:parent-style-name="DefaultParagraphFont" style:family="text">
      <style:text-properties fo:font-size="10pt" style:font-size-asian="10pt" style:font-size-complex="10pt" fo:language="en" fo:country="US"/>
    </style:style>
    <style:style style:name="P33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4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2" style:parent-style-name="Standard" style:family="paragraph">
      <style:paragraph-properties fo:text-align="justify" fo:margin-left="0in" fo:text-indent="0.1965in">
        <style:tab-stops/>
      </style:paragraph-properties>
    </style:style>
    <style:style style:name="T343" style:parent-style-name="DefaultParagraphFont" style:family="text">
      <style:text-properties fo:font-size="10pt" style:font-size-asian="10pt" style:font-size-complex="10pt" fo:language="en" fo:country="US"/>
    </style:style>
    <style:style style:name="T344" style:parent-style-name="DefaultParagraphFont" style:family="text">
      <style:text-properties fo:font-style="italic" style:font-style-asian="italic" style:font-style-complex="italic" fo:font-size="10pt" style:font-size-asian="10pt" style:font-size-complex="10pt" fo:language="en" fo:country="US"/>
    </style:style>
    <style:style style:name="T345" style:parent-style-name="DefaultParagraphFont" style:family="text">
      <style:text-properties fo:font-size="10pt" style:font-size-asian="10pt" style:font-size-complex="10pt" fo:language="en" fo:country="US"/>
    </style:style>
    <style:style style:name="T346" style:parent-style-name="DefaultParagraphFont" style:family="text">
      <style:text-properties fo:font-size="10pt" style:font-size-asian="10pt" style:font-size-complex="10pt" fo:language="en" fo:country="US"/>
    </style:style>
    <style:style style:name="P34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48" style:parent-style-name="Standard" style:family="paragraph">
      <style:paragraph-properties fo:text-align="justify" fo:margin-bottom="0.1201in" fo:margin-left="0in">
        <style:tab-stops/>
      </style:paragraph-properties>
    </style:style>
    <style:style style:name="T349" style:parent-style-name="DefaultParagraphFont" style:family="text">
      <style:text-properties fo:font-size="10pt" style:font-size-asian="10pt" style:font-size-complex="10pt" fo:language="en" fo:country="US"/>
    </style:style>
    <style:style style:name="T350" style:parent-style-name="DefaultParagraphFont" style:family="text">
      <style:text-properties fo:font-style="italic" style:font-style-asian="italic" style:font-style-complex="italic" fo:font-size="10pt" style:font-size-asian="10pt" style:font-size-complex="10pt" fo:language="en" fo:country="US"/>
    </style:style>
    <style:style style:name="T351" style:parent-style-name="DefaultParagraphFont" style:family="text">
      <style:text-properties fo:font-size="10pt" style:font-size-asian="10pt" style:font-size-complex="10pt" fo:language="en" fo:country="US"/>
    </style:style>
    <style:style style:name="T352" style:parent-style-name="DefaultParagraphFont" style:family="text">
      <style:text-properties fo:font-size="10pt" style:font-size-asian="10pt" style:font-size-complex="10pt" fo:language="en" fo:country="US"/>
    </style:style>
    <style:style style:name="T353" style:parent-style-name="DefaultParagraphFont" style:family="text">
      <style:text-properties fo:font-style="italic" style:font-style-asian="italic" style:font-style-complex="italic" fo:font-size="10pt" style:font-size-asian="10pt" style:font-size-complex="10pt" fo:language="en" fo:country="US"/>
    </style:style>
    <style:style style:name="T354" style:parent-style-name="DefaultParagraphFont" style:family="text">
      <style:text-properties fo:font-size="10pt" style:font-size-asian="10pt" style:font-size-complex="10pt" fo:language="en" fo:country="US"/>
    </style:style>
    <style:style style:name="T355" style:parent-style-name="DefaultParagraphFont" style:family="text">
      <style:text-properties fo:font-size="10pt" style:font-size-asian="10pt" style:font-size-complex="10pt" fo:language="en" fo:country="US"/>
    </style:style>
    <style:style style:name="P35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5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6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6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4" style:parent-style-name="Standard" style:family="paragraph">
      <style:paragraph-properties fo:text-align="justify" fo:margin-left="0in" fo:text-indent="0.1965in">
        <style:tab-stops/>
      </style:paragraph-properties>
    </style:style>
    <style:style style:name="T365" style:parent-style-name="DefaultParagraphFont" style:family="text">
      <style:text-properties fo:font-size="10pt" style:font-size-asian="10pt" style:font-size-complex="10pt" fo:language="en" fo:country="US"/>
    </style:style>
    <style:style style:name="T366" style:parent-style-name="DefaultParagraphFont" style:family="text">
      <style:text-properties fo:font-size="10pt" style:font-size-asian="10pt" style:font-size-complex="10pt" fo:language="en" fo:country="US"/>
    </style:style>
    <style:style style:name="T367" style:parent-style-name="DefaultParagraphFont" style:family="text">
      <style:text-properties fo:font-style="italic" style:font-style-asian="italic" style:font-style-complex="italic" fo:font-size="10pt" style:font-size-asian="10pt" style:font-size-complex="10pt" fo:language="en" fo:country="US"/>
    </style:style>
    <style:style style:name="T368" style:parent-style-name="DefaultParagraphFont" style:family="text">
      <style:text-properties fo:font-size="10pt" style:font-size-asian="10pt" style:font-size-complex="10pt" fo:language="en" fo:country="US"/>
    </style:style>
    <style:style style:name="T369" style:parent-style-name="DefaultParagraphFont" style:family="text">
      <style:text-properties fo:font-size="10pt" style:font-size-asian="10pt" style:font-size-complex="10pt" fo:language="en" fo:country="US"/>
    </style:style>
    <style:style style:name="P37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72" style:parent-style-name="Standard" style:family="paragraph">
      <style:paragraph-properties fo:text-align="justify" fo:margin-left="0in">
        <style:tab-stops/>
      </style:paragraph-properties>
    </style:style>
    <style:style style:name="T373" style:parent-style-name="DefaultParagraphFont" style:family="text">
      <style:text-properties fo:font-size="10pt" style:font-size-asian="10pt" style:font-size-complex="10pt" fo:language="en" fo:country="US"/>
    </style:style>
    <style:style style:name="T374" style:parent-style-name="DefaultParagraphFont" style:family="text">
      <style:text-properties fo:font-size="10pt" style:font-size-asian="10pt" style:font-size-complex="10pt" fo:language="en" fo:country="US"/>
    </style:style>
    <style:style style:name="T375" style:parent-style-name="DefaultParagraphFont" style:family="text">
      <style:text-properties fo:font-style="italic" style:font-style-asian="italic" style:font-style-complex="italic" fo:font-size="10pt" style:font-size-asian="10pt" style:font-size-complex="10pt" fo:language="en" fo:country="US"/>
    </style:style>
    <style:style style:name="T376" style:parent-style-name="DefaultParagraphFont" style:family="text">
      <style:text-properties fo:font-size="10pt" style:font-size-asian="10pt" style:font-size-complex="10pt" fo:language="en" fo:country="US"/>
    </style:style>
    <style:style style:name="T377" style:parent-style-name="DefaultParagraphFont" style:family="text">
      <style:text-properties fo:font-size="10pt" style:font-size-asian="10pt" style:font-size-complex="10pt" fo:language="en" fo:country="US"/>
    </style:style>
    <style:style style:name="T378" style:parent-style-name="DefaultParagraphFont" style:family="text">
      <style:text-properties fo:font-size="10pt" style:font-size-asian="10pt" style:font-size-complex="10pt" fo:language="en" fo:country="US"/>
    </style:style>
    <style:style style:name="P37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8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8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8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4"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8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8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7" style:parent-style-name="Standard" style:family="paragraph">
      <style:paragraph-properties fo:text-align="justify"/>
    </style:style>
    <style:style style:name="T388" style:parent-style-name="DefaultParagraphFont" style:family="text">
      <style:text-properties fo:font-style="italic" style:font-style-asian="italic" style:font-style-complex="italic" fo:font-size="10pt" style:font-size-asian="10pt" style:font-size-complex="10pt" fo:language="en" fo:country="US"/>
    </style:style>
    <style:style style:name="T389" style:parent-style-name="DefaultParagraphFont" style:family="text">
      <style:text-properties fo:font-size="10pt" style:font-size-asian="10pt" style:font-size-complex="10pt" fo:language="en" fo:country="US"/>
    </style:style>
    <style:style style:name="P390" style:parent-style-name="Standard" style:family="paragraph">
      <style:paragraph-properties fo:text-align="justify"/>
    </style:style>
    <style:style style:name="T391" style:parent-style-name="DefaultParagraphFont" style:family="text">
      <style:text-properties fo:font-style="italic" style:font-style-asian="italic" style:font-style-complex="italic" fo:font-size="10pt" style:font-size-asian="10pt" style:font-size-complex="10pt" fo:language="en" fo:country="US"/>
    </style:style>
    <style:style style:name="T392" style:parent-style-name="DefaultParagraphFont" style:family="text">
      <style:text-properties fo:font-size="10pt" style:font-size-asian="10pt" style:font-size-complex="10pt" fo:language="en" fo:country="US"/>
    </style:style>
    <style:style style:name="P393" style:parent-style-name="Standard" style:family="paragraph">
      <style:paragraph-properties fo:text-align="justify"/>
    </style:style>
    <style:style style:name="T394" style:parent-style-name="DefaultParagraphFont" style:family="text">
      <style:text-properties fo:font-style="italic" style:font-style-asian="italic" style:font-style-complex="italic" fo:font-size="10pt" style:font-size-asian="10pt" style:font-size-complex="10pt" fo:language="en" fo:country="US"/>
    </style:style>
    <style:style style:name="T395" style:parent-style-name="DefaultParagraphFont" style:family="text">
      <style:text-properties fo:font-size="10pt" style:font-size-asian="10pt" style:font-size-complex="10pt" fo:language="en" fo:country="US"/>
    </style:style>
    <style:style style:name="T396" style:parent-style-name="DefaultParagraphFont" style:family="text">
      <style:text-properties fo:font-size="10pt" style:font-size-asian="10pt" style:font-size-complex="10pt" fo:language="en" fo:country="US"/>
    </style:style>
    <style:style style:name="P39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8" style:parent-style-name="Standard" style:family="paragraph">
      <style:paragraph-properties fo:text-align="justify"/>
    </style:style>
    <style:style style:name="T399" style:parent-style-name="DefaultParagraphFont" style:family="text">
      <style:text-properties fo:font-size="10pt" style:font-size-asian="10pt" style:font-size-complex="10pt" fo:language="en" fo:country="US"/>
    </style:style>
    <style:style style:name="T40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02" style:parent-style-name="DefaultParagraphFont" style:family="text">
      <style:text-properties style:font-name="OpenSymbol" style:font-name-complex="OpenSymbol" fo:color="#000000" fo:font-size="11pt" style:font-size-asian="11pt" style:font-size-complex="11pt"/>
    </style:style>
    <style:style style:name="T403" style:parent-style-name="DefaultParagraphFont" style:family="text">
      <style:text-properties style:font-name="OpenSymbol" style:font-name-complex="OpenSymbol" fo:color="#000000" fo:font-size="29.5pt" style:font-size-asian="29.5pt" style:font-size-complex="29.5pt"/>
    </style:style>
    <style:style style:name="T404" style:parent-style-name="DefaultParagraphFont" style:family="text">
      <style:text-properties style:font-name-complex="Times New Roman" fo:color="#000000" fo:font-size="11pt" style:font-size-asian="11pt" style:font-size-complex="11pt"/>
    </style:style>
    <style:style style:name="T40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7" style:parent-style-name="DefaultParagraphFont" style:family="text">
      <style:text-properties style:font-name="OpenSymbol" style:font-name-complex="OpenSymbol" fo:color="#000000" fo:font-size="11pt" style:font-size-asian="11pt" style:font-size-complex="11pt"/>
    </style:style>
    <style:style style:name="T40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9" style:parent-style-name="DefaultParagraphFont" style:family="text">
      <style:text-properties style:font-name="OpenSymbol" style:font-name-complex="OpenSymbol" fo:color="#000000" fo:font-size="11pt" style:font-size-asian="11pt" style:font-size-complex="11pt"/>
    </style:style>
    <style:style style:name="T41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1" style:parent-style-name="DefaultParagraphFont" style:family="text">
      <style:text-properties style:font-name="OpenSymbol" style:font-name-complex="OpenSymbol" fo:color="#000000" fo:font-size="11pt" style:font-size-asian="11pt" style:font-size-complex="11pt"/>
    </style:style>
    <style:style style:name="T41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3" style:parent-style-name="DefaultParagraphFont" style:family="text">
      <style:text-properties style:font-name="OpenSymbol" style:font-name-complex="OpenSymbol" fo:color="#000000" fo:font-size="11pt" style:font-size-asian="11pt" style:font-size-complex="11pt"/>
    </style:style>
    <style:style style:name="T41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7" style:parent-style-name="DefaultParagraphFont" style:family="text">
      <style:text-properties style:font-name="OpenSymbol" style:font-name-complex="OpenSymbol" fo:color="#000000" fo:font-size="11pt" style:font-size-asian="11pt" style:font-size-complex="11pt"/>
    </style:style>
    <style:style style:name="T41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9" style:parent-style-name="DefaultParagraphFont" style:family="text">
      <style:text-properties style:font-name="OpenSymbol" style:font-name-complex="OpenSymbol" fo:color="#000000" fo:font-size="29.5pt" style:font-size-asian="29.5pt" style:font-size-complex="29.5pt"/>
    </style:style>
    <style:style style:name="P42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2"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423" style:parent-style-name="Standard" style:family="paragraph">
      <style:paragraph-properties fo:text-align="justify" fo:margin-left="0in" fo:text-indent="0.1965in">
        <style:tab-stops/>
      </style:paragraph-properties>
    </style:style>
    <style:style style:name="T424" style:parent-style-name="DefaultParagraphFont" style:family="text">
      <style:text-properties fo:font-size="10pt" style:font-size-asian="10pt" style:font-size-complex="10pt" fo:language="en" fo:country="US"/>
    </style:style>
    <style:style style:name="T425" style:parent-style-name="DefaultParagraphFont" style:family="text">
      <style:text-properties fo:font-style="italic" style:font-style-asian="italic" style:font-style-complex="italic" fo:font-size="10pt" style:font-size-asian="10pt" style:font-size-complex="10pt" fo:language="en" fo:country="US"/>
    </style:style>
    <style:style style:name="T426" style:parent-style-name="DefaultParagraphFont" style:family="text">
      <style:text-properties fo:font-size="10pt" style:font-size-asian="10pt" style:font-size-complex="10pt" fo:language="en" fo:country="US"/>
    </style:style>
    <style:style style:name="T427" style:parent-style-name="DefaultParagraphFont" style:family="text">
      <style:text-properties fo:font-size="10pt" style:font-size-asian="10pt" style:font-size-complex="10pt" fo:language="en" fo:country="US"/>
    </style:style>
    <style:style style:name="P42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42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0" style:parent-style-name="Standard" style:family="paragraph">
      <style:paragraph-properties fo:text-align="justify"/>
    </style:style>
    <style:style style:name="T431" style:parent-style-name="DefaultParagraphFont" style:family="text">
      <style:text-properties fo:font-size="10pt" style:font-size-asian="10pt" style:font-size-complex="10pt" fo:language="en" fo:country="US"/>
    </style:style>
    <style:style style:name="T432" style:parent-style-name="DefaultParagraphFont" style:family="text">
      <style:text-properties style:font-name="OpenSymbol" style:font-name-complex="OpenSymbol" fo:color="#000000" fo:font-size="11pt" style:font-size-asian="11pt" style:font-size-complex="11pt"/>
    </style:style>
    <style:style style:name="T43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4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8" style:parent-style-name="Standard" style:family="paragraph">
      <style:paragraph-properties fo:text-align="justify"/>
    </style:style>
    <style:style style:name="T439" style:parent-style-name="DefaultParagraphFont" style:family="text">
      <style:text-properties fo:font-size="10pt" style:font-size-asian="10pt" style:font-size-complex="10pt" fo:language="en" fo:country="US"/>
    </style:style>
    <style:style style:name="T440" style:parent-style-name="DefaultParagraphFont" style:family="text">
      <style:text-properties style:font-name="OpenSymbol" style:font-name-complex="OpenSymbol" fo:color="#000000" fo:font-size="16pt" style:font-size-asian="16pt" style:font-size-complex="16pt"/>
    </style:style>
    <style:style style:name="T44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2" style:parent-style-name="DefaultParagraphFont" style:family="text">
      <style:text-properties style:font-name="OpenSymbol" style:font-name-complex="OpenSymbol" fo:color="#000000" fo:font-size="6.5pt" style:font-size-asian="6.5pt" style:font-size-complex="6.5pt"/>
    </style:style>
    <style:style style:name="T443" style:parent-style-name="DefaultParagraphFont" style:family="text">
      <style:text-properties style:font-name-complex="Times New Roman" fo:color="#000000" fo:font-size="6.5pt" style:font-size-asian="6.5pt" style:font-size-complex="6.5pt"/>
    </style:style>
    <style:style style:name="T444" style:parent-style-name="DefaultParagraphFont" style:family="text">
      <style:text-properties style:font-name="OpenSymbol" style:font-name-complex="OpenSymbol" fo:color="#000000" fo:font-size="6.5pt" style:font-size-asian="6.5pt" style:font-size-complex="6.5pt"/>
    </style:style>
    <style:style style:name="T445" style:parent-style-name="DefaultParagraphFont" style:family="text">
      <style:text-properties style:font-name="OpenSymbol" style:font-name-complex="OpenSymbol" fo:color="#000000" fo:font-size="11pt" style:font-size-asian="11pt" style:font-size-complex="11pt"/>
    </style:style>
    <style:style style:name="T44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8" style:parent-style-name="DefaultParagraphFont" style:family="text">
      <style:text-properties style:font-name="OpenSymbol" style:font-name-complex="OpenSymbol" fo:color="#000000" fo:font-size="6.5pt" style:font-size-asian="6.5pt" style:font-size-complex="6.5pt"/>
    </style:style>
    <style:style style:name="T4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0" style:parent-style-name="DefaultParagraphFont" style:family="text">
      <style:text-properties style:font-name="OpenSymbol" style:font-name-complex="OpenSymbol" fo:color="#000000" fo:font-size="11pt" style:font-size-asian="11pt" style:font-size-complex="11pt"/>
    </style:style>
    <style:style style:name="T451" style:parent-style-name="DefaultParagraphFont" style:family="text">
      <style:text-properties style:font-name="OpenSymbol" style:font-name-complex="OpenSymbol" fo:color="#000000" fo:font-size="11pt" style:font-size-asian="11pt" style:font-size-complex="11pt"/>
    </style:style>
    <style:style style:name="T452" style:parent-style-name="DefaultParagraphFont" style:family="text">
      <style:text-properties style:font-name="OpenSymbol" style:font-name-complex="OpenSymbol" fo:color="#000000" fo:font-size="29.5pt" style:font-size-asian="29.5pt" style:font-size-complex="29.5pt"/>
    </style:style>
    <style:style style:name="T453" style:parent-style-name="DefaultParagraphFont" style:family="text">
      <style:text-properties style:font-name="OpenSymbol" style:font-name-complex="OpenSymbol" fo:color="#000000" fo:font-size="11pt" style:font-size-asian="11pt" style:font-size-complex="11pt"/>
    </style:style>
    <style:style style:name="T45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5" style:parent-style-name="DefaultParagraphFont" style:family="text">
      <style:text-properties style:font-name="OpenSymbol" style:font-name-complex="OpenSymbol" fo:color="#000000" fo:font-size="11pt" style:font-size-asian="11pt" style:font-size-complex="11pt"/>
    </style:style>
    <style:style style:name="T45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7" style:parent-style-name="DefaultParagraphFont" style:family="text">
      <style:text-properties style:font-name="OpenSymbol" style:font-name-complex="OpenSymbol" fo:color="#000000" fo:font-size="11pt" style:font-size-asian="11pt" style:font-size-complex="11pt"/>
    </style:style>
    <style:style style:name="T458" style:parent-style-name="DefaultParagraphFont" style:family="text">
      <style:text-properties style:font-name="OpenSymbol" style:font-name-complex="OpenSymbol" fo:color="#000000" fo:font-size="6.5pt" style:font-size-asian="6.5pt" style:font-size-complex="6.5pt"/>
    </style:style>
    <style:style style:name="T45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60" style:parent-style-name="DefaultParagraphFont" style:family="text">
      <style:text-properties style:font-name="OpenSymbol" style:font-name-complex="OpenSymbol" fo:color="#000000" fo:font-size="6.5pt" style:font-size-asian="6.5pt" style:font-size-complex="6.5pt"/>
    </style:style>
    <style:style style:name="T46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62" style:parent-style-name="DefaultParagraphFont" style:family="text">
      <style:text-properties style:font-name="OpenSymbol" style:font-name-complex="OpenSymbol" fo:color="#000000" fo:font-size="6.5pt" style:font-size-asian="6.5pt" style:font-size-complex="6.5pt"/>
    </style:style>
    <style:style style:name="T46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4" style:parent-style-name="DefaultParagraphFont" style:family="text">
      <style:text-properties style:font-name="OpenSymbol" style:font-name-complex="OpenSymbol" fo:color="#000000" fo:font-size="11pt" style:font-size-asian="11pt" style:font-size-complex="11pt"/>
    </style:style>
    <style:style style:name="T46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6" style:parent-style-name="DefaultParagraphFont" style:family="text">
      <style:text-properties style:font-name-complex="Times New Roman" fo:color="#000000" fo:font-size="11pt" style:font-size-asian="11pt" style:font-size-complex="11pt"/>
    </style:style>
    <style:style style:name="T46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8" style:parent-style-name="DefaultParagraphFont" style:family="text">
      <style:text-properties style:font-name="OpenSymbol" style:font-name-complex="OpenSymbol" fo:color="#000000" fo:font-size="11pt" style:font-size-asian="11pt" style:font-size-complex="11pt"/>
    </style:style>
    <style:style style:name="T46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70" style:parent-style-name="DefaultParagraphFont" style:family="text">
      <style:text-properties style:font-name="OpenSymbol" style:font-name-complex="OpenSymbol" fo:color="#000000" fo:font-size="29.5pt" style:font-size-asian="29.5pt" style:font-size-complex="29.5pt"/>
    </style:style>
    <style:style style:name="P47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4" style:parent-style-name="Standard" style:family="paragraph">
      <style:paragraph-properties fo:text-align="justify"/>
    </style:style>
    <style:style style:name="T475" style:parent-style-name="DefaultParagraphFont" style:family="text">
      <style:text-properties fo:font-size="10pt" style:font-size-asian="10pt" style:font-size-complex="10pt" fo:language="en" fo:country="US"/>
    </style:style>
    <style:style style:name="T476" style:parent-style-name="DefaultParagraphFont" style:family="text">
      <style:text-properties style:font-name-complex="Times New Roman" fo:color="#000000" fo:font-size="11pt" style:font-size-asian="11pt" style:font-size-complex="11pt"/>
    </style:style>
    <style:style style:name="T477" style:parent-style-name="DefaultParagraphFont" style:family="text">
      <style:text-properties style:font-name="OpenSymbol" style:font-name-complex="OpenSymbol" fo:color="#000000" fo:font-size="11pt" style:font-size-asian="11pt" style:font-size-complex="11pt"/>
    </style:style>
    <style:style style:name="T478" style:parent-style-name="DefaultParagraphFont" style:family="text">
      <style:text-properties style:font-name="OpenSymbol" style:font-name-complex="OpenSymbol" fo:color="#000000" fo:font-size="16pt" style:font-size-asian="16pt" style:font-size-complex="16pt"/>
    </style:style>
    <style:style style:name="T47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80" style:parent-style-name="DefaultParagraphFont" style:family="text">
      <style:text-properties style:font-name="OpenSymbol" style:font-name-complex="OpenSymbol" fo:color="#000000" fo:font-size="6.5pt" style:font-size-asian="6.5pt" style:font-size-complex="6.5pt"/>
    </style:style>
    <style:style style:name="T481" style:parent-style-name="DefaultParagraphFont" style:family="text">
      <style:text-properties style:font-name-complex="Times New Roman" fo:color="#000000" fo:font-size="6.5pt" style:font-size-asian="6.5pt" style:font-size-complex="6.5pt"/>
    </style:style>
    <style:style style:name="T48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83" style:parent-style-name="DefaultParagraphFont" style:family="text">
      <style:text-properties style:font-name="OpenSymbol" style:font-name-complex="OpenSymbol" fo:color="#000000" fo:font-size="11pt" style:font-size-asian="11pt" style:font-size-complex="11pt"/>
    </style:style>
    <style:style style:name="T48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8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86" style:parent-style-name="DefaultParagraphFont" style:family="text">
      <style:text-properties style:font-name="OpenSymbol" style:font-name-complex="OpenSymbol" fo:color="#000000" fo:font-size="6.5pt" style:font-size-asian="6.5pt" style:font-size-complex="6.5pt"/>
    </style:style>
    <style:style style:name="T48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88" style:parent-style-name="DefaultParagraphFont" style:family="text">
      <style:text-properties style:font-name="OpenSymbol" style:font-name-complex="OpenSymbol" fo:color="#000000" fo:font-size="11pt" style:font-size-asian="11pt" style:font-size-complex="11pt"/>
    </style:style>
    <style:style style:name="T489" style:parent-style-name="DefaultParagraphFont" style:family="text">
      <style:text-properties style:font-name="OpenSymbol" style:font-name-complex="OpenSymbol" fo:color="#000000" fo:font-size="14.5pt" style:font-size-asian="14.5pt" style:font-size-complex="14.5pt"/>
    </style:style>
    <style:style style:name="T490" style:parent-style-name="DefaultParagraphFont" style:family="text">
      <style:text-properties style:font-name-complex="Times New Roman" fo:color="#000000" fo:font-size="11pt" style:font-size-asian="11pt" style:font-size-complex="11pt"/>
    </style:style>
    <style:style style:name="T491" style:parent-style-name="DefaultParagraphFont" style:family="text">
      <style:text-properties style:font-name="OpenSymbol" style:font-name-complex="OpenSymbol" fo:color="#000000" fo:font-size="11pt" style:font-size-asian="11pt" style:font-size-complex="11pt"/>
    </style:style>
    <style:style style:name="T49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93" style:parent-style-name="DefaultParagraphFont" style:family="text">
      <style:text-properties style:font-name="OpenSymbol" style:font-name-complex="OpenSymbol" fo:color="#000000" fo:font-size="11pt" style:font-size-asian="11pt" style:font-size-complex="11pt"/>
    </style:style>
    <style:style style:name="T49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95" style:parent-style-name="DefaultParagraphFont" style:family="text">
      <style:text-properties style:font-name="OpenSymbol" style:font-name-complex="OpenSymbol" fo:color="#000000" fo:font-size="11pt" style:font-size-asian="11pt" style:font-size-complex="11pt"/>
    </style:style>
    <style:style style:name="T496" style:parent-style-name="DefaultParagraphFont" style:family="text">
      <style:text-properties style:font-name="OpenSymbol" style:font-name-complex="OpenSymbol" fo:color="#000000" fo:font-size="6.5pt" style:font-size-asian="6.5pt" style:font-size-complex="6.5pt"/>
    </style:style>
    <style:style style:name="T49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98" style:parent-style-name="DefaultParagraphFont" style:family="text">
      <style:text-properties style:font-name="OpenSymbol" style:font-name-complex="OpenSymbol" fo:color="#000000" fo:font-size="6.5pt" style:font-size-asian="6.5pt" style:font-size-complex="6.5pt"/>
    </style:style>
    <style:style style:name="T49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500" style:parent-style-name="DefaultParagraphFont" style:family="text">
      <style:text-properties style:font-name="OpenSymbol" style:font-name-complex="OpenSymbol" fo:color="#000000" fo:font-size="6.5pt" style:font-size-asian="6.5pt" style:font-size-complex="6.5pt"/>
    </style:style>
    <style:style style:name="T501" style:parent-style-name="DefaultParagraphFont" style:family="text">
      <style:text-properties style:font-name="OpenSymbol" style:font-name-complex="OpenSymbol" fo:color="#000000" fo:font-size="14.5pt" style:font-size-asian="14.5pt" style:font-size-complex="14.5pt"/>
    </style:style>
    <style:style style:name="P50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5" style:parent-style-name="Standard" style:family="paragraph">
      <style:paragraph-properties fo:text-align="justify"/>
    </style:style>
    <style:style style:name="T506" style:parent-style-name="DefaultParagraphFont" style:family="text">
      <style:text-properties fo:font-size="10pt" style:font-size-asian="10pt" style:font-size-complex="10pt" fo:language="en" fo:country="US"/>
    </style:style>
    <style:style style:name="T507" style:parent-style-name="DefaultParagraphFont" style:family="text">
      <style:text-properties style:font-name="Courier New" style:font-name-complex="Courier New" fo:color="#000000" fo:font-size="8pt" style:font-size-asian="8pt" style:font-size-complex="8pt"/>
    </style:style>
    <style:style style:name="T508" style:parent-style-name="DefaultParagraphFont" style:family="text">
      <style:text-properties style:font-name="Courier New" style:font-name-complex="Courier New" fo:color="#000000" fo:font-size="8pt" style:font-size-asian="8pt" style:font-size-complex="8pt"/>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T513" style:parent-style-name="DefaultParagraphFont" style:family="text">
      <style:text-properties style:font-name="Courier New" style:font-name-complex="Courier New" fo:color="#000000" fo:font-size="8pt" style:font-size-asian="8pt" style:font-size-complex="8pt"/>
    </style:style>
    <style:style style:name="T514" style:parent-style-name="DefaultParagraphFont" style:family="text">
      <style:text-properties style:font-name="Courier New" style:font-name-complex="Courier New" fo:color="#000000" fo:font-size="8pt" style:font-size-asian="8pt" style:font-size-complex="8pt"/>
    </style:style>
    <style:style style:name="T515" style:parent-style-name="DefaultParagraphFont" style:family="text">
      <style:text-properties style:font-name="Courier New" style:font-name-complex="Courier New" fo:color="#000000" fo:font-size="8pt" style:font-size-asian="8pt" style:font-size-complex="8pt"/>
    </style:style>
    <style:style style:name="T516" style:parent-style-name="DefaultParagraphFont" style:family="text">
      <style:text-properties style:font-name="Courier New" style:font-name-complex="Courier New" fo:color="#000000" fo:font-size="8pt" style:font-size-asian="8pt" style:font-size-complex="8pt"/>
    </style:style>
    <style:style style:name="T517" style:parent-style-name="DefaultParagraphFont" style:family="text">
      <style:text-properties style:font-name="Courier New" style:font-name-complex="Courier New" fo:color="#000000" fo:font-size="8pt" style:font-size-asian="8pt" style:font-size-complex="8pt"/>
    </style:style>
    <style:style style:name="T518" style:parent-style-name="DefaultParagraphFont" style:family="text">
      <style:text-properties style:font-name="Courier New" style:font-name-complex="Courier New" fo:color="#000000" fo:font-size="8pt" style:font-size-asian="8pt" style:font-size-complex="8pt"/>
    </style:style>
    <style:style style:name="T519" style:parent-style-name="DefaultParagraphFont" style:family="text">
      <style:text-properties style:font-name="Courier New" style:font-name-complex="Courier New" fo:color="#000000" fo:font-size="8pt" style:font-size-asian="8pt" style:font-size-complex="8pt"/>
    </style:style>
    <style:style style:name="T520" style:parent-style-name="DefaultParagraphFont" style:family="text">
      <style:text-properties style:font-name="Courier New" style:font-name-complex="Courier New" fo:color="#000000" fo:font-size="8pt" style:font-size-asian="8pt" style:font-size-complex="8pt"/>
    </style:style>
    <style:style style:name="T521" style:parent-style-name="DefaultParagraphFont" style:family="text">
      <style:text-properties style:font-name="Courier New" style:font-name-complex="Courier New" fo:color="#000000" fo:font-size="8pt" style:font-size-asian="8pt" style:font-size-complex="8pt"/>
    </style:style>
    <style:style style:name="T522" style:parent-style-name="DefaultParagraphFont" style:family="text">
      <style:text-properties style:font-name="Courier New" style:font-name-complex="Courier New" fo:color="#000000" fo:font-size="8pt" style:font-size-asian="8pt" style:font-size-complex="8pt"/>
    </style:style>
    <style:style style:name="T523" style:parent-style-name="DefaultParagraphFont" style:family="text">
      <style:text-properties style:font-name="Courier New" style:font-name-complex="Courier New" fo:color="#000000" fo:font-size="8pt" style:font-size-asian="8pt" style:font-size-complex="8pt"/>
    </style:style>
    <style:style style:name="P52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7" style:parent-style-name="Standard" style:family="paragraph">
      <style:paragraph-properties fo:text-align="justify"/>
    </style:style>
    <style:style style:name="T528" style:parent-style-name="DefaultParagraphFont" style:family="text">
      <style:text-properties fo:font-size="10pt" style:font-size-asian="10pt" style:font-size-complex="10pt" fo:language="en" fo:country="US"/>
    </style:style>
    <style:style style:name="T529" style:parent-style-name="DefaultParagraphFont" style:family="text">
      <style:text-properties style:font-name="Courier New" style:font-name-complex="Courier New" fo:color="#000000" fo:font-size="8pt" style:font-size-asian="8pt" style:font-size-complex="8pt"/>
    </style:style>
    <style:style style:name="T530" style:parent-style-name="DefaultParagraphFont" style:family="text">
      <style:text-properties style:font-name="Courier New" style:font-name-complex="Courier New" fo:color="#000000" fo:font-size="8pt" style:font-size-asian="8pt" style:font-size-complex="8pt"/>
    </style:style>
    <style:style style:name="T531" style:parent-style-name="DefaultParagraphFont" style:family="text">
      <style:text-properties style:font-name="Courier New" style:font-name-complex="Courier New" fo:color="#000000" fo:font-size="8pt" style:font-size-asian="8pt" style:font-size-complex="8pt"/>
    </style:style>
    <style:style style:name="T532" style:parent-style-name="DefaultParagraphFont" style:family="text">
      <style:text-properties style:font-name="Courier New" style:font-name-complex="Courier New" fo:color="#000000" fo:font-size="8pt" style:font-size-asian="8pt" style:font-size-complex="8pt"/>
    </style:style>
    <style:style style:name="T533" style:parent-style-name="DefaultParagraphFont" style:family="text">
      <style:text-properties style:font-name="Courier New" style:font-name-complex="Courier New" fo:color="#000000" fo:font-size="8pt" style:font-size-asian="8pt" style:font-size-complex="8pt"/>
    </style:style>
    <style:style style:name="T534" style:parent-style-name="DefaultParagraphFont" style:family="text">
      <style:text-properties style:font-name="Courier New" style:font-name-complex="Courier New" fo:color="#000000" fo:font-size="8pt" style:font-size-asian="8pt" style:font-size-complex="8pt"/>
    </style:style>
    <style:style style:name="T535" style:parent-style-name="DefaultParagraphFont" style:family="text">
      <style:text-properties style:font-name="Courier New" style:font-name-complex="Courier New" fo:color="#000000" fo:font-size="8pt" style:font-size-asian="8pt" style:font-size-complex="8pt"/>
    </style:style>
    <style:style style:name="T536" style:parent-style-name="DefaultParagraphFont" style:family="text">
      <style:text-properties style:font-name="Courier New" style:font-name-complex="Courier New" fo:color="#000000" fo:font-size="8pt" style:font-size-asian="8pt" style:font-size-complex="8pt"/>
    </style:style>
    <style:style style:name="T537" style:parent-style-name="DefaultParagraphFont" style:family="text">
      <style:text-properties style:font-name="Courier New" style:font-name-complex="Courier New" fo:color="#000000" fo:font-size="8pt" style:font-size-asian="8pt" style:font-size-complex="8pt"/>
    </style:style>
    <style:style style:name="T538" style:parent-style-name="DefaultParagraphFont" style:family="text">
      <style:text-properties style:font-name="Courier New" style:font-name-complex="Courier New" fo:color="#000000" fo:font-size="8pt" style:font-size-asian="8pt" style:font-size-complex="8pt"/>
    </style:style>
    <style:style style:name="T539" style:parent-style-name="DefaultParagraphFont" style:family="text">
      <style:text-properties style:font-name="Courier New" style:font-name-complex="Courier New" fo:color="#000000" fo:font-size="8pt" style:font-size-asian="8pt" style:font-size-complex="8pt"/>
    </style:style>
    <style:style style:name="T540" style:parent-style-name="DefaultParagraphFont" style:family="text">
      <style:text-properties style:font-name="Courier New" style:font-name-complex="Courier New" fo:color="#000000" fo:font-size="8pt" style:font-size-asian="8pt" style:font-size-complex="8pt"/>
    </style:style>
    <style:style style:name="T541" style:parent-style-name="DefaultParagraphFont" style:family="text">
      <style:text-properties style:font-name="Courier New" style:font-name-complex="Courier New" fo:color="#000000" fo:font-size="8pt" style:font-size-asian="8pt" style:font-size-complex="8pt"/>
    </style:style>
    <style:style style:name="T542" style:parent-style-name="DefaultParagraphFont" style:family="text">
      <style:text-properties style:font-name="Courier New" style:font-name-complex="Courier New" fo:color="#000000" fo:font-size="8pt" style:font-size-asian="8pt" style:font-size-complex="8pt"/>
    </style:style>
    <style:style style:name="T543" style:parent-style-name="DefaultParagraphFont" style:family="text">
      <style:text-properties style:font-name="Courier New" style:font-name-complex="Courier New" fo:color="#000000" fo:font-size="8pt" style:font-size-asian="8pt" style:font-size-complex="8pt"/>
    </style:style>
    <style:style style:name="T544" style:parent-style-name="DefaultParagraphFont" style:family="text">
      <style:text-properties style:font-name="Courier New" style:font-name-complex="Courier New" fo:color="#000000" fo:font-size="8pt" style:font-size-asian="8pt" style:font-size-complex="8pt"/>
    </style:style>
    <style:style style:name="T545" style:parent-style-name="DefaultParagraphFont" style:family="text">
      <style:text-properties style:font-name="Courier New" style:font-name-complex="Courier New" fo:color="#000000" fo:font-size="8pt" style:font-size-asian="8pt" style:font-size-complex="8pt"/>
    </style:style>
    <style:style style:name="T546" style:parent-style-name="DefaultParagraphFont" style:family="text">
      <style:text-properties style:font-name="Courier New" style:font-name-complex="Courier New" fo:color="#000000" fo:font-size="8pt" style:font-size-asian="8pt" style:font-size-complex="8pt"/>
    </style:style>
    <style:style style:name="T547" style:parent-style-name="DefaultParagraphFont" style:family="text">
      <style:text-properties style:font-name="Courier New" style:font-name-complex="Courier New" fo:color="#000000" fo:font-size="8pt" style:font-size-asian="8pt" style:font-size-complex="8pt"/>
    </style:style>
    <style:style style:name="T548" style:parent-style-name="DefaultParagraphFont" style:family="text">
      <style:text-properties style:font-name="Courier New" style:font-name-complex="Courier New" fo:color="#000000" fo:font-size="8pt" style:font-size-asian="8pt" style:font-size-complex="8pt"/>
    </style:style>
    <style:style style:name="T549" style:parent-style-name="DefaultParagraphFont" style:family="text">
      <style:text-properties style:font-name="Courier New" style:font-name-complex="Courier New" fo:color="#000000" fo:font-size="8pt" style:font-size-asian="8pt" style:font-size-complex="8pt"/>
    </style:style>
    <style:style style:name="T550" style:parent-style-name="DefaultParagraphFont" style:family="text">
      <style:text-properties style:font-name="Courier New" style:font-name-complex="Courier New" fo:color="#000000" fo:font-size="8pt" style:font-size-asian="8pt" style:font-size-complex="8pt"/>
    </style:style>
    <style:style style:name="T551" style:parent-style-name="DefaultParagraphFont" style:family="text">
      <style:text-properties style:font-name="Courier New" style:font-name-complex="Courier New" fo:color="#000000" fo:font-size="8pt" style:font-size-asian="8pt" style:font-size-complex="8pt"/>
    </style:style>
    <style:style style:name="T552" style:parent-style-name="DefaultParagraphFont" style:family="text">
      <style:text-properties style:font-name="Courier New" style:font-name-complex="Courier New" fo:color="#000000" fo:font-size="8pt" style:font-size-asian="8pt" style:font-size-complex="8pt"/>
    </style:style>
    <style:style style:name="T553" style:parent-style-name="DefaultParagraphFont" style:family="text">
      <style:text-properties style:font-name="Courier New" style:font-name-complex="Courier New" fo:color="#000000" fo:font-size="8pt" style:font-size-asian="8pt" style:font-size-complex="8pt"/>
    </style:style>
    <style:style style:name="T554" style:parent-style-name="DefaultParagraphFont" style:family="text">
      <style:text-properties style:font-name="Courier New" style:font-name-complex="Courier New" fo:color="#000000" fo:font-size="8pt" style:font-size-asian="8pt" style:font-size-complex="8pt"/>
    </style:style>
    <style:style style:name="P55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5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5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58" style:parent-style-name="Standard" style:family="paragraph">
      <style:paragraph-properties fo:text-align="justify"/>
    </style:style>
    <style:style style:name="T559" style:parent-style-name="DefaultParagraphFont" style:family="text">
      <style:text-properties fo:font-size="10pt" style:font-size-asian="10pt" style:font-size-complex="10pt" fo:language="en" fo:country="US"/>
    </style:style>
    <style:style style:name="T560" style:parent-style-name="DefaultParagraphFont" style:family="text">
      <style:text-properties style:font-name="Courier New" style:font-name-complex="Courier New" fo:color="#000000" fo:font-size="8pt" style:font-size-asian="8pt" style:font-size-complex="8pt"/>
    </style:style>
    <style:style style:name="T561" style:parent-style-name="DefaultParagraphFont" style:family="text">
      <style:text-properties style:font-name="Courier New" style:font-name-complex="Courier New" fo:color="#000000" fo:font-size="8pt" style:font-size-asian="8pt" style:font-size-complex="8pt"/>
    </style:style>
    <style:style style:name="T562" style:parent-style-name="DefaultParagraphFont" style:family="text">
      <style:text-properties style:font-name="Courier New" style:font-name-complex="Courier New" fo:color="#000000" fo:font-size="8pt" style:font-size-asian="8pt" style:font-size-complex="8pt"/>
    </style:style>
    <style:style style:name="T563" style:parent-style-name="DefaultParagraphFont" style:family="text">
      <style:text-properties style:font-name="Courier New" style:font-name-complex="Courier New" fo:color="#000000" fo:font-size="8pt" style:font-size-asian="8pt" style:font-size-complex="8pt"/>
    </style:style>
    <style:style style:name="T564" style:parent-style-name="DefaultParagraphFont" style:family="text">
      <style:text-properties style:font-name="Courier New" style:font-name-complex="Courier New" fo:color="#000000" fo:font-size="8pt" style:font-size-asian="8pt" style:font-size-complex="8pt"/>
    </style:style>
    <style:style style:name="T565" style:parent-style-name="DefaultParagraphFont" style:family="text">
      <style:text-properties style:font-name="Courier New" style:font-name-complex="Courier New" fo:color="#000000" fo:font-size="8pt" style:font-size-asian="8pt" style:font-size-complex="8pt"/>
    </style:style>
    <style:style style:name="T566" style:parent-style-name="DefaultParagraphFont" style:family="text">
      <style:text-properties style:font-name="Courier New" style:font-name-complex="Courier New" fo:color="#000000" fo:font-size="8pt" style:font-size-asian="8pt" style:font-size-complex="8pt"/>
    </style:style>
    <style:style style:name="T567" style:parent-style-name="DefaultParagraphFont" style:family="text">
      <style:text-properties style:font-name="Courier New" style:font-name-complex="Courier New" fo:color="#000000" fo:font-size="8pt" style:font-size-asian="8pt" style:font-size-complex="8pt"/>
    </style:style>
    <style:style style:name="T568" style:parent-style-name="DefaultParagraphFont" style:family="text">
      <style:text-properties style:font-name="Courier New" style:font-name-complex="Courier New" fo:color="#000000" fo:font-size="8pt" style:font-size-asian="8pt" style:font-size-complex="8pt"/>
    </style:style>
    <style:style style:name="P56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70" style:parent-style-name="Standard" style:family="paragraph">
      <style:paragraph-properties fo:text-align="justify" fo:margin-left="0in">
        <style:tab-stops/>
      </style:paragraph-properties>
    </style:style>
    <style:style style:name="T571" style:parent-style-name="DefaultParagraphFont" style:family="text">
      <style:text-properties fo:font-size="10pt" style:font-size-asian="10pt" style:font-size-complex="10pt" fo:language="en" fo:country="US"/>
    </style:style>
    <style:style style:name="T572" style:parent-style-name="DefaultParagraphFont" style:family="text">
      <style:text-properties fo:font-size="10pt" style:font-size-asian="10pt" style:font-size-complex="10pt" fo:language="en" fo:country="US"/>
    </style:style>
    <style:style style:name="T573" style:parent-style-name="DefaultParagraphFont" style:family="text">
      <style:text-properties fo:font-size="10pt" style:font-size-asian="10pt" style:font-size-complex="10pt" fo:language="en" fo:country="US"/>
    </style:style>
    <style:style style:name="T574" style:parent-style-name="DefaultParagraphFont" style:family="text">
      <style:text-properties fo:font-style="italic" style:font-style-asian="italic" style:font-style-complex="italic" fo:font-size="10pt" style:font-size-asian="10pt" style:font-size-complex="10pt" fo:language="en" fo:country="US"/>
    </style:style>
    <style:style style:name="T575" style:parent-style-name="DefaultParagraphFont" style:family="text">
      <style:text-properties fo:font-size="10pt" style:font-size-asian="10pt" style:font-size-complex="10pt" fo:language="en" fo:country="US"/>
    </style:style>
    <style:style style:name="T576" style:parent-style-name="DefaultParagraphFont" style:family="text">
      <style:text-properties fo:font-style="italic" style:font-style-asian="italic" style:font-style-complex="italic" fo:font-size="10pt" style:font-size-asian="10pt" style:font-size-complex="10pt" fo:language="en" fo:country="US"/>
    </style:style>
    <style:style style:name="T577" style:parent-style-name="DefaultParagraphFont" style:family="text">
      <style:text-properties fo:font-size="10pt" style:font-size-asian="10pt" style:font-size-complex="10pt" fo:language="en" fo:country="US"/>
    </style:style>
    <style:style style:name="T578" style:parent-style-name="DefaultParagraphFont" style:family="text">
      <style:text-properties fo:font-style="italic" style:font-style-asian="italic" style:font-style-complex="italic" fo:font-size="10pt" style:font-size-asian="10pt" style:font-size-complex="10pt" fo:language="en" fo:country="US"/>
    </style:style>
    <style:style style:name="T579" style:parent-style-name="DefaultParagraphFont" style:family="text">
      <style:text-properties fo:font-size="10pt" style:font-size-asian="10pt" style:font-size-complex="10pt" fo:language="en" fo:country="US"/>
    </style:style>
    <style:style style:name="T580" style:parent-style-name="DefaultParagraphFont" style:family="text">
      <style:text-properties fo:font-size="10pt" style:font-size-asian="10pt" style:font-size-complex="10pt" fo:language="en" fo:country="US"/>
    </style:style>
    <style:style style:name="T581" style:parent-style-name="DefaultParagraphFont" style:family="text">
      <style:text-properties fo:font-size="10pt" style:font-size-asian="10pt" style:font-size-complex="10pt" fo:language="en" fo:country="US"/>
    </style:style>
    <style:style style:name="T582" style:parent-style-name="DefaultParagraphFont" style:family="text">
      <style:text-properties fo:font-style="italic" style:font-style-asian="italic" style:font-style-complex="italic" fo:font-size="10pt" style:font-size-asian="10pt" style:font-size-complex="10pt" fo:language="en" fo:country="US"/>
    </style:style>
    <style:style style:name="T583" style:parent-style-name="DefaultParagraphFont" style:family="text">
      <style:text-properties fo:font-size="10pt" style:font-size-asian="10pt" style:font-size-complex="10pt" fo:language="en" fo:country="US"/>
    </style:style>
    <style:style style:name="T584" style:parent-style-name="DefaultParagraphFont" style:family="text">
      <style:text-properties fo:font-style="italic" style:font-style-asian="italic" style:font-style-complex="italic" fo:font-size="10pt" style:font-size-asian="10pt" style:font-size-complex="10pt" fo:language="en" fo:country="US"/>
    </style:style>
    <style:style style:name="T585" style:parent-style-name="DefaultParagraphFont" style:family="text">
      <style:text-properties fo:font-size="10pt" style:font-size-asian="10pt" style:font-size-complex="10pt" fo:language="en" fo:country="US"/>
    </style:style>
    <style:style style:name="T586" style:parent-style-name="DefaultParagraphFont" style:family="text">
      <style:text-properties fo:font-size="10pt" style:font-size-asian="10pt" style:font-size-complex="10pt" fo:language="en" fo:country="US"/>
    </style:style>
    <style:style style:name="T587" style:parent-style-name="DefaultParagraphFont" style:family="text">
      <style:text-properties fo:font-size="10pt" style:font-size-asian="10pt" style:font-size-complex="10pt" fo:language="en" fo:country="US"/>
    </style:style>
    <style:style style:name="T588" style:parent-style-name="DefaultParagraphFont" style:family="text">
      <style:text-properties fo:font-style="italic" style:font-style-asian="italic" style:font-style-complex="italic" fo:font-size="10pt" style:font-size-asian="10pt" style:font-size-complex="10pt" fo:language="en" fo:country="US"/>
    </style:style>
    <style:style style:name="T589" style:parent-style-name="DefaultParagraphFont" style:family="text">
      <style:text-properties fo:font-size="10pt" style:font-size-asian="10pt" style:font-size-complex="10pt" fo:language="en" fo:country="US"/>
    </style:style>
    <style:style style:name="P59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9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9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93"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594" style:parent-style-name="Standard" style:family="paragraph">
      <style:paragraph-properties fo:margin-top="0.0395in" fo:margin-bottom="0.0395in" fo:margin-left="0.3541in">
        <style:tab-stops/>
      </style:paragraph-propertie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size="9pt" style:font-size-asian="9pt" style:font-size-complex="9pt" fo:language="en" fo:country="US"/>
    </style:style>
    <style:style style:name="T597" style:parent-style-name="DefaultParagraphFont" style:family="text">
      <style:text-properties fo:font-style="italic" style:font-style-asian="italic" style:font-style-complex="italic" fo:font-size="9pt" style:font-size-asian="9pt" style:font-size-complex="9pt" fo:language="en" fo:country="US"/>
    </style:style>
    <style:style style:name="T598" style:parent-style-name="DefaultParagraphFont" style:family="text">
      <style:text-properties fo:font-size="9pt" style:font-size-asian="9pt" style:font-size-complex="9pt" fo:language="en" fo:country="US"/>
    </style:style>
    <style:style style:name="P599" style:parent-style-name="Standard" style:family="paragraph">
      <style:paragraph-properties fo:margin-top="0.0395in" fo:margin-bottom="0.0395in" fo:margin-left="0.3541in">
        <style:tab-stops/>
      </style:paragraph-properties>
    </style:style>
    <style:style style:name="T600" style:parent-style-name="DefaultParagraphFont" style:family="text">
      <style:text-properties fo:font-size="9pt" style:font-size-asian="9pt" style:font-size-complex="9pt" fo:language="en" fo:country="US"/>
    </style:style>
    <style:style style:name="T601" style:parent-style-name="DefaultParagraphFont" style:family="text">
      <style:text-properties fo:font-style="italic" style:font-style-asian="italic" style:font-style-complex="italic" fo:font-size="9pt" style:font-size-asian="9pt" style:font-size-complex="9pt" fo:language="en" fo:country="US"/>
    </style:style>
    <style:style style:name="T602" style:parent-style-name="DefaultParagraphFont" style:family="text">
      <style:text-properties fo:font-size="9pt" style:font-size-asian="9pt" style:font-size-complex="9pt" fo:language="en" fo:country="US"/>
    </style:style>
    <style:style style:name="P603" style:parent-style-name="Standard" style:family="paragraph">
      <style:paragraph-properties fo:margin-top="0.0395in" fo:margin-bottom="0.0395in" fo:margin-left="0.3541in">
        <style:tab-stops/>
      </style:paragraph-properties>
    </style:style>
    <style:style style:name="T604" style:parent-style-name="DefaultParagraphFont" style:family="text">
      <style:text-properties fo:font-size="9pt" style:font-size-asian="9pt" style:font-size-complex="9pt" fo:language="en" fo:country="US"/>
    </style:style>
    <style:style style:name="T605" style:parent-style-name="DefaultParagraphFont" style:family="text">
      <style:text-properties fo:font-size="9pt" style:font-size-asian="9pt" style:font-size-complex="9pt" fo:language="en" fo:country="US"/>
    </style:style>
    <style:style style:name="T606" style:parent-style-name="DefaultParagraphFont" style:family="text">
      <style:text-properties fo:font-style="italic" style:font-style-asian="italic" style:font-style-complex="italic"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P608" style:parent-style-name="Standard" style:family="paragraph">
      <style:paragraph-properties fo:margin-top="0.0395in" fo:margin-bottom="0.0395in" fo:margin-left="0.3541in">
        <style:tab-stops/>
      </style:paragraph-properties>
    </style:style>
    <style:style style:name="T609" style:parent-style-name="DefaultParagraphFont" style:family="text">
      <style:text-properties fo:font-size="9pt" style:font-size-asian="9pt" style:font-size-complex="9pt" fo:language="en" fo:country="US"/>
    </style:style>
    <style:style style:name="T610" style:parent-style-name="DefaultParagraphFont" style:family="text">
      <style:text-properties fo:font-size="9pt" style:font-size-asian="9pt" style:font-size-complex="9pt" fo:language="en" fo:country="US"/>
    </style:style>
    <style:style style:name="T611" style:parent-style-name="DefaultParagraphFont" style:family="text">
      <style:text-properties fo:font-style="italic" style:font-style-asian="italic" style:font-style-complex="italic" fo:font-size="9pt" style:font-size-asian="9pt" style:font-size-complex="9pt" fo:language="en" fo:country="US"/>
    </style:style>
    <style:style style:name="T612" style:parent-style-name="DefaultParagraphFont" style:family="text">
      <style:text-properties fo:font-size="9pt" style:font-size-asian="9pt" style:font-size-complex="9pt" fo:language="en" fo:country="US"/>
    </style:style>
    <style:style style:name="P613" style:parent-style-name="Standard" style:family="paragraph">
      <style:paragraph-properties fo:margin-top="0.0395in" fo:margin-bottom="0.0395in" fo:margin-left="0.3541in">
        <style:tab-stops/>
      </style:paragraph-properties>
    </style:style>
    <style:style style:name="T614" style:parent-style-name="DefaultParagraphFont" style:family="text">
      <style:text-properties fo:font-size="9pt" style:font-size-asian="9pt" style:font-size-complex="9pt" fo:language="en" fo:country="US"/>
    </style:style>
    <style:style style:name="T615" style:parent-style-name="DefaultParagraphFont" style:family="text">
      <style:text-properties fo:font-size="9pt" style:font-size-asian="9pt" style:font-size-complex="9pt" fo:language="en" fo:country="US"/>
    </style:style>
    <style:style style:name="T616" style:parent-style-name="DefaultParagraphFont" style:family="text">
      <style:text-properties fo:font-size="9pt" style:font-size-asian="9pt" style:font-size-complex="9pt" fo:language="en" fo:country="US"/>
    </style:style>
    <style:style style:name="T617" style:parent-style-name="DefaultParagraphFont" style:family="text">
      <style:text-properties fo:font-style="italic" style:font-style-asian="italic" fo:font-size="9pt" style:font-size-asian="9pt" style:font-size-complex="9pt" fo:language="en" fo:country="US"/>
    </style:style>
    <style:style style:name="T618" style:parent-style-name="DefaultParagraphFont" style:family="text">
      <style:text-properties fo:font-size="9pt" style:font-size-asian="9pt" style:font-size-complex="9pt" fo:language="en" fo:country="US"/>
    </style:style>
    <style:style style:name="T619" style:parent-style-name="DefaultParagraphFont" style:family="text">
      <style:text-properties fo:font-style="italic" style:font-style-asian="italic" fo:font-size="9pt" style:font-size-asian="9pt" style:font-size-complex="9pt" fo:language="en" fo:country="US"/>
    </style:style>
    <style:style style:name="T620" style:parent-style-name="DefaultParagraphFont" style:family="text">
      <style:text-properties fo:font-size="9pt" style:font-size-asian="9pt" style:font-size-complex="9pt" fo:language="en" fo:country="US"/>
    </style:style>
    <style:style style:name="P621" style:parent-style-name="Standard" style:family="paragraph">
      <style:paragraph-properties fo:margin-top="0.0395in" fo:margin-bottom="0.0395in" fo:margin-left="0.3541in">
        <style:tab-stops/>
      </style:paragraph-properties>
    </style:style>
    <style:style style:name="T622" style:parent-style-name="DefaultParagraphFont" style:family="text">
      <style:text-properties fo:font-size="9pt" style:font-size-asian="9pt" style:font-size-complex="9pt" fo:language="en" fo:country="US"/>
    </style:style>
    <style:style style:name="T623" style:parent-style-name="DefaultParagraphFont" style:family="text">
      <style:text-properties fo:font-size="9pt" style:font-size-asian="9pt" style:font-size-complex="9pt" fo:language="en" fo:country="US"/>
    </style:style>
    <style:style style:name="T624" style:parent-style-name="DefaultParagraphFont" style:family="text">
      <style:text-properties fo:font-style="italic" style:font-style-asian="italic" style:font-style-complex="italic" fo:font-size="9pt" style:font-size-asian="9pt" style:font-size-complex="9pt" fo:language="en" fo:country="US"/>
    </style:style>
    <style:style style:name="T625" style:parent-style-name="DefaultParagraphFont" style:family="text">
      <style:text-properties fo:font-size="9pt" style:font-size-asian="9pt" style:font-size-complex="9pt" fo:language="en" fo:country="US"/>
    </style:style>
    <style:style style:name="P626" style:parent-style-name="Standard" style:family="paragraph">
      <style:paragraph-properties fo:margin-top="0.0395in" fo:margin-bottom="0.0395in" fo:margin-left="0.3541in">
        <style:tab-stops/>
      </style:paragraph-properties>
    </style:style>
    <style:style style:name="T627"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text:s/></text:span><text:span text:style-name="T31">)</text:span><text:span text:style-name="T32">އެމަސައްކަތް</text:span><text:span text:style-name="T33">(</text:span><text:span text:style-name="T34"><text:s/>ނުކޮށް އެރެކޯޑް ބަދަލެއް ނުކުރެވޭނެއެވެ. އެންމެ ދިގު ޗޭނު ހިނގާދިޔަ މުއާމަލާތްކަތުގެ ހެއްކެއްގެ ގޮތުގައި ބޭނުނުކުރުމުގެ އިތުރުން އެ އަ</text:span><text:span text:style-name="T35">އީ އެންމެ ބޮޑު ސީޕީޔޫ ޕަރަވަރ ޕޫލުންކަންވެސް ކަންވެސް ހެކިދެއެވެ. އެހެންކަމުން، ނެޓްވޯކްގެ މެޖޯރިޓީ ސީޕީޔޫޕަރަވަރ ކޮންޓްރޯލްކުރާ ނޯޑްތަކުން ނެޓްވޯކަށް ހަމަލާދިނުމުގަ</text:span><text:span text:style-name="T36">އި އެހީނުވާ</text:span><text:span text:style-name="T37">ހާ ހިނދަކު، އެމީހުންނަށް ހަމަލާދޭ ޗޭނުގެ ދިގުމިން ފަހަނައަޅި އެންމެ ދިގު ޗޭނު <text:s/>އ</text:span><text:span text:style-name="T38">ު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9"><text:s/>ހިނގާދިޔަ މުއާމަލާތަކުގެ ހެއްކެއް ގޮތުން ބަލާގަންނާނީ އެންމެ ދިގު ޗޭނެވެ.</text:span><text:span text:style-name="T40">.</text:span></text:p>
      <text:list text:style-name="LFO3" text:continue-numbering="true">
        <text:list-item>
          <text:p text:style-name="P41"><text:span text:style-name="T42">ތައާރަފް</text:span></text:p>
        </text:list-item>
      </text:list>
      <text:p text:style-name="P43"><text:span text:style-name="T44">އިންޓަރނެޓްގަ ކުރެވޭ ހުރިހާ ވިޔަފާރިއެއް ކަހަލަ ގޮތަކަށް އިތުބާރުކުރެވޭ ތިންވަނަ ފަރާތެއްގެގޮތުގައި ޕޭމަންޓް ޕްރޮސެސްކުރުމަށް ހަމައެކަނި ބަރޯސާވަނީ ފައިސާގެ<text:s/></text:span><text:span text:style-name="T45">ހިދުމަތްދޭ މުއައްސަސާތަކަށެވެ. ގިނަފަހަރަށް ގިނަ މުއާއްމަލާތްތަކަށް މިނިޒާމް ރަނގަޅަށް މަސައްކަތްކުރިޔަސް އިބާރުމޮޑެލް<text:s/></text:span><text:span text:style-name="T46">)</text:span><text:span text:style-name="T47">ޓްރަސްޓް މޮޑެލް</text:span><text:span text:style-name="T48">(</text:span><text:span text:style-name="T49">ގެ ޒާތުގައި ހުރި މައްސަލަތަށް އޭގައި އެކުލެވެއެވެ. އެނިޒާމްގައި ފައިސާގެ ހިދުމަތްދޭ މުއައްސަސާތަކަށް ދެފަރާތުގެ ދެމެދުގަ</text:span><text:span text:style-name="T50">އި ހިނގާ މައްސަލަ ހައްލުކުރުމުގެ ބާރުނުލިބޭނެތީވެ އެއްވެސްގޮތަކަށް ބަދަލުނުރެވޭ</text:span><text:span text:style-name="T51">)<text:s/></text:span><text:span text:style-name="T52">ރިވާރސް ނުކުރެވޭ</text:span><text:span text:style-name="T53">(</text:span><text:span text:style-name="T54"><text:s/>މުއާމަލާތްތެއް ނުހިންގެއެވެ. ދެފަރާތުގެ ދެމެދުގައި ހިނގާ މައްސަލަ މެދުވެރިއަކު ހައްލުކުރުމަކީ ޙަރަދު ހިނގާކަމަކަށްވާތިވެ މުއާމަލާތްކުރުމުގެ އަގުއުފުލި، މުއާމ</text:span><text:span text:style-name="T55">ަލާތުގައި ބޭނުންކުރެވޭނެ ޕްރެކްޓިކަލް އަދަދު ކުޑަވެ، ކުދިކުދި އަދަދުން މުއާމަލާތްކުރުމުގެ ފުރުސަތު ހަނިވެއެވެ.</text:span><text:span text:style-name="T56"><text:s/>އަދި އަނބުރާ ބަދަލު ނުދެވޭ<text:s/></text:span><text:span text:style-name="T57">)</text:span><text:span text:style-name="T58">ރިވާސްނުކުރެވޭ</text:span><text:span text:style-name="T59">(</text:span><text:span text:style-name="T60"><text:s/>ހިދުމަކަށް ބަދަލުކުރެނުވޭ<text:s/></text:span><text:span text:style-name="T61">)</text:span><text:span text:style-name="T62">ރިވާސްކުނުކުރެވޭ</text:span><text:span text:style-name="T63"><text:s/>(</text:span><text:span text:style-name="T64">ފައިސާގެ މުއާމަލާތް ކުރުމުގެ ފުރުސަތު ނެތުމުގެ ސަބަބުން</text:span><text:span text:style-name="T65"><text:s/>ފުޅާދާއިރާއެއްގައިވާ ގެއްލުންބޮޑެވެ. މުއާމަލާތް ބަދަލުކުރުމުގެ ފުރަސަތު އޮތުމުން އިތުބާރު ބޭނުންވާމިންވަރު ބޮޑުވެއެވެ. <text:s/>މާޗަންޓުން ކަސްޓަމަރުންނަށް ހުޝިޔާރުވާންޖެހި، ކަސްޓަމަރުންގެ އިތުރު މައުލޫމާތު ހޯދަން އުނދަގޫކުރަންޖެއެވެ. ކޮންމެވެސް މިންވަރެއްގެ ކުށް</text:span><text:span text:style-name="T66">ކުރުން ނުހުޓުވޭތީ ބަލާގަންނަންޖެހެއެވެ. އޭގެ ޙަރަދާއި އަދި ފައިސާދެއްކުމުގައި ހިމެނޭ އޮޅުންބޮޅުންތަށް މީހާހުރެގެން ނަގުދު ފައިސާއިން ހައްލުކުރެވުނަސް މުއާމަލާތީ<text:s/></text:span><text:soft-page-break/><text:span text:style-name="T67">ޗެނެލަކުން އިތުބާރުހިފޭ ފަރާތެއް މެދުވެރިއަކު ނެތި ހިންގޭނެ މެކޭނިޒަމްއެއް ނެތެވެ.</text:span></text:p>
      <text:p text:style-name="P68"/>
      <text:p text:style-name="P69"><text:span text:style-name="T70"><text:tab/></text:span><text:span text:style-name="T71">އަސްލު ބޭނުންވަނީ އިތުބާރުގެ ބަދަލުގައި ކްރިޕްޓޯގްރަފިކް ހެކި ބޭނުންކުރާ އިލެކްޓްރޯނިކް ޕޭމަންޓް ސިސްޓަމެކެވެ. އޭގެ ސަބަބުން އިތުބާރުހޯދަން ތިންވަނަ ފަރާތެއްބޭނުންވުމަކާނުލައި ސީދާ އެކަކު އަނެކަކާ މުއާމަލާތް ކުރެވޭނެއެވެ. ކޮމްޕިއުޓޭޝަނަލީ ޕްރެކްޓިކަލްގޮތެއ</text:span><text:span text:style-name="T72">ްގައި ރިވާސް ނުކުރުވޭ މުއާމަލާތްތަކުގެ ސަބަބުން ވިއްކާމީހުން ކުށްކުރާމިންގެކިބައިން ސަލާމާތްވެ، އަދި އަދައިގެ އެސްކުރޯ މެކޭނިޒަމްއެއް ގާއިމްކުރުމުން ވަރަށްފަސޭއިން ގަންނަމީހޭވެސް ރައްކާތެރިކޮށްދޭނެއެވެ.</text:span><text:span text:style-name="T73"><text:s/>މިޕޭޕަރުގައި އަހަރުމެން މި ހުށަހަޅަނީ ޑަބަލް ސްޕެންޑ</text:span><text:span text:style-name="T74">ިންގ މައްސަލަ ހައްލުކުރުމަށް ޕިއަރ-ޓު-ޕިއަރ ޑިސްޓްރިބިއުޑެޓް ޓައިމްސްޓޭމްޕް ސާވައަކުން މުއާމަލާތުގެ ވަގުތުގެތަރުތީބުން ކޮމްޕިޓޭޝަނަލް ހެއްކެއް އުފައްދޭނެގޮތެވެ.</text:span></text:p>
      <text:list text:style-name="LFO3" text:continue-numbering="true">
        <text:list-item>
          <text:p text:style-name="P75"><text:span text:style-name="T76">މުއާމަލާތް</text:span></text:p>
        </text:list-item>
      </text:list>
      <text:p text:style-name="P77"><text:span text:style-name="T78">އަހަރުމެން އިލެޓްރޯނިކް ފައިސާފޮއްޗެއް<text:s/></text:span><text:span text:style-name="T79">)</text:span><text:span text:style-name="T80">ކޮއިންއެއް</text:span><text:span text:style-name="T81">(</text:span><text:span text:style-name="T82"><text:s/>ކަމަށް ކަނޑައަޅަނީ ޑިޖިޓަލް ސިގް</text:span><text:span text:style-name="T83">ނޭޗަރު<text:s/></text:span><text:span text:style-name="T84">)</text:span><text:span text:style-name="T85">ޑިޖިޓަލް</text:span><text:span text:style-name="T86">(</text:span><text:span text:style-name="T87"><text:s/>ސޮއި( ތައްގެ ޗޭނެކެވެ)</text:span><text:span text:style-name="T88"><text:s/></text:span><text:span text:style-name="T89">ލިސްޓެކެވެ</text:span><text:span text:style-name="T90">. ކޮންމެ ވެރިފަރާތަކުންވެސް ފައިސާފޮތި ޓްރާންސްފަރކުރަނީ އޭގެ ކުރީގެ މުއާމަލާތުގެ ހޭޝްއާއި ފައިސާ ލިބޭ ފަރާތުގެޕަބްލިކް ކީބޭނުންކޮށްގެން ޑިޖިޓަލީ ސޮއެކޮށް އަދި އެންމެ ފަހުގެ ފައިސާފޮށްޗަށް</text:span><text:span text:style-name="T91">)<text:s/></text:span><text:span text:style-name="T92">ލިސްޓަށް</text:span><text:span text:style-name="T93">(</text:span><text:span text:style-name="T94"><text:s/>އިތުރުކ</text:span><text:span text:style-name="T95">ޮށްގެނެވެ.</text:span><text:span text:style-name="T96"><text:s/>ފައިސާލިބޭމިހާ އޭގެ ޑިޖިޓަލް ސިގްނޭޗަރތައް<text:s/></text:span><text:span text:style-name="T97">)</text:span><text:span text:style-name="T98">ޑިޖިޓަލް ސޮއިތަށް</text:span><text:span text:style-name="T99">(</text:span><text:span text:style-name="T100"><text:s/></text:span><text:span text:style-name="T101">ބޭނުންކޮށްގެ ޗޭނުގެ މިލްކުވެރިކަން ކަށަވަރުވޭނެއެވެ.<text:s/></text:span></text:p>
      <text:p text:style-name="P102"/>
      <text:p text:style-name="P103"><text:span text:style-name="T104">އެހެންނަމަވެސް ފައިސާލިބޭމީހާއަށް ކުރީގެ މިލްކުވެރިޔަކު ޑަބަލް-ސްޕެޑްކުރި<text:s/></text:span><text:span text:style-name="T105">)</text:span><text:span text:style-name="T106">ކޮޕީއެއް އެހެންމީހަކަށް ފޮނުވި</text:span><text:span text:style-name="T107">(</text:span><text:span text:style-name="T108">ކަން ޔަގީން ކުރެވޭ</text:span><text:span text:style-name="T109">ކަށް ނެތެވެ. <text:s/>މިކަމަށް އެއްމެ އާއްމު ހައްލަކީ އިތުބާރު ތިންވަނަ ބާރުވެރި ސެންޓްރަލް ފަރާތެއް ތައާރަފްކޮށް، ފައިސާޖަހާ އަދި ހިނގާ ކޮންމެ މުއާމަލާތެއް ޑަބަލްސްޕެންޑްކުރޭތޯ ޗެކްކުރުމެވެ.</text:span><text:span text:style-name="T110"><text:s/>ކޮންމެ މުއާމަލާތަކަށްފަހު އާފައިސާފޮއްޗެއް ޖެހުމަށްޓަކައި ބޭނުންކުރެވުނ</text:span><text:span text:style-name="T111">ު ފައިސާފޮތި އަނބުރާ ލިބެންޖެހެއެވެ. އަދި ފައަސާފޮއްޗެއް ޑަބަލްސްޕެންޑް ނުކުރާކަމުގެ އިތުބާރާއި ޔަގީންކަން އޮންނާނީ ހަމައެކަނި ފައިސާޖެހިގޮތަށް ލިބޭނަމައެވެ. <text:s/>ވީމަ މިހައްލުގެ މައިގަނޑު މައްސަލައަކީ ފައިސާގެ ނިޒާމުގެ އިތުބާރު އެންމެފަރާތެއްކަމުގައިވާ ފައިސާ</text:span><text:span text:style-name="T112">ޖަހާ ފަރާތަށް ބަރޯސަވެފަ އޮތުމާއި، ބެންކުތަކެކޭ އެއްފަދައިން ކޮންމެ މުއާމަލާތެއްވެސް އެފާރާތް މެދެވެކިކޮށް ހިނގުމެވެ</text:span><text:span text:style-name="T113">.</text:span></text:p>
      <text:p text:style-name="P114"><text:span text:style-name="T115">ކުރީގެ އޯނަރުން<text:s/></text:span><text:span text:style-name="T116">)</text:span><text:span text:style-name="T117">މިލްކުވެރިން</text:span><text:span text:style-name="T118">(</text:span><text:span text:style-name="T119"><text:s/>ޑަބަލް-ސްޕެންޑް ނުކުރާކަމުގެ ޔަގީންކަން ހޯދާނެގޮތެއް އަހަރުމެން ބޭނުންވެއެވެ. <text:s/>އަހަރުމެންގެ ބޭނުމަށް، ބަ</text:span><text:span text:style-name="T120">ލަން ހަމައެކަނި ބޭނުންވަނީ ކުރީގެ މުއާމަލާތްތަށް އެކަންޏެ، ފަހުގެ މުއާމަލާތްތަކަ އަހަރުމެން އެ އަހައްމިޔަތުކަމެއްނުދެމެވެ. މުއާމަލާތެއް މަދުވިކަން ބެލޭނެ ހަމައެކަނި ގޮތަކީ ހުރިހާ މުއާމަލާތްތަކަށް ހޭލުންތެރިވެތިބުމެވެ. ފައިސާޖަހާ މޮޑެލްގައި ފައިސާޖަހާފަރާތަ</text:span><text:span text:style-name="T121">ށް ހުރިހާ މުއާމަލާތެއް އެނގެއެވެ، އަދި ހިނގާ ދިޔަ ތަރުތީބުވެސް އެނގެއެވެ.</text:span><text:span text:style-name="T122"><text:s/>އިތުބާރުކުރެވޭ ފަރާތެއް ނުލައި މިކަން ހާސިލްކުރުމަށްޓައި، މުއާމަލާތްތަށް އެންމެނަށްވެސް އިއުލާން ކުރެވެންޖެހެއެވެ، އަދި އެއާ ތަރުތީބުން އޮންނަ އެންމެން ބައިވެރިވާ އެއްބަސްވާ އެއް ތާ</text:span><text:span text:style-name="T123">ރީހް/ރެކޯޑް އޮންނާނެ ނިޒާމެއް އޮންނަންޖެއެވެ. ކޮންމެ މުއާމަލާތެއްވެސް ކުރެވޭ ވަގުތު <text:s text:c="2"/>ފައިސާލިބޭމީހާއަކީ</text:span><text:span text:style-name="T124"><text:s/>އެފައިސާފޮތި އެންމެ ފުރަތަމަ ލިބުނު މީހާކަން ނޯޑްތަކުގެ މެޖޯރިޓީ</text:span><text:span text:style-name="T125">)</text:span><text:span text:style-name="T126"><text:s/></text:span><text:span text:style-name="T127">ބައިވެރިންގެ މެޖޯރިޓީން</text:span><text:span text:style-name="T128">(<text:s/></text:span><text:span text:style-name="T129">އެއްބަސްވާކަން</text:span><text:span text:style-name="T130"><text:s/></text:span><text:span text:style-name="T131">( އެގްރީވާކަން )</text:span><text:span text:style-name="T132"><text:s/>ފައިސާލިބޭ މީހާއަށް ޔަގީންވާ</text:span><text:span text:style-name="T133">ންޖެހެއެވެ.</text:span><text:span text:style-name="T134"><text:s/></text:span></text:p>
      <text:list text:style-name="LFO3" text:continue-numbering="true">
        <text:list-item>
          <text:p text:style-name="P135">ޓައިމް ސާވަރ</text:p>
        </text:list-item>
      </text:list>
      <text:p text:style-name="P136">އަހަރުމެން މިހުށަހަޅާ ހައްލުގައި ޓައިމް ސާރވައެއް ބޭނުންވެއެވެ.<text:s/>ޓައިމް ސާވަރ މަސައްކަތްކުރާގޮތަކީ އައިޓަމްތަކެއްގެ ބޮލްކެއްގެ ހޭޝް ޓައިމްޕްސްޓޭމްޕްކުރުމަށްފަހު )ވަގުތުގެ ސިއްކައެއްޖެހުމަށްފަހު( އެ އެންމެނަށްފެންނާނެހެން ނޫހެއްގައި ނުވަތަ ނިއުސްނެޓްގައި ހުންނާނެން އިއުލާނުކުރުމެވެ. <text:s/>ޓައިމްސްޓޭންޕުން ހޭޝްކުރުމަށްޓަކައި އެޑޭޓާ<text:s/>ޔަގީނުންވެސް<text:s/>އެވަގުތެއްގައި<text:s/>ހުރިކަން ހެކިކޮށްދެއެވެ. ކޮންމެ ޓައިމްސްޓޭންޕެއްގައިވެސް އޭގެ ކުރީގެ ޓައިމްސްޓޭންޕުގެހޭޝް ހުރުމުގެ ސަބަބުން ޗޭނެއް އުފެދި<text:s/>އިތުރުވާކޮންމެ ޓައިމްސްޓޭމްޕަކާއެކު<text:s/>އޭގެކުރީގެ ޓައިމްސްޓޭމްޕްތަކަށް އިރުބާރަކަށެވެއެވެ..<text:s/></text:p>
      <text:p text:style-name="P137"/>
      <text:list text:style-name="LFO3" text:continue-numbering="true">
        <text:list-item>
          <text:p text:style-name="P138"><text:span text:style-name="T139">ޕްރޫފް-އޮފް-ވޯކް</text:span></text:p>
        </text:list-item>
      </text:list>
      <text:p text:style-name="P140"><text:span text:style-name="T141">ޑިސްޓްރިބިއުޓެޑް ޓައިމް ސާވަރއެއް ޕިއަރ-ޓު-ޕިއަރ އުސޫލުން އަހަރުމެން ގާއިމްކުރުމަށްޓަކައި ނޫހެއް ނުވަތަ ނިއުސްނެޓް ޕޯސްޓްތަކެއްގެ</text:span><text:span text:style-name="T142"> <text:s/></text:span><text:span text:style-name="T143">ބޭނުންކުރުމުގެ ބަދަލުގައި އެޑަމްބެކްގެ ހޭޝްކޭޝް<text:s/></text:span><text:span text:style-name="T144">]</text:span><text:span text:style-name="T145">1</text:span><text:span text:style-name="T146">[</text:span><text:span text:style-name="T147"><text:s/>ފަދަ ޕްރޫފް-އޮފް-ވޯކް ނިޒާމެއް ބޭނުކުރަންޖެހެއެވެ. ޕްރޫފް-އޮފް-ވޯކްގައި ހިނެނޭނީ ނަންބަރެއ ހޯދުމަށް ސްކޭނުކުރުމެވެ، އެއަދަކީ އެ ޝާ256 ފަދަހޭޝްކުރުކުމަކުން އަންނަ ހޭޝްފެށޭނީ ވަކިއަދަދެއްގެ ސުންތަކަކުންނެވެ. އެވެރޭޖްކޮށް މަސައްކަތަށް ބޭނުންވާ ވަގުތަކީ ހޭޝް ސުންބިޓްގެ އަދަދުގެ އެކްޕޯނަންޝަލްގުނަ ވަގުތެކެވެ އަދި ހޭޝްގެ ސައްހަކަން ޔަގީންކުރަންބޭނުން ވަނީ އެންމެ ހޭޝެކުރާށެވެެ.</text:span></text:p>
      <text:p text:style-name="P148"><text:span text:style-name="T149">އަހަރުމެންގެ ޓައިމްސްޓޭމްޕް ސާވަރއަށް ޕްރޫފް-އޮފް-ވޯކް ގާއިމްކުރުމްކުރަނީ ކޮންމެ ބްލޮކެއްގައި ނޮންސްއެއްލައި ބޭނުންވާ މިންވަރަށް ސުމެއް ހޭޝްއަށް އައިސް ސައްހަ ހޭޝްއެއް ފެންނަންދެން އިތުރުކުރަމުންގޮހެވެ.</text:span><text:span text:style-name="T150"><text:s/>ސީޕީޔޫގެ މަސައްކަތް އިތުރުވެ ޕްރޫފް-އޮފް-ވޯކް ދެމެހެއްޓުމުން ޕްރޫފް-އޮފް-ވޯކް އަލުން ނުކޮށެއް ބްލޮކެއް ބަދަލެއް ނުކުރެވޭނެއެވެ. އަދި ފަހުން ޗޭނަށް އިތުރު ބްލޮކްތަށް އެއްކުރުމުން ބްލޮކެއް ބަދަލުކުރެވޭނީ އެެއެއްކުރި އެހުރިހާ ބްލޮކްތަކުގެ ޕްރޫ-އޮފް-ވޯކްގެ މަސައްކަތް އަލުން ކޮށްގެންނެވެ</text:span><text:span text:style-name="T151">.<text:s/></text:span></text:p>
      <text:p text:style-name="P152"><text:span text:style-name="T153">ޕްރޫ-އޮފް-ވޯކްގެ ސަބަބުން ގޮތް ނިންމުމުގައި މެޖޯރިޓީ ތަމްސީލުކުރުމުގެ މައްސަލަވެސް ހައްލުވެގެން ދެއެވެ</text:span><text:span text:style-name="T154">. <text:s/></text:span><text:span text:style-name="T155">މެޖޯރިޓީ ތަމްސީލުކުރުމުގައި އެއް-އައިޕީ-އަކީ-އެއްވޯޓު ކަމުގައި އުސޫލު ގެންގުޅެފިނަމަ ބައިވަރު އައިޕީތަކެއް ހޯދޭފަރާތަކަށް އެއަނބުރާލެވޭނެއެވެ. ޕްރޫފް-އޮފް-ވޯކްއަކީ ހަގީގަތުގައި އެއް-ސީޕީޔޫ-އެއް-ވޯޓެވެ. އެންމެ ގިނަ ޕްރޫފް-އޮފް-ވޯކްގެ މަސައްކަތް އިންވެސްޓް ކުރެވިފައިވާތީ މެޖޯރިޓީ ތަމްސީލު ކުރާނީ އެންމެ ދިގު ޗޭނުންނެވެ. މެޖޯރިޓީއަކީ ތެދުވެރި ނޯޑުތަކެއްކަމަށްވަނީ ނަމަ، އަދި ވާދަކުރާ އެހެން ޗޭނުތަށް ފަހަނައަޅައި، އެންމެ ބާރަށް ދިގުވާނީ ތެދުވެރި ޗޭނެވެ. ހަމަލާދޭ މީހަކު ކުރީގެ ބްލޮކެއް ބަދަލުކުރަން ބޭނުންނަމަ އެބްލޮކާއި އެބްލޮކުގެ ފަހުންއައި ހުރިހާ ބްލޮކެއްގެ ޕްރޫފް-އޮފް-ވޯކް މަސައްކަތް ކޮށް އަދި ތެދުވެރި ހުރިހާ ނޯޑެއްގެ މަސައްކަތައްވުރެ އިތުރަށްކޮށް ފަހަނައަޅައިދާންޖެހެއެވެ.</text:span><text:span text:style-name="T156"><text:s/>ލަސްލަހުން ހަމަލާދޭވޭމީހަކަށް ފަހުން ބްލޮކުތަށް އެއްކުރެވޭވަރަކުން އަތުލައިގަތުމުގެ ޕްރޮބަަލިޓީ</text:span><text:span text:style-name="T157"> </text:span><text:span text:style-name="T158"><text:s/></text:span><text:span text:style-name="T159">އެސްޕޯނަޝަލްގުނަ ދަށްވާކަން އަހަރުމެން ފަހުން ދައްކަދޭނަމެވެ</text:span><text:span text:style-name="T160">.</text:span></text:p>
      <text:p text:style-name="P161"><text:span text:style-name="T162">ވަގުތާ އެއްގޮތަށް ނޯޑްތަކުގެ ޝައުގުވެރިކަމާއި ހާޑްވެއަރ ސްޕީޑަށް އަންނަ ތަފާތު ބަދަލާއި ހަމަކުރުމުގެ ގޮތަުން ޕްރޫފް-އޮފް-ވޯކްގެ އުނދަގޫމިންވަރު ކަނޑައަޅާނީ މޫވިންގ އެވަރޭޖް ޓާކެއްކަމަށް</text:span><text:span text:style-name="T163"> </text:span><text:span text:style-name="T164"><text:s/></text:span><text:span text:style-name="T165">އެވަރޭޖްކޮށް ގަޑިއަކަށް ބްލޮކްއުފެދޭ</text:span><text:span text:style-name="T166"> </text:span><text:span text:style-name="T167"><text:s/></text:span><text:span text:style-name="T168">ބްލޮކުގެ އަދަދުންނެވެ. ބޮލޮކްމާ އަވަހަށް އުފެދޭނަމަ އުނދަގޫމިންވަރު އިތުރވާނެއެވެ</text:span><text:span text:style-name="T169">.</text:span></text:p>
      <text:p text:style-name="P170"/>
      <text:p text:style-name="P171"/>
      <text:p text:style-name="P172"/>
      <text:p text:style-name="P173"/>
      <text:p text:style-name="P174"/>
      <text:p text:style-name="P175"/>
      <text:p text:style-name="P176"><text:span text:style-name="T177"><text:s text:c="4"/></text:span></text:p>
      <text:p text:style-name="P178"/>
      <text:p text:style-name="P179"/>
      <text:p text:style-name="P180"><text:span text:style-name="T181">titik-titik komputasi tersebut menyetujui bahwa transaksi tersebut adalah yang diterima pertama kalinya.</text:span></text:p>
      <text:h text:style-name="P182" text:outline-level="2">3. <text:s text:c="3"/>Timestamp Server</text:h>
      <text:p text:style-name="P183"><text:span text:style-name="T184">Solusi yang kami ajukan dimulai dengan<text:s/></text:span><text:span text:style-name="T185">timestamp</text:span><text:span text:style-name="T186"><text:s/></text:span><text:span text:style-name="T187">server</text:span><text:span text:style-name="T188">.<text:s/></text:span><text:span text:style-name="T189">Timestamp</text:span><text:span text:style-name="T190"><text:s/></text:span><text:span text:style-name="T191">server</text:span><text:span text:style-name="T192"><text:s/>bekerja dengan cara mengambil<text:s/></text:span><text:span text:style-name="T193">hash</text:span><text:span text:style-name="T194"><text:s/>dari setiap blok item untuk dicatat waktunya dan mempublikasikan secara luas<text:s/></text:span><text:span text:style-name="T195">hash</text:span><text:span text:style-name="T196"><text:s/>tersebut, sama seperti pada<text:s/></text:span><text:span text:style-name="T197">newspaper</text:span><text:span text:style-name="T198"><text:s/>atau pos<text:s/></text:span><text:span text:style-name="T199">pada Usenet [2-5].<text:s/></text:span><text:span text:style-name="T200">Timestamp</text:span><text:span text:style-name="T201"><text:s/>membuktikan bahwa data ada pada saat itu, secara jelas, agar bisa dimasukkan ke dalam<text:s/></text:span><text:span text:style-name="T202">hash</text:span><text:span text:style-name="T203">. Setiap<text:s/></text:span><text:span text:style-name="T204">timestamp</text:span><text:span text:style-name="T205"><text:s/>melingkupi<text:s/></text:span><text:span text:style-name="T206">timestamp</text:span><text:span text:style-name="T207"><text:s/>sebelumnya dalam<text:s/></text:span><text:span text:style-name="T208">hash</text:span><text:span text:style-name="T209">, membentuk suatu rantai, dengan setiap<text:s/></text:span><text:span text:style-name="T210">timestamp</text:span><text:span text:style-name="T211"><text:s/>tambahan menekankan<text:s/></text:span><text:span text:style-name="T212">timest</text:span><text:span text:style-name="T213">amp</text:span><text:span text:style-name="T214"><text:s/>sebelumnya.</text:span></text:p>
      <text:p text:style-name="P215"/>
      <text:p text:style-name="P216"/>
      <text:p text:style-name="P217"/>
      <text:p text:style-name="P218"/>
      <text:p text:style-name="P219"/>
      <text:h text:style-name="P220" text:outline-level="2"><text:span text:style-name="T221">4. <text:s text:c="3"/>Proof-of-Work</text:span></text:h>
      <text:p text:style-name="P222"><text:span text:style-name="T223">Untuk mengimplementasikan<text:s/></text:span><text:span text:style-name="T224">timestamp</text:span><text:span text:style-name="T225"><text:s/></text:span><text:span text:style-name="T226">server</text:span><text:span text:style-name="T227"><text:s/>yang terdistribusi secara<text:s/></text:span><text:span text:style-name="T228">peer-to-peer</text:span><text:span text:style-name="T229">, kita perlu menggunakan sistem<text:s/></text:span><text:span text:style-name="T230">proof-of-work</text:span><text:span text:style-name="T231"><text:s/>yang mirip dengan Adam Back's Hashcash [6], daripada<text:s/></text:span><text:span text:style-name="T232">newspaper</text:span><text:span text:style-name="T233"><text:s/>atau pos pada<text:s/></text:span><text:span text:style-name="T234">Usenet.<text:s/></text:span><text:span text:style-name="T235">Proof-of-work</text:span><text:span text:style-name="T236"><text:s/>melibatkan proses pemindaian dari nilai yang jika melalui proses<text:s/></text:span><text:span text:style-name="T237">hashing</text:span><text:span text:style-name="T238">, contohnya dengan menggunakan SHA-256,<text:s/></text:span><text:span text:style-name="T239">hash</text:span><text:span text:style-name="T240"><text:s/>akan dimulai dengan angka bit nol. Jumlah rata-rata usaha yang diperlukan berbanding eksponensial dengan jumlah bit n</text:span><text:span text:style-name="T241">ol yang diperlukan dan bisa diverifikasi dengan mengeksekusi sebuah<text:s/></text:span><text:span text:style-name="T242">hash</text:span><text:span text:style-name="T243">.</text:span></text:p>
      <text:p text:style-name="P244"><text:span text:style-name="T245">Untuk jaringan<text:s/></text:span><text:span text:style-name="T246">timestamp</text:span><text:span text:style-name="T247"><text:s/>ini,<text:s/></text:span><text:span text:style-name="T248">proof-of-work</text:span><text:span text:style-name="T249"><text:s/>diimplemetasikan dengan deret inkremental dari kejadian (</text:span><text:span text:style-name="T250">nonce</text:span><text:span text:style-name="T251">) dalam blok sampai didapat suatu nilai yang dapat memberikan<text:s/></text:span><text:span text:style-name="T252">hash</text:span><text:span text:style-name="T253"><text:s/>dari suat</text:span><text:span text:style-name="T254">u blok banyaknya bit nol yang dibutuhkan. Begitu tenaga komputasi ditingkatkan untuk memenuhi kebutuhan<text:s/></text:span><text:span text:style-name="T255">proof-of-work</text:span><text:span text:style-name="T256">, blok tersebut tidak dapat diubah tanpa mengulang proses. Untuk blok-blok yang tersambung di belakangnya, usaha untuk mengubah blok terseb</text:span><text:span text:style-name="T257">ut mengharuskan untuk mengulang pembuatan blok-blok setelahnya juga.</text:span></text:p>
      <text:p text:style-name="P258"/>
      <text:p text:style-name="P259"/>
      <text:p text:style-name="P260"/>
      <text:p text:style-name="P261"><text:span text:style-name="T262">Proof-of-work</text:span><text:span text:style-name="T263"><text:s/>juga mengatasi masalah dalam menentukan pembuat keputusan mayoritas. Jika keputusan mayoritas dibuat berdasarkan kepada satu IP address untuk satu suara (</text:span><text:span text:style-name="T264">one-IP-address-o</text:span><text:span text:style-name="T265">ne-vote</text:span><text:span text:style-name="T266">), ini dapat ditumbangkan oleh siapapun yang dapat mengalokasikan banyak IP.<text:s/></text:span><text:span text:style-name="T267">Proof-of-work</text:span><text:span text:style-name="T268"><text:s/>pada dasarnya adalah satu CPU satu suara (</text:span><text:span text:style-name="T269">one-CPU-one-vote</text:span><text:span text:style-name="T270">). Keputusan mayoritas ditentukan oleh rantai terpanjang, yang mempunyai usaha<text:s/></text:span><text:span text:style-name="T271">proof-of-work</text:span><text:span text:style-name="T272"><text:s/>terbany</text:span><text:span text:style-name="T273">ak. Jika mayoritas kekuatan CPU dikendalikan oleh titik-titik komputasi yang jujur, rantai yang jujur dapat tumbuh lebih cepat dan mengalahkan rantai lainnya. Untuk mengubah blok yang sudah ada, penyerang perlu membuat ulang<text:s/></text:span><text:span text:style-name="T274">proof-of-work</text:span><text:span text:style-name="T275"><text:s/>blok tersebut dan</text:span><text:span text:style-name="T276"><text:s/>semua blok sesudahnya dan kemudian mengejar dan menyusul kerja titik-titik komputasi yang jujur. Kami akan perlihatkan nanti kemungkinan penyerang yang lebih lambat yang berusaha untuk mengejar menghilang secara eksponensial ketika blok-blok berikutnya di</text:span><text:span text:style-name="T277">tambahkan. <text:s/></text:span></text:p>
      <text:p text:style-name="P278"><text:span text:style-name="T279">Untuk mengkompensasi peningkatan kecepatan perangkat keras dan minat menjalankan titik komputasi yang berubah-ubah seiring perkembangan waktu, tingkat kesulitan dari<text:s/></text:span><text:span text:style-name="T280">proof-of-work</text:span><text:span text:style-name="T281"><text:s/>ditentukan oleh target rata-rata jumlah blok per jam yang<text:s/></text:span><text:span text:style-name="T282">selalu berubah-ubah juga. Jika mereka dibuat terlalu cepat, tingkat kesulitan akan meningkat.</text:span></text:p>
      <text:h text:style-name="P283" text:outline-level="2">5. <text:s text:c="3"/>Jaringan</text:h>
      <text:p text:style-name="P284">Langkah untuk menjalankan jaringan adalah sebagai berikut:</text:p>
      <text:p text:style-name="P285"/>
      <text:list text:style-name="Numbering1">
        <text:list-item text:start-value="1">
          <text:p text:style-name="P286">Transaksi-transaksi baru disiarkan ke semua titik-titik komputasi.</text:p>
        </text:list-item>
        <text:list-item>
          <text:p text:style-name="P287">Setiap titik komputasi mengumpulkan transaksi-transaksi baru ke dalam sebuah blok.</text:p>
        </text:list-item>
        <text:list-item>
          <text:p text:style-name="P288"><text:span text:style-name="T289">Setiap titik komputasi berupaya untuk menemukan<text:s/></text:span><text:span text:style-name="T290">proof-of-work</text:span><text:span text:style-name="T291"><text:s/>yang sulit untuk bloknya.</text:span></text:p>
        </text:list-item>
        <text:list-item>
          <text:p text:style-name="P292"><text:span text:style-name="T293">Ketika sebuat titik komputasi menemukan<text:s/></text:span><text:span text:style-name="T294">proof-of-work</text:span><text:span text:style-name="T295">, ia menyiarkan blok tersebut ke semua titik-titik k</text:span><text:span text:style-name="T296">omputasi.</text:span></text:p>
        </text:list-item>
        <text:list-item>
          <text:p text:style-name="P297">Titik komputasi menerima blok tersebut hanya jika semua transaksi di dalamnya valid dan belum pernah dibelanjakan.</text:p>
        </text:list-item>
        <text:list-item>
          <text:p text:style-name="P298"><text:span text:style-name="T299">Titik-titik komputasi menunjukkan penerimaan blok dengan menambahkan blok berikutnya pada rantai, dengan<text:s/></text:span><text:span text:style-name="T300">hash</text:span><text:span text:style-name="T301"><text:s/>dari blok yang diteri</text:span><text:span text:style-name="T302">ma sebagai<text:s/></text:span><text:span text:style-name="T303">hash</text:span><text:span text:style-name="T304"><text:s/>sebelumnya.</text:span></text:p>
        </text:list-item>
      </text:list>
      <text:p text:style-name="P305"/>
      <text:p text:style-name="P306"><text:span text:style-name="T307">Titik-titik komputasi selalu menganggap rantai terpanjang adalah rantai yang benar dan akan terus bekerja memperpanjang rantai tersebut. Jika dua titik komputasi menyiarkan versi yang berbeda dari blok berikutnya secara<text:s/></text:span><text:span text:style-name="T308">bersamaan, beberapa titik komputasi akan menerima satu atau lainnya terlebih dahulu. Pada kejadian seperti itu, titik tersebut akan mengerjakan blok yang pertama diterima, tapi tetap menyimpan cabang yang satunya lagi barangkali rantai itu bertambah panjan</text:span><text:span text:style-name="T309">g. Ikatan ini akan diputuskan ketika<text:s/></text:span><text:span text:style-name="T310">proof-of-work</text:span><text:span text:style-name="T311"><text:s/>berikutnya ditemukan dan satu cabang bertambah panjang, titik-titik komputasi yang bekerja pada cabang yang lain akan berpindah ke cabang yang lebih panjang.</text:span></text:p>
      <text:p text:style-name="P312"><text:span text:style-name="T313">Penyiaran transaksi baru tidak harus mencapai k</text:span><text:span text:style-name="T314">eseluruhan titik komputasi. Selama bisa mencapai banyak titik komputasi, mereka akan segera tergabung dalam suatu blok. Penyiaran blok juga mempunyai toleransi atas pesan yang terputus (</text:span><text:span text:style-name="T315">dropped message</text:span><text:span text:style-name="T316">). Jika satu titik komputasi tidak menerima sebuah blok</text:span><text:span text:style-name="T317">, maka titik tersebut akan memintanya pada saat menerima blok berikutnya dan mengetahui bahwa sebuah blok telah terlewatkan.</text:span></text:p>
      <text:h text:style-name="P318" text:outline-level="2">6. <text:s text:c="3"/>Insentif</text:h>
      <text:p text:style-name="P319">Berdasarkan kesepakatan, transaksi pertama pada suatu blok adalah transaksi khusus yang memulai koin baru yang dimiliki oleh pencipta dari blok tersebut. Ini menjadi insentif bagi titik-titik komputasi untuk mendukung jaringannya, dan menyediakan jalan untuk mulai mendistribusikan koin ke dalam sirkulasi, karena tidak ada otoritas pusat yang mengeluarkannya. Penambahan<text:s/>jumlah koin secara konstan bisa dianalogikan dengan penambang emas yang mengerahkan sumber daya untuk menambahkan emas pada sirkulasi. Dalam hal ini, sumber daya <text:s/>waktu dan listrik dari CPU yang dikerahkan. <text:s/></text:p>
      <text:p text:style-name="P320">Insentif dapat juga dibiayai dari biaya transaksi. Jika nilai keluaran dari satu transaksi kurang dari nilai masukan, selisihnya adalah biaya transaksi yang ditambahkan pada besaran insentif dari blok yang mengandung transaksi tersebut. Setelah sejumlah koin yang sudah ditentukan berada pada sirkulasi,<text:s/>insentif berasal dari biaya transaksi dan menjadi bebas inflasi. <text:s/></text:p>
      <text:p text:style-name="P321">Insentif dapat membantu menjaga titik-titik komputasi agar tetap jujur. Jika ada penyerang yang serakah berhasil membangun kekuatan komputasi lebih tinggi daripada semua titik yang jujur,<text:s/>dia hanya akan bisa memilih <text:s/>menggunakannya untuk menipu orang dengan merebut kembali pembayarannya, atau untuk menbuat koin baru. Dia akan menyadari bahwa mengikuti aturan akan lebih menguntungkan, yang menguntungkannya dengan menghasilkan koin baru lebih<text:s/>banyak daripada orang lain, daripada merusak sistem dan keabsahan dari kekayaannya sendiri.</text:p>
      <text:h text:style-name="P322" text:outline-level="2">7. <text:s text:c="3"/>Memulihkan Ruang Penyimpanan</text:h>
      <text:p text:style-name="P323"><text:span text:style-name="T324">Setelah transaksi terakhir dalam sebuah koin terbenam di bawah blok yang cukup, transaksi yang dilakukan sebelumnya dapat diabai</text:span><text:span text:style-name="T325">kan untuk menghemat ruang penyimpanan. Untuk memfasilitasi ini tanpa memutuskan<text:s/></text:span><text:span text:style-name="T326">hash</text:span><text:span text:style-name="T327"><text:s/>blok, transaksi di-</text:span><text:span text:style-name="T328">hash-</text:span><text:span text:style-name="T329">kan dalam Merkle Tree [7][2][5], dengan hanya<text:s/></text:span><text:span text:style-name="T330">root</text:span><text:span text:style-name="T331"><text:s/>yang disertakan dalam<text:s/></text:span><text:span text:style-name="T332">hash</text:span><text:span text:style-name="T333"><text:s/>blok. Blok lama dapat diringkaskan dengan meringkaskan cabang dari po</text:span><text:span text:style-name="T334">hon tersebut. <text:s/></text:span><text:span text:style-name="T335">Hash</text:span><text:span text:style-name="T336">-</text:span><text:span text:style-name="T337">hash</text:span><text:span text:style-name="T338"><text:s/>yang berada di bagian dalam tidak perlu disimpan lagi.</text:span></text:p>
      <text:p text:style-name="P339"/>
      <text:p text:style-name="P340"/>
      <text:p text:style-name="P341"/>
      <text:p text:style-name="P342"><text:span text:style-name="T343">Sebuah kepala blok (</text:span><text:span text:style-name="T344">block header</text:span><text:span text:style-name="T345">) tanpa transaksi kurang lebih akan berukuran 80 bytes. Jika kita beranggapan bahwa blok dihasilkan setiap 10 menit maka, 80 bytes * 6 * 24 *</text:span><text:span text:style-name="T346"><text:s/>365 = 4.2MB per tahun. Dengan sistem komputer yang umumnya dijual dengan 2GB RAM pada tahun 2008, dan hukum Moore memprediksi pertumbuhan 1.2GB per tahun, ruang penyimpanan seharusnya tidak akan menjadi masalah bahkan jika kepala blok harus disimpan.</text:span></text:p>
      <text:h text:style-name="P347" text:outline-level="2">8. <text:s/><text:s text:c="2"/>Verifikasi Pembayaran yang Disederhanakan</text:h>
      <text:p text:style-name="P348"><text:span text:style-name="T349">Verifikasi pembayaran bisa dilakukan tanpa perlu menjalankan jaringan titik-titik komputasi secara penuh. Seorang pengguna hanya perlu menyimpan salinan dari kepala blok dari rantai terpanjang<text:s/></text:span><text:span text:style-name="T350">proof-of-work</text:span><text:span text:style-name="T351">, yang mana bisa didapat dengan melakukan kueri atas titik-titik jaringan sampai dia teryakinkan bahwa rantai yang diperolehnya adalah rantai yang terpanjang, dan mendapatkan cabang Merkle Tree yang menghubungkan transaksi tersebut kepada blok</text:span><text:span text:style-name="T352"><text:s/>dengan<text:s/></text:span><text:span text:style-name="T353">timestamp</text:span><text:span text:style-name="T354"><text:s/>yang diperuntukkannya. Dia tidak dapat memeriksa transaksi tersebut untuk dirinya sendiri, tapi dengan menghubungkannya pada suatu tempat pada rantai, dia dapat melihat apakah sebuah titik jaringan telah menerimanya, dan blok-blok telah d</text:span><text:span text:style-name="T355">itambahkan setelahnya mengkonfirmasi lebih lanjut bahwa jaringan telah menerima transaksi tersebut.</text:span></text:p>
      <text:p text:style-name="P356"/>
      <text:p text:style-name="P357"/>
      <text:p text:style-name="P358">Dengan demikian, verifikasi bisa diandalkan selama titik-titik yang jujur 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text:s/>menerima pembayaran kemungkinan akan tetap menginginkan untuk menjalankan titik-titiknya sendiri untuk kemanan yang lebih independen dan verifikasi yang lebih cepat.</text:p>
      <text:h text:style-name="P359" text:outline-level="2">9. <text:s text:c="3"/>Menggabungkan dan memisahkan nilai</text:h>
      <text:p text:style-name="P360">Walaupun memungkinkan untuk menangani setiap koin<text:s/>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361"/>
      <text:p text:style-name="P362"/>
      <text:p text:style-name="P363"/>
      <text:p text:style-name="P364"><text:span text:style-name="T365">Perlu dicatat ba</text:span><text:span text:style-name="T366">hwa dalam model<text:s/></text:span><text:span text:style-name="T367">fan-out</text:span><text:span text:style-name="T368">, dimana sebuah transaksi bergantung pada beberapa transaksi-transaksi, dan transaksi-transaksi tersebut bergantung pada lebih banyak lagi transaksi, tidak menjadi masalah di sini. Tidak pernah diperlukan untuk menjabarkan sebuah sal</text:span><text:span text:style-name="T369">inan sejarah transaksi yang benar-benar berdiri sendiri.</text:span></text:p>
      <text:p text:style-name="P370"/>
      <text:h text:style-name="P371" text:outline-level="2">10. <text:s text:c="3"/>Privasi</text:h>
      <text:p text:style-name="P372"><text:span text:style-name="T373">Model perbankan tradisional menerapkan suatu tingkatan privasi dengan membatasi akses informasi <text:s/>kepada pihak-pihak yang terkait dan pihak ketiga yang dipercaya. <text:s/>Kebutuhan untuk<text:s/></text:span><text:span text:style-name="T374">mengumumkan semua transaksi secara publik menghalangi metode ini, tapi privasi tetap bisa diperoleh dengan memutuskan aliran informasi di tempat lain: dengan menjaga anonimitas dari<text:s/></text:span><text:span text:style-name="T375">public key</text:span><text:span text:style-name="T376">. Publik bisa menyaksikan bahwa seseorang mengirimkan sejumlah k</text:span><text:span text:style-name="T377">epada seseorang lainnya, tapi tanpa informasi yang menghubungkan transaksi kepada siapapun. Ini sama dengan tingkat informasi yang disiarkan oleh bursa efek, dimana waktu dan ukuran dari perdagangan individual, daftar transaksi, dibuka secara publik, tapi<text:s/></text:span><text:span text:style-name="T378">tanpa memberitahukan siapa saja yang terkait.</text:span></text:p>
      <text:p text:style-name="P379"/>
      <text:p text:style-name="P380"/>
      <text:p text:style-name="P381">Sebagai pengaman tambahan, sepasang kunci baru harus 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382" text:outline-level="2">11. <text:s text:c="3"/>Perhitungan</text:h>
      <text:p text:style-name="P383">Kami meninjau suatu skenario dimana penyerang berusaha menciptakan rantai alternatif yang lebih cepat daripada rantai yang jujur. Walaupun ini berhasil dilakukan, tidak akan menyebabkan sistem menjadi terbuka atas perubahan yang sewenang-wenang,<text:s/>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 sudah dibelanjakan.</text:p>
      <text:p text:style-name="P384">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385">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386"/>
      <text:p text:style-name="P387"><text:span text:style-name="T388">p</text:span><text:span text:style-name="T389"><text:s/>= kemungkinan node jujur mendapatkan blok berikutnya</text:span></text:p>
      <text:p text:style-name="P390"><text:span text:style-name="T391">q</text:span><text:span text:style-name="T392"><text:s/>= kemungkinan penyerang mendapatkan blok berikutnya</text:span></text:p>
      <text:p text:style-name="P393"><text:span text:style-name="T394">qz</text:span><text:span text:style-name="T395"><text:s/>= probabilitas penyerang akan menyusul dari posisi</text:span><text:span text:style-name="T396"><text:s/>z blok sebelumnya</text:span></text:p>
      <text:p text:style-name="P397"/>
      <text:p text:style-name="P398"><text:span text:style-name="T399"><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400">q</text:span></text:p></draw:text-box><svg:title/><svg:desc/></draw:frame><draw:frame draw:id="id1" draw:style-name="a1" draw:name="Text Box 115" svg:x="0.0945in" svg:y="0.2563in" svg:width="0.037in" svg:height="0.1071in" style:rel-width="scale" style:rel-height="scale"><draw:text-box><text:p text:style-name="Normal"><text:span text:style-name="T401">z</text:span></text:p></draw:text-box><svg:title/><svg:desc/></draw:frame><draw:frame draw:id="id2" draw:style-name="a2" draw:name="Text Box 116" svg:x="0.13615in" svg:y="0.18376in" svg:width="0.07639in" svg:height="0.18681in" style:rel-width="scale" style:rel-height="scale"><draw:text-box><text:p text:style-name="Normal"><text:span text:style-name="T402">=</text:span></text:p></draw:text-box><svg:title/><svg:desc/></draw:frame><draw:frame draw:id="id3" draw:style-name="a3" draw:name="Text Box 117" svg:x="0.24991in" svg:y="0in" svg:width="0.12917in" svg:height="0.5in" style:rel-width="scale" style:rel-height="scale"><draw:text-box><text:p text:style-name="Normal"><text:span text:style-name="T403">{</text:span></text:p></draw:text-box><svg:title/><svg:desc/></draw:frame><draw:frame draw:id="id4" draw:style-name="a4" draw:name="Text Box 118" svg:x="0.5134in" svg:y="0.1209in" svg:width="0.078in" svg:height="0.1768in" style:rel-width="scale" style:rel-height="scale"><draw:text-box><text:p text:style-name="Normal"><text:span text:style-name="T404">1</text:span></text:p></draw:text-box><svg:title/><svg:desc/></draw:frame><draw:frame draw:id="id5" draw:style-name="a5" draw:name="Text Box 119" svg:x="0.88947in" svg:y="0.10622in" svg:width="0.11458in" svg:height="0.17569in" style:rel-width="scale" style:rel-height="scale"><draw:text-box><text:p text:style-name="Normal"><text:span text:style-name="T405">if</text:span></text:p></draw:text-box><svg:title/><svg:desc/></draw:frame><draw:frame draw:id="id6" draw:style-name="a6" draw:name="Text Box 120" svg:x="1.0453in" svg:y="0.1063in" svg:width="0.078in" svg:height="0.1768in" style:rel-width="scale" style:rel-height="scale"><draw:text-box><text:p text:style-name="Normal"><text:span text:style-name="T406">p</text:span></text:p></draw:text-box><svg:title/><svg:desc/></draw:frame><draw:frame draw:id="id7" draw:style-name="a7" draw:name="Text Box 121" svg:x="1.12788in" svg:y="0.08893in" svg:width="0.07639in" svg:height="0.18681in" style:rel-width="scale" style:rel-height="scale"><draw:text-box><text:p text:style-name="Normal"><text:span text:style-name="T407">≤</text:span></text:p></draw:text-box><svg:title/><svg:desc/></draw:frame><draw:frame draw:id="id8" draw:style-name="a8" draw:name="Text Box 122" svg:x="1.2634in" svg:y="0.1063in" svg:width="0.078in" svg:height="0.1768in" style:rel-width="scale" style:rel-height="scale"><draw:text-box><text:p text:style-name="Normal"><text:span text:style-name="T408">q</text:span></text:p></draw:text-box><svg:title/><svg:desc/></draw:frame><draw:frame draw:id="id9" draw:style-name="a9" draw:name="Text Box 123" svg:x="0.34637in" svg:y="0.29697in" svg:width="0.07778in" svg:height="0.18681in" style:rel-width="scale" style:rel-height="scale"><draw:text-box><text:p text:style-name="Normal"><text:span text:style-name="T409"></text:span></text:p></draw:text-box><svg:title/><svg:desc/></draw:frame><draw:frame draw:id="id10" draw:style-name="a10" draw:name="Text Box 124" svg:x="0.3992in" svg:y="0.3098in" svg:width="0.078in" svg:height="0.1768in" style:rel-width="scale" style:rel-height="scale"><draw:text-box><text:p text:style-name="Normal"><text:span text:style-name="T410">q</text:span></text:p></draw:text-box><svg:title/><svg:desc/></draw:frame><draw:frame draw:id="id11" draw:style-name="a11" draw:name="Text Box 125" svg:x="0.49232in" svg:y="0.29697in" svg:width="0.05903in" svg:height="0.18681in" style:rel-width="scale" style:rel-height="scale"><draw:text-box><text:p text:style-name="Normal"><text:span text:style-name="T411">/</text:span></text:p></draw:text-box><svg:title/><svg:desc/></draw:frame><draw:frame draw:id="id12" draw:style-name="a12" draw:name="Text Box 126" svg:x="0.5756in" svg:y="0.3098in" svg:width="0.078in" svg:height="0.1768in" style:rel-width="scale" style:rel-height="scale"><draw:text-box><text:p text:style-name="Normal"><text:span text:style-name="T412">p</text:span></text:p></draw:text-box><svg:title/><svg:desc/></draw:frame><draw:frame draw:id="id13" draw:style-name="a13" draw:name="Text Box 127" svg:x="0.65995in" svg:y="0.29697in" svg:width="0.07778in" svg:height="0.18681in" style:rel-width="scale" style:rel-height="scale"><draw:text-box><text:p text:style-name="Normal"><text:span text:style-name="T413"></text:span></text:p></draw:text-box><svg:title/><svg:desc/></draw:frame><draw:frame draw:id="id14" draw:style-name="a14" draw:name="Text Box 128" svg:x="0.7118in" svg:y="0.2728in" svg:width="0.037in" svg:height="0.1071in" style:rel-width="scale" style:rel-height="scale"><draw:text-box><text:p text:style-name="Normal"><text:span text:style-name="T414">z</text:span></text:p></draw:text-box><svg:title/><svg:desc/></draw:frame><draw:frame draw:id="id15" draw:style-name="a15" draw:name="Text Box 129" svg:x="0.88947in" svg:y="0.31436in" svg:width="0.11458in" svg:height="0.17569in" style:rel-width="scale" style:rel-height="scale"><draw:text-box><text:p text:style-name="Normal"><text:span text:style-name="T415">if</text:span></text:p></draw:text-box><svg:title/><svg:desc/></draw:frame><draw:frame draw:id="id16" draw:style-name="a16" draw:name="Text Box 130" svg:x="1.0453in" svg:y="0.3146in" svg:width="0.078in" svg:height="0.1768in" style:rel-width="scale" style:rel-height="scale"><draw:text-box><text:p text:style-name="Normal"><text:span text:style-name="T416">p</text:span></text:p></draw:text-box><svg:title/><svg:desc/></draw:frame><draw:frame draw:id="id17" draw:style-name="a17" draw:name="Text Box 131" svg:x="1.12788in" svg:y="0.29697in" svg:width="0.07778in" svg:height="0.18681in" style:rel-width="scale" style:rel-height="scale"><draw:text-box><text:p text:style-name="Normal"><text:span text:style-name="T417"></text:span></text:p></draw:text-box><svg:title/><svg:desc/></draw:frame><draw:frame draw:id="id18" draw:style-name="a18" draw:name="Text Box 132" svg:x="1.2634in" svg:y="0.3146in" svg:width="0.078in" svg:height="0.1768in" style:rel-width="scale" style:rel-height="scale"><draw:text-box><text:p text:style-name="Normal"><text:span text:style-name="T418">q</text:span></text:p></draw:text-box><svg:title/><svg:desc/></draw:frame><draw:frame draw:id="id19" draw:style-name="a19" draw:name="Text Box 133" svg:x="1.32151in" svg:y="0in" svg:width="0.12917in" svg:height="0.5in" style:rel-width="scale" style:rel-height="scale"><draw:text-box><text:p text:style-name="Normal"><text:span text:style-name="T419">}</text:span></text:p></draw:text-box><svg:title/><svg:desc/></draw:frame></draw:g></text:span></text:p>
      <text:p text:style-name="P420"/>
      <text:p text:style-name="P421">Dengan asumsi kita bahwa p &gt; q, nilai kemungkinan akan turun secara eksponensial seiring dengan peningkatan jumlah blok yang harus dikejar oleh<text:s/>penyerang. Dengan kondisi yang tidak menguntungkan ini, jika penyerang tidak mendapatkan keberuntungan dengan melakukan sergapan lebih awal, maka kesempatannya akan menjadi sangat kecil karena dia akan tertinggal jauh di belakang.</text:p>
      <text:p text:style-name="P422">Sekarang kita<text:s/>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423"><text:span text:style-name="T424">Penerima akan menghasikan sepasang kunci baru dan mengirimkan<text:s/></text:span><text:span text:style-name="T425">public key<text:s/></text:span><text:span text:style-name="T426">kepada pengirim sesaat sebelum menandatanganinya. Ini mencegah pengirim untuk mempersiapkan sebuah rantai blok sebelumnya dengan mengolah secara terus-menerus sampai cukup beruntung m</text:span><text:span text:style-name="T427">endapatkan posisi cukup jauh di depan, kemudian mengeksekusi transaksi pada saat itu. Segera setelah sebuat transaksi terkirim, pengirim yang tidak jujur mulai membuat versi lain dari transaksi tersebut secara paralel dan tersembunyi.</text:span></text:p>
      <text:p text:style-name="P428">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429"/>
      <text:p text:style-name="P430"><text:span text:style-name="T431"><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432">=</text:span></text:p></draw:text-box><svg:title/><svg:desc/></draw:frame><draw:frame draw:id="id22" draw:style-name="a22" draw:name="Text Box 136" svg:x="0.2181in" svg:y="0.1102in" svg:width="0.0614in" svg:height="0.1768in" style:rel-width="scale" style:rel-height="scale"><draw:text-box><text:p text:style-name="Normal"><text:span text:style-name="T433">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434">q</text:span></text:p></draw:text-box><svg:title/><svg:desc/></draw:frame><draw:frame draw:id="id25" draw:style-name="a25" draw:name="Text Box 139" svg:x="0.3445in" svg:y="0.1874in" svg:width="0.078in" svg:height="0.1768in" style:rel-width="scale" style:rel-height="scale"><draw:text-box><text:p text:style-name="Normal"><text:span text:style-name="T435">p</text:span></text:p></draw:text-box><svg:title/><svg:desc/></draw:frame></draw:g></text:span></text:p>
      <text:p text:style-name="P436"/>
      <text:p text:style-name="P437">Untuk mendapatkan kemungkinan sang penyerang masih bisa mengejar saat ini, kita mengalikan Poisson density untuk setiap jumlah perkembangan yang dia sudah dapat lakukan dengan kemungkinan yang dia dapat kejar pada saat itu:</text:p>
      <text:p text:style-name="P438"><text:span text:style-name="T439"><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440">∑</text:span></text:p></draw:text-box><svg:title/><svg:desc/></draw:frame><draw:frame draw:id="id28" draw:style-name="a28" draw:name="Text Box 142" svg:x="0in" svg:y="0.3874in" svg:width="0.0425in" svg:height="0.1071in" style:rel-width="scale" style:rel-height="scale"><draw:text-box><text:p text:style-name="Normal"><text:span text:style-name="T441">k</text:span></text:p></draw:text-box><svg:title/><svg:desc/></draw:frame><draw:frame draw:id="id29" draw:style-name="a29" draw:name="Text Box 143" svg:x="0.05159in" svg:y="0.38041in" svg:width="0.04514in" svg:height="0.11042in" style:rel-width="scale" style:rel-height="scale"><draw:text-box><text:p text:style-name="Normal"><text:span text:style-name="T442">=</text:span></text:p></draw:text-box><svg:title/><svg:desc/></draw:frame><draw:frame draw:id="id30" draw:style-name="a30" draw:name="Text Box 144" svg:x="0.1252in" svg:y="0.3874in" svg:width="0.0476in" svg:height="0.1071in" style:rel-width="scale" style:rel-height="scale"><draw:text-box><text:p text:style-name="Normal"><text:span text:style-name="T443">0</text:span></text:p></draw:text-box><svg:title/><svg:desc/></draw:frame><draw:frame draw:id="id31" draw:style-name="a31" draw:name="Text Box 145" svg:x="0.05159in" svg:y="0.09712in" svg:width="0.07708in" svg:height="0.11042in" style:rel-width="scale" style:rel-height="scale"><draw:text-box><text:p text:style-name="Normal"><text:span text:style-name="T444">∞</text:span></text:p></draw:text-box><svg:title/><svg:desc/></draw:frame><draw:frame draw:id="id32" draw:style-name="a32" draw:name="Text Box 146" svg:x="0.21807in" svg:y="0.10702in" svg:width="0.07778in" svg:height="0.18681in" style:rel-width="scale" style:rel-height="scale"><draw:text-box><text:p text:style-name="Normal"><text:span text:style-name="T445"></text:span></text:p></draw:text-box><svg:title/><svg:desc/></draw:frame><draw:frame draw:id="id33" draw:style-name="a33" draw:name="Text Box 147" svg:x="0.3126in" svg:y="0.0925in" svg:width="0.0425in" svg:height="0.1071in" style:rel-width="scale" style:rel-height="scale"><draw:text-box><text:p text:style-name="Normal"><text:span text:style-name="T446">k</text:span></text:p></draw:text-box><svg:title/><svg:desc/></draw:frame><draw:frame draw:id="id34" draw:style-name="a34" draw:name="Text Box 148" svg:x="0.3752in" svg:y="0.1209in" svg:width="0.0697in" svg:height="0.1768in" style:rel-width="scale" style:rel-height="scale"><draw:text-box><text:p text:style-name="Normal"><text:span text:style-name="T447">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448">−</text:span></text:p></draw:text-box><svg:title/><svg:desc/></draw:frame><draw:frame draw:id="id37" draw:style-name="a37" draw:name="Text Box 151" svg:x="0.33339in" svg:y="0.3071in" svg:width="0.075in" svg:height="0.17569in" style:rel-width="scale" style:rel-height="scale"><draw:text-box><text:p text:style-name="Normal"><text:span text:style-name="T449">k</text:span></text:p></draw:text-box><svg:title/><svg:desc/></draw:frame><draw:frame draw:id="id38" draw:style-name="a38" draw:name="Text Box 152" svg:x="0.4165in" svg:y="0.2929in" svg:width="0.0469in" svg:height="0.1894in" style:rel-width="scale" style:rel-height="scale"><draw:text-box><text:p text:style-name="Normal"><text:span text:style-name="T450">!</text:span></text:p></draw:text-box><svg:title/><svg:desc/></draw:frame><draw:frame draw:id="id39" draw:style-name="a39" draw:name="Text Box 153" svg:x="0.57192in" svg:y="0.18885in" svg:width="0.04375in" svg:height="0.17917in" style:rel-width="scale" style:rel-height="scale"><draw:text-box><text:p text:style-name="Normal"><text:span text:style-name="T451">⋅</text:span></text:p></draw:text-box><svg:title/><svg:desc/></draw:frame><draw:frame draw:id="id40" draw:style-name="a40" draw:name="Text Box 154" svg:x="0.63611in" svg:y="0in" svg:width="0.12917in" svg:height="0.5in" style:rel-width="scale" style:rel-height="scale"><draw:text-box><text:p text:style-name="Normal"><text:span text:style-name="T452">{</text:span></text:p></draw:text-box><svg:title/><svg:desc/></draw:frame><draw:frame draw:id="id41" draw:style-name="a41" draw:name="Text Box 155" svg:x="0.7219in" svg:y="0.1235in" svg:width="0.07778in" svg:height="0.18681in" style:rel-width="scale" style:rel-height="scale"><draw:text-box><text:p text:style-name="Normal"><text:span text:style-name="T453"></text:span></text:p></draw:text-box><svg:title/><svg:desc/></draw:frame><draw:frame draw:id="id42" draw:style-name="a42" draw:name="Text Box 156" svg:x="0.7717in" svg:y="0.1362in" svg:width="0.078in" svg:height="0.1768in" style:rel-width="scale" style:rel-height="scale"><draw:text-box><text:p text:style-name="Normal"><text:span text:style-name="T454">q</text:span></text:p></draw:text-box><svg:title/><svg:desc/></draw:frame><draw:frame draw:id="id43" draw:style-name="a43" draw:name="Text Box 157" svg:x="0.86798in" svg:y="0.1235in" svg:width="0.05903in" svg:height="0.18681in" style:rel-width="scale" style:rel-height="scale"><draw:text-box><text:p text:style-name="Normal"><text:span text:style-name="T455">/</text:span></text:p></draw:text-box><svg:title/><svg:desc/></draw:frame><draw:frame draw:id="id44" draw:style-name="a44" draw:name="Text Box 158" svg:x="0.9492in" svg:y="0.1362in" svg:width="0.078in" svg:height="0.1768in" style:rel-width="scale" style:rel-height="scale"><draw:text-box><text:p text:style-name="Normal"><text:span text:style-name="T456">p</text:span></text:p></draw:text-box><svg:title/><svg:desc/></draw:frame><draw:frame draw:id="id45" draw:style-name="a45" draw:name="Text Box 159" svg:x="1.03336in" svg:y="0.1235in" svg:width="0.07778in" svg:height="0.18681in" style:rel-width="scale" style:rel-height="scale"><draw:text-box><text:p text:style-name="Normal"><text:span text:style-name="T457"></text:span></text:p></draw:text-box><svg:title/><svg:desc/></draw:frame><draw:frame draw:id="id46" draw:style-name="a46" draw:name="Text Box 160" svg:x="1.07505in" svg:y="0.09832in" svg:width="0.04583in" svg:height="0.11042in" style:rel-width="scale" style:rel-height="scale"><draw:text-box><text:p text:style-name="Normal"><text:span text:style-name="T458"></text:span></text:p></draw:text-box><svg:title/><svg:desc/></draw:frame><draw:frame draw:id="id47" draw:style-name="a47" draw:name="Text Box 161" svg:x="1.1181in" svg:y="0.1043in" svg:width="0.037in" svg:height="0.1071in" style:rel-width="scale" style:rel-height="scale"><draw:text-box><text:p text:style-name="Normal"><text:span text:style-name="T459">z</text:span></text:p></draw:text-box><svg:title/><svg:desc/></draw:frame><draw:frame draw:id="id48" draw:style-name="a48" draw:name="Text Box 162" svg:x="1.15964in" svg:y="0.09832in" svg:width="0.04514in" svg:height="0.11042in" style:rel-width="scale" style:rel-height="scale"><draw:text-box><text:p text:style-name="Normal"><text:span text:style-name="T460">−</text:span></text:p></draw:text-box><svg:title/><svg:desc/></draw:frame><draw:frame draw:id="id49" draw:style-name="a49" draw:name="Text Box 163" svg:x="1.2417in" svg:y="0.1043in" svg:width="0.0425in" svg:height="0.1071in" style:rel-width="scale" style:rel-height="scale"><draw:text-box><text:p text:style-name="Normal"><text:span text:style-name="T461">k</text:span></text:p></draw:text-box><svg:title/><svg:desc/></draw:frame><draw:frame draw:id="id50" draw:style-name="a50" draw:name="Text Box 164" svg:x="1.29432in" svg:y="0.09832in" svg:width="0.04583in" svg:height="0.11042in" style:rel-width="scale" style:rel-height="scale"><draw:text-box><text:p text:style-name="Normal"><text:span text:style-name="T462"></text:span></text:p></draw:text-box><svg:title/><svg:desc/></draw:frame><draw:frame draw:id="id51" draw:style-name="a51" draw:name="Text Box 165" svg:x="1.4608in" svg:y="0.10902in" svg:width="0.19792in" svg:height="0.17569in" style:rel-width="scale" style:rel-height="scale"><draw:text-box><text:p text:style-name="Normal"><text:span text:style-name="T463">if k</text:span></text:p></draw:text-box><svg:title/><svg:desc/></draw:frame><draw:frame draw:id="id52" draw:style-name="a52" draw:name="Text Box 166" svg:x="1.68047in" svg:y="0.09523in" svg:width="0.07639in" svg:height="0.18681in" style:rel-width="scale" style:rel-height="scale"><draw:text-box><text:p text:style-name="Normal"><text:span text:style-name="T464">≤</text:span></text:p></draw:text-box><svg:title/><svg:desc/></draw:frame><draw:frame draw:id="id53" draw:style-name="a53" draw:name="Text Box 167" svg:x="1.8252in" svg:y="0.1091in" svg:width="0.0614in" svg:height="0.1768in" style:rel-width="scale" style:rel-height="scale"><draw:text-box><text:p text:style-name="Normal"><text:span text:style-name="T465">z</text:span></text:p></draw:text-box><svg:title/><svg:desc/></draw:frame><draw:frame draw:id="id54" draw:style-name="a54" draw:name="Text Box 168" svg:x="0.9819in" svg:y="0.3126in" svg:width="0.078in" svg:height="0.1768in" style:rel-width="scale" style:rel-height="scale"><draw:text-box><text:p text:style-name="Normal"><text:span text:style-name="T466">1</text:span></text:p></draw:text-box><svg:title/><svg:desc/></draw:frame><draw:frame draw:id="id55" draw:style-name="a55" draw:name="Text Box 169" svg:x="1.4608in" svg:y="0.29507in" svg:width="0.19792in" svg:height="0.17569in" style:rel-width="scale" style:rel-height="scale"><draw:text-box><text:p text:style-name="Normal"><text:span text:style-name="T467">if k</text:span></text:p></draw:text-box><svg:title/><svg:desc/></draw:frame><draw:frame draw:id="id56" draw:style-name="a56" draw:name="Text Box 170" svg:x="1.68047in" svg:y="0.28088in" svg:width="0.07778in" svg:height="0.18681in" style:rel-width="scale" style:rel-height="scale"><draw:text-box><text:p text:style-name="Normal"><text:span text:style-name="T468"></text:span></text:p></draw:text-box><svg:title/><svg:desc/></draw:frame><draw:frame draw:id="id57" draw:style-name="a57" draw:name="Text Box 171" svg:x="1.8252in" svg:y="0.2953in" svg:width="0.0614in" svg:height="0.1768in" style:rel-width="scale" style:rel-height="scale"><draw:text-box><text:p text:style-name="Normal"><text:span text:style-name="T469">z</text:span></text:p></draw:text-box><svg:title/><svg:desc/></draw:frame><draw:frame draw:id="id58" draw:style-name="a58" draw:name="Text Box 172" svg:x="1.87494in" svg:y="0in" svg:width="0.12917in" svg:height="0.5in" style:rel-width="scale" style:rel-height="scale"><draw:text-box><text:p text:style-name="Normal"><text:span text:style-name="T470">}</text:span></text:p></draw:text-box><svg:title/><svg:desc/></draw:frame></draw:g></text:span></text:p>
      <text:p text:style-name="P471"/>
      <text:p text:style-name="P472">Setelah ditata ulang untuk menghindari menjumlahkan ekor tak terhingga pada distribusi...</text:p>
      <text:p text:style-name="P473"/>
      <text:p text:style-name="P474"><text:span text:style-name="T475"><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76">1</text:span></text:p></draw:text-box><svg:title/><svg:desc/></draw:frame><draw:frame draw:id="id61" draw:style-name="a61" draw:name="Text Box 175" svg:x="0.07198in" svg:y="0.0928in" svg:width="0.07639in" svg:height="0.18681in" style:rel-width="scale" style:rel-height="scale"><draw:text-box><text:p text:style-name="Normal"><text:span text:style-name="T477">−</text:span></text:p></draw:text-box><svg:title/><svg:desc/></draw:frame><draw:frame draw:id="id62" draw:style-name="a62" draw:name="Text Box 176" svg:x="0.19714in" svg:y="0.05824in" svg:width="0.12083in" svg:height="0.27153in" style:rel-width="scale" style:rel-height="scale"><draw:text-box><text:p text:style-name="Normal"><text:span text:style-name="T478">∑</text:span></text:p></draw:text-box><svg:title/><svg:desc/></draw:frame><draw:frame draw:id="id63" draw:style-name="a63" draw:name="Text Box 177" svg:x="0.2083in" svg:y="0.311in" svg:width="0.0425in" svg:height="0.1071in" style:rel-width="scale" style:rel-height="scale"><draw:text-box><text:p text:style-name="Normal"><text:span text:style-name="T479">k</text:span></text:p></draw:text-box><svg:title/><svg:desc/></draw:frame><draw:frame draw:id="id64" draw:style-name="a64" draw:name="Text Box 178" svg:x="0.25972in" svg:y="0.30398in" svg:width="0.04514in" svg:height="0.11042in" style:rel-width="scale" style:rel-height="scale"><draw:text-box><text:p text:style-name="Normal"><text:span text:style-name="T480">=</text:span></text:p></draw:text-box><svg:title/><svg:desc/></draw:frame><draw:frame draw:id="id65" draw:style-name="a65" draw:name="Text Box 179" svg:x="0.3335in" svg:y="0.311in" svg:width="0.0476in" svg:height="0.1071in" style:rel-width="scale" style:rel-height="scale"><draw:text-box><text:p text:style-name="Normal"><text:span text:style-name="T481">0</text:span></text:p></draw:text-box><svg:title/><svg:desc/></draw:frame><draw:frame draw:id="id66" draw:style-name="a66" draw:name="Text Box 180" svg:x="0.2728in" svg:y="0in" svg:width="0.037in" svg:height="0.1071in" style:rel-width="scale" style:rel-height="scale"><draw:text-box><text:p text:style-name="Normal"><text:span text:style-name="T482">z</text:span></text:p></draw:text-box><svg:title/><svg:desc/></draw:frame><draw:frame draw:id="id67" draw:style-name="a67" draw:name="Text Box 181" svg:x="0.42346in" svg:y="0.0173in" svg:width="0.07778in" svg:height="0.18681in" style:rel-width="scale" style:rel-height="scale"><draw:text-box><text:p text:style-name="Normal"><text:span text:style-name="T483"></text:span></text:p></draw:text-box><svg:title/><svg:desc/></draw:frame><draw:frame draw:id="id68" draw:style-name="a68" draw:name="Text Box 182" svg:x="0.5071in" svg:y="0.0173in" svg:width="0.0425in" svg:height="0.1071in" style:rel-width="scale" style:rel-height="scale"><draw:text-box><text:p text:style-name="Normal"><text:span text:style-name="T484">k</text:span></text:p></draw:text-box><svg:title/><svg:desc/></draw:frame><draw:frame draw:id="id69" draw:style-name="a69" draw:name="Text Box 183" svg:x="0.5807in" svg:y="0.0366in" svg:width="0.0697in" svg:height="0.1768in" style:rel-width="scale" style:rel-height="scale"><draw:text-box><text:p text:style-name="Normal"><text:span text:style-name="T485">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486">−</text:span></text:p></draw:text-box><svg:title/><svg:desc/></draw:frame><draw:frame draw:id="id72" draw:style-name="a72" draw:name="Text Box 186" svg:x="0.53883in" svg:y="0.23388in" svg:width="0.075in" svg:height="0.17569in" style:rel-width="scale" style:rel-height="scale"><draw:text-box><text:p text:style-name="Normal"><text:span text:style-name="T487">k</text:span></text:p></draw:text-box><svg:title/><svg:desc/></draw:frame><draw:frame draw:id="id73" draw:style-name="a73" draw:name="Text Box 187" svg:x="0.6209in" svg:y="0.2154in" svg:width="0.0469in" svg:height="0.1894in" style:rel-width="scale" style:rel-height="scale"><draw:text-box><text:p text:style-name="Normal"><text:span text:style-name="T488">!</text:span></text:p></draw:text-box><svg:title/><svg:desc/></draw:frame><draw:frame draw:id="id74" draw:style-name="a74" draw:name="Text Box 188" svg:x="0.79814in" svg:y="0.05279in" svg:width="0.10208in" svg:height="0.24583in" style:rel-width="scale" style:rel-height="scale"><draw:text-box><text:p text:style-name="Normal"><text:span text:style-name="T489"></text:span></text:p></draw:text-box><svg:title/><svg:desc/></draw:frame><draw:frame draw:id="id75" draw:style-name="a75" draw:name="Text Box 189" svg:x="0.8484in" svg:y="0.1055in" svg:width="0.078in" svg:height="0.1768in" style:rel-width="scale" style:rel-height="scale"><draw:text-box><text:p text:style-name="Normal"><text:span text:style-name="T490">1</text:span></text:p></draw:text-box><svg:title/><svg:desc/></draw:frame><draw:frame draw:id="id76" draw:style-name="a76" draw:name="Text Box 190" svg:x="0.9261in" svg:y="0.09289in" svg:width="0.15417in" svg:height="0.18681in" style:rel-width="scale" style:rel-height="scale"><draw:text-box><text:p text:style-name="Normal"><text:span text:style-name="T491">−</text:span></text:p></draw:text-box><svg:title/><svg:desc/></draw:frame><draw:frame draw:id="id77" draw:style-name="a77" draw:name="Text Box 191" svg:x="1.1083in" svg:y="0.1055in" svg:width="0.078in" svg:height="0.1768in" style:rel-width="scale" style:rel-height="scale"><draw:text-box><text:p text:style-name="Normal"><text:span text:style-name="T492">q</text:span></text:p></draw:text-box><svg:title/><svg:desc/></draw:frame><draw:frame draw:id="id78" draw:style-name="a78" draw:name="Text Box 192" svg:x="1.19532in" svg:y="0.09289in" svg:width="0.05903in" svg:height="0.18681in" style:rel-width="scale" style:rel-height="scale"><draw:text-box><text:p text:style-name="Normal"><text:span text:style-name="T493">/</text:span></text:p></draw:text-box><svg:title/><svg:desc/></draw:frame><draw:frame draw:id="id79" draw:style-name="a79" draw:name="Text Box 193" svg:x="1.2846in" svg:y="0.1055in" svg:width="0.078in" svg:height="0.1768in" style:rel-width="scale" style:rel-height="scale"><draw:text-box><text:p text:style-name="Normal"><text:span text:style-name="T494">p</text:span></text:p></draw:text-box><svg:title/><svg:desc/></draw:frame><draw:frame draw:id="id80" draw:style-name="a80" draw:name="Text Box 194" svg:x="1.36216in" svg:y="0.09289in" svg:width="0.07778in" svg:height="0.18681in" style:rel-width="scale" style:rel-height="scale"><draw:text-box><text:p text:style-name="Normal"><text:span text:style-name="T495"></text:span></text:p></draw:text-box><svg:title/><svg:desc/></draw:frame><draw:frame draw:id="id81" draw:style-name="a81" draw:name="Text Box 195" svg:x="1.40385in" svg:y="0.07439in" svg:width="0.04583in" svg:height="0.11042in" style:rel-width="scale" style:rel-height="scale"><draw:text-box><text:p text:style-name="Normal"><text:span text:style-name="T496"></text:span></text:p></draw:text-box><svg:title/><svg:desc/></draw:frame><draw:frame draw:id="id82" draw:style-name="a82" draw:name="Text Box 196" svg:x="1.4457in" svg:y="0.0783in" svg:width="0.037in" svg:height="0.1071in" style:rel-width="scale" style:rel-height="scale"><draw:text-box><text:p text:style-name="Normal"><text:span text:style-name="T497">z</text:span></text:p></draw:text-box><svg:title/><svg:desc/></draw:frame><draw:frame draw:id="id83" draw:style-name="a83" draw:name="Text Box 197" svg:x="1.48692in" svg:y="0.07439in" svg:width="0.04514in" svg:height="0.11042in" style:rel-width="scale" style:rel-height="scale"><draw:text-box><text:p text:style-name="Normal"><text:span text:style-name="T498">−</text:span></text:p></draw:text-box><svg:title/><svg:desc/></draw:frame><draw:frame draw:id="id84" draw:style-name="a84" draw:name="Text Box 198" svg:x="1.5709in" svg:y="0.0783in" svg:width="0.0425in" svg:height="0.1071in" style:rel-width="scale" style:rel-height="scale"><draw:text-box><text:p text:style-name="Normal"><text:span text:style-name="T499">k</text:span></text:p></draw:text-box><svg:title/><svg:desc/></draw:frame><draw:frame draw:id="id85" draw:style-name="a85" draw:name="Text Box 199" svg:x="1.62148in" svg:y="0.07439in" svg:width="0.04583in" svg:height="0.11042in" style:rel-width="scale" style:rel-height="scale"><draw:text-box><text:p text:style-name="Normal"><text:span text:style-name="T500"></text:span></text:p></draw:text-box><svg:title/><svg:desc/></draw:frame><draw:frame draw:id="id86" draw:style-name="a86" draw:name="Text Box 200" svg:x="1.65377in" svg:y="0.05279in" svg:width="0.10208in" svg:height="0.24583in" style:rel-width="scale" style:rel-height="scale"><draw:text-box><text:p text:style-name="Normal"><text:span text:style-name="T501"></text:span></text:p></draw:text-box><svg:title/><svg:desc/></draw:frame></draw:g></text:span></text:p>
      <text:p text:style-name="P502"/>
      <text:p text:style-name="P503">Dikonversi ke bahasa program C …</text:p>
      <text:p text:style-name="P504"/>
      <text:p text:style-name="P505"><text:span text:style-name="T506"><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507">#include &lt;math.h&gt;</text:span></text:p></draw:text-box><svg:title/><svg:desc/></draw:frame><draw:frame draw:id="id89" draw:style-name="a89" draw:name="Text Box 203" svg:x="0in" svg:y="0.1264in" svg:width="3.335in" svg:height="0.1268in" style:rel-width="scale" style:rel-height="scale"><draw:text-box><text:p text:style-name="Normal"><text:span text:style-name="T508">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509">{</text:span></text:p></draw:text-box><svg:title/><svg:desc/></draw:frame><draw:frame draw:id="id91" draw:style-name="a91" draw:name="Text Box 205" svg:x="0in" svg:y="0.378in" svg:width="1.535in" svg:height="0.1268in" style:rel-width="scale" style:rel-height="scale"><draw:text-box><text:p text:style-name="Normal"><text:span text:style-name="T510"><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511"><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512"><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513"><text:s text:c="4"/>int i, k;</text:span></text:p></draw:text-box><svg:title/><svg:desc/></draw:frame><draw:frame draw:id="id95" draw:style-name="a95" draw:name="Text Box 209" svg:x="0in" svg:y="0.8807in" svg:width="1.8685in" svg:height="0.1268in" style:rel-width="scale" style:rel-height="scale"><draw:text-box><text:p text:style-name="Normal"><text:span text:style-name="T514"><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515"><text:s text:c="4"/>{</text:span></text:p></draw:text-box><svg:title/><svg:desc/></draw:frame><draw:frame draw:id="id97" draw:style-name="a97" draw:name="Text Box 211" svg:x="0in" svg:y="1.1319in" svg:width="2.535in" svg:height="0.1268in" style:rel-width="scale" style:rel-height="scale"><draw:text-box><text:p text:style-name="Normal"><text:span text:style-name="T516"><text:s text:c="8"/>double poisson =<text:s/></text:span><text:span text:style-name="T517">exp(-lambda);</text:span></text:p></draw:text-box><svg:title/><svg:desc/></draw:frame><draw:frame draw:id="id98" draw:style-name="a98" draw:name="Text Box 212" svg:x="0in" svg:y="1.2571in" svg:width="2.135in" svg:height="0.1268in" style:rel-width="scale" style:rel-height="scale"><draw:text-box><text:p text:style-name="Normal"><text:span text:style-name="T518"><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519"><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520"><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521"><text:s text:c="4"/>}</text:span></text:p></draw:text-box><svg:title/><svg:desc/></draw:frame><draw:frame draw:id="id102" draw:style-name="a102" draw:name="Text Box 216" svg:x="0in" svg:y="1.7598in" svg:width="1.0016in" svg:height="0.1268in" style:rel-width="scale" style:rel-height="scale"><draw:text-box><text:p text:style-name="Normal"><text:span text:style-name="T522"><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523">}</text:span></text:p></draw:text-box><svg:title/><svg:desc/></draw:frame></draw:g></text:span></text:p>
      <text:p text:style-name="P524"/>
      <text:p text:style-name="P525">Jika kita jalankan kode berikut, kita dapat melihat kemungkinan penurunan secara<text:s/>exponensial pada nilai z.</text:p>
      <text:p text:style-name="P526"/>
      <text:p text:style-name="P527"><text:span text:style-name="T528"><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529">q=0.1</text:span></text:p></draw:text-box><svg:title/><svg:desc/></draw:frame><draw:frame draw:id="id106" draw:style-name="a106" draw:name="Text Box 220" svg:x="0in" svg:y="0.1252in" svg:width="1.2016in" svg:height="0.1268in" style:rel-width="scale" style:rel-height="scale"><draw:text-box><text:p text:style-name="Normal"><text:span text:style-name="T530">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531">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532">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533">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534">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535">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536">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537">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538">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539">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540">z=10<text:s/></text:span><text:span text:style-name="T541"><text:s text:c="2"/>P=0.0000012</text:span></text:p></draw:text-box><svg:title/><svg:desc/></draw:frame><draw:frame draw:id="id117" draw:style-name="a117" draw:name="Text Box 231" svg:x="0in" svg:y="1.6484in" svg:width="0.335in" svg:height="0.1268in" style:rel-width="scale" style:rel-height="scale"><draw:text-box><text:p text:style-name="Normal"><text:span text:style-name="T542">q=0.3</text:span></text:p></draw:text-box><svg:title/><svg:desc/></draw:frame><draw:frame draw:id="id118" draw:style-name="a118" draw:name="Text Box 232" svg:x="0in" svg:y="1.7736in" svg:width="1.2016in" svg:height="0.1268in" style:rel-width="scale" style:rel-height="scale"><draw:text-box><text:p text:style-name="Normal"><text:span text:style-name="T543">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544">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545">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546">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547">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548">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549">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550">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551">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552">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553">z=50 <text:s text:c="2"/></text:span><text:span text:style-name="T554">P=0.0000006</text:span></text:p></draw:text-box><svg:title/><svg:desc/></draw:frame></draw:g></text:span></text:p>
      <text:p text:style-name="P555"/>
      <text:p text:style-name="P556">Dengan menyelesaikan P kurang daripada 0.1%...</text:p>
      <text:p text:style-name="P557"/>
      <text:p text:style-name="P558"><text:span text:style-name="T559"><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60">P &lt; 0.001</text:span></text:p></draw:text-box><svg:title/><svg:desc/></draw:frame><draw:frame draw:id="id131" draw:style-name="a131" draw:name="Text Box 245" svg:x="0in" svg:y="0.1264in" svg:width="0.8016in" svg:height="0.1268in" style:rel-width="scale" style:rel-height="scale"><draw:text-box><text:p text:style-name="Normal"><text:span text:style-name="T561">q=0.10 <text:s text:c="2"/>z=5</text:span></text:p></draw:text-box><svg:title/><svg:desc/></draw:frame><draw:frame draw:id="id132" draw:style-name="a132" draw:name="Text Box 246" svg:x="0in" svg:y="0.2516in" svg:width="0.8016in" svg:height="0.1268in" style:rel-width="scale" style:rel-height="scale"><draw:text-box><text:p text:style-name="Normal"><text:span text:style-name="T562">q=0.15 <text:s text:c="2"/>z=8</text:span></text:p></draw:text-box><svg:title/><svg:desc/></draw:frame><draw:frame draw:id="id133" draw:style-name="a133" draw:name="Text Box 247" svg:x="0in" svg:y="0.378in" svg:width="0.8685in" svg:height="0.1268in" style:rel-width="scale" style:rel-height="scale"><draw:text-box><text:p text:style-name="Normal"><text:span text:style-name="T563">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64">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65">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66">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67">q=0.40 <text:s text:c="2"/>z=89</text:span></text:p></draw:text-box><svg:title/><svg:desc/></draw:frame><draw:frame draw:id="id138" draw:style-name="a138" draw:name="Text Box 252" svg:x="0in" svg:y="1.0055in" svg:width="0.935in" svg:height="0.1268in" style:rel-width="scale" style:rel-height="scale"><draw:text-box><text:p text:style-name="Normal"><text:span text:style-name="T568">q=0.45 <text:s text:c="2"/>z=340</text:span></text:p></draw:text-box><svg:title/><svg:desc/></draw:frame></draw:g></text:span></text:p>
      <text:h text:style-name="P569" text:outline-level="2">12. <text:s text:c="3"/>Kesimpulan</text:h>
      <text:p text:style-name="P570"><text:span text:style-name="T571">Kami telah mengajukan sebuah<text:s/></text:span><text:span text:style-name="T572">sistem transaksi elektronik tanpa perlu bergantung pada kepercayaan. Kami memulai dengan kerangka kerja koin seperti biasa yang terdiri dari tandatangan digital, yang menyediakan kendali yang kuat atas kepemilikan, tapi tetap tidak lengkap tanpa suatu cara</text:span><text:span text:style-name="T573"><text:s/>untuk mencegah<text:s/></text:span><text:span text:style-name="T574">double-spending</text:span><text:span text:style-name="T575">. Untuk mengatasi hal ini, kami mengajukan jaringan<text:s/></text:span><text:span text:style-name="T576">peer-to-peer</text:span><text:span text:style-name="T577"><text:s/>dengan<text:s/></text:span><text:span text:style-name="T578">proof-of-work</text:span><text:span text:style-name="T579"><text:s/>untuk mencatat histori publik dari transaksi-transaksi yang dengan segera secara komputasi akan menjadi tidak mudah untuk diubah oleh penye</text:span><text:span text:style-name="T580">rang jika titik-titik komputasi yang jujur mengendalikan mayoritas kekuatan komputasi. Kesederhanaan struktur menjadikan jaringan ini kuat. Semua titik komputasi bekerja secara bersamaan dengan sedikit koordinasi. Mereka tidak perlu teridentifikasi, karena</text:span><text:span text:style-name="T581"><text:s/>pesan tidak disalurkan kepada tujuan tertentu dan hanya perlu disampaikan dengan dasar usaha terbaik (</text:span><text:span text:style-name="T582">best effort basis</text:span><text:span text:style-name="T583">). Titik-titik dapat meninggalkan jaringan dan bergabung kembali sesukanya, menerima rantai<text:s/></text:span><text:span text:style-name="T584">proof-of-work</text:span><text:span text:style-name="T585"><text:s/>sebagai bukti atas apa yang te</text:span><text:span text:style-name="T586">rjadi saat mereka tidak tergabung dengan jaringan. Mereka memberikan suara dengan kekuatan komputasi, menunjukkan persetujuan atas blok yang sah dengan meneruskan pemanjangan blok tersebut dan menolak blok yang tidak sah dengan tidak mengolah nya. <text:s/>Setiap<text:s/></text:span><text:span text:style-name="T587">aturan dan insentif yang diperlukan dapat ditegakkan dengan mekanisme yang sudah dimufakati (</text:span><text:span text:style-name="T588">consensus mechanism</text:span><text:span text:style-name="T589">) ini.</text:span></text:p>
      <text:p text:style-name="P590"/>
      <text:p text:style-name="P591"/>
      <text:h text:style-name="P592" text:outline-level="2">Referensi</text:h>
      <text:list text:style-name="Numbering2">
        <text:list-item text:start-value="1">
          <text:p text:style-name="P593">W. Dai, "b-money," http://www.weidai.com/bmoney.txt, 1998.</text:p>
        </text:list-item>
        <text:list-item>
          <text:p text:style-name="P594"><text:span text:style-name="T595">H. Massias, X.S. Avila, and J.-J. Quisquater, "Design of a<text:s/></text:span><text:span text:style-name="T596">secure timestamping service with minimal trust requirements," In<text:s/></text:span><text:span text:style-name="T597">20th Symposium on Information Theory in the Benelux</text:span><text:span text:style-name="T598">, May 1999.</text:span></text:p>
        </text:list-item>
        <text:list-item>
          <text:p text:style-name="P599"><text:span text:style-name="T600">S. Haber, W.S. Stornetta, "How to time-stamp a digital document," In<text:s/></text:span><text:span text:style-name="T601">Journal of Cryptology</text:span><text:span text:style-name="T602">, vol 3, no 2, pages 99-111, 1991.</text:span></text:p>
        </text:list-item>
        <text:list-item>
          <text:p text:style-name="P603"><text:span text:style-name="T604">D.<text:s/></text:span><text:span text:style-name="T605">Bayer, S. Haber, W.S. Stornetta, "Improving the efficiency and reliability of digital time-stamping,"<text:s/></text:span><text:span text:style-name="T606">In Sequences II: Methods in Communication, Security and Computer Science</text:span><text:span text:style-name="T607">, pages 329-334, 1993.</text:span></text:p>
        </text:list-item>
        <text:list-item>
          <text:p text:style-name="P608"><text:span text:style-name="T609">S. Haber, W.S. Stornetta, "Secure names for bit-strings," I</text:span><text:span text:style-name="T610">n<text:s/></text:span><text:span text:style-name="T611">Proceedings of the 4th ACM Conference on Computer and Communications Security</text:span><text:span text:style-name="T612">, pages 28-35, April 1997.</text:span></text:p>
        </text:list-item>
        <text:list-item>
          <text:p text:style-name="P613"><text:span text:style-name="T614">A. Back, "Hashcash - a denial of service counter-measure,"<text:s/></text:span><text:span text:style-name="T615"><text:line-break/></text:span><text:span text:style-name="T616">http://www.</text:span><text:span text:style-name="T617">hash</text:span><text:span text:style-name="T618">cash.org/papers/</text:span><text:span text:style-name="T619">hash</text:span><text:span text:style-name="T620">cash.pdf, 2002.</text:span></text:p>
        </text:list-item>
        <text:list-item>
          <text:p text:style-name="P621"><text:span text:style-name="T622"><text:s/>R.C. Merkle, "Protocols for<text:s/></text:span><text:span text:style-name="T623">public key cryptosystems," In Proc.<text:s/></text:span><text:span text:style-name="T624">1980 Symposium on Security and Privacy</text:span><text:span text:style-name="T625">, IEEE Computer Society, pages 122-133, April 1980.</text:span></text:p>
        </text:list-item>
        <text:list-item>
          <text:p text:style-name="P626"><text:span text:style-name="T627">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6T15:39:00Z</dc:date>
    <meta:template xlink:href="Normal.dotm" xlink:type="simple"/>
    <meta:editing-cycles>139</meta:editing-cycles>
    <meta:editing-duration>PT26520S</meta:editing-duration>
    <meta:document-statistic meta:page-count="10" meta:paragraph-count="52" meta:word-count="3914" meta:character-count="26175" meta:row-count="185" meta:non-whitespace-character-count="22313"/>
  </office:meta>
</office:document-meta>
</file>